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racked-changes>
        <table:cell-content-change table:id="ct1">
          <table:cell-address table:column="6" table:row="2" table:table="2"/>
          <office:change-info>
            <dc:creator>frederik </dc:creator>
            <dc:date>2014-12-10T23:01:36.841608297</dc:date>
          </office:change-info>
          <table:previous>
            <table:change-track-table-cell/>
          </table:previous>
        </table:cell-content-change>
        <table:cell-content-change table:id="ct2">
          <table:cell-address table:column="7" table:row="2" table:table="2"/>
          <office:change-info>
            <dc:creator>frederik </dc:creator>
            <dc:date>2014-12-10T23:01:40.991746630</dc:date>
          </office:change-info>
          <table:previous>
            <table:change-track-table-cell/>
          </table:previous>
        </table:cell-content-change>
        <table:cell-content-change table:id="ct3">
          <table:cell-address table:column="8" table:row="2" table:table="2"/>
          <office:change-info>
            <dc:creator>frederik </dc:creator>
            <dc:date>2014-12-10T23:01:43.954249308</dc:date>
          </office:change-info>
          <table:previous>
            <table:change-track-table-cell/>
          </table:previous>
        </table:cell-content-change>
        <table:cell-content-change table:id="ct4">
          <table:cell-address table:column="9" table:row="2" table:table="2"/>
          <office:change-info>
            <dc:creator>frederik </dc:creator>
            <dc:date>2014-12-10T23:01:46.339803760</dc:date>
          </office:change-info>
          <table:previous>
            <table:change-track-table-cell/>
          </table:previous>
        </table:cell-content-change>
        <table:cell-content-change table:id="ct5">
          <table:cell-address table:column="6" table:row="3" table:table="2"/>
          <office:change-info>
            <dc:creator>frederik </dc:creator>
            <dc:date>2014-12-10T23:01:51.550312418</dc:date>
          </office:change-info>
          <table:previous>
            <table:change-track-table-cell/>
          </table:previous>
        </table:cell-content-change>
        <table:cell-content-change table:id="ct6">
          <table:cell-address table:column="6" table:row="4" table:table="2"/>
          <office:change-info>
            <dc:creator>frederik </dc:creator>
            <dc:date>2014-12-10T23:01:51.550346710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5" table:table="2"/>
          <office:change-info>
            <dc:creator>frederik </dc:creator>
            <dc:date>2014-12-10T23:01:51.550364321</dc:date>
          </office:change-info>
          <table:previous>
            <table:change-track-table-cell/>
          </table:previous>
        </table:cell-content-change>
        <table:cell-content-change table:id="ct8">
          <table:cell-address table:column="6" table:row="6" table:table="2"/>
          <office:change-info>
            <dc:creator>frederik </dc:creator>
            <dc:date>2014-12-10T23:01:51.550383680</dc:date>
          </office:change-info>
          <table:previous>
            <table:change-track-table-cell/>
          </table:previous>
        </table:cell-content-change>
        <table:cell-content-change table:id="ct9">
          <table:cell-address table:column="6" table:row="7" table:table="2"/>
          <office:change-info>
            <dc:creator>frederik </dc:creator>
            <dc:date>2014-12-10T23:01:51.550404560</dc:date>
          </office:change-info>
          <table:previous>
            <table:change-track-table-cell/>
          </table:previous>
        </table:cell-content-change>
        <table:cell-content-change table:id="ct10">
          <table:cell-address table:column="6" table:row="8" table:table="2"/>
          <office:change-info>
            <dc:creator>frederik </dc:creator>
            <dc:date>2014-12-10T23:01:51.550431611</dc:date>
          </office:change-info>
          <table:previous>
            <table:change-track-table-cell/>
          </table:previous>
        </table:cell-content-change>
        <table:cell-content-change table:id="ct11">
          <table:cell-address table:column="6" table:row="9" table:table="2"/>
          <office:change-info>
            <dc:creator>frederik </dc:creator>
            <dc:date>2014-12-10T23:01:51.550460711</dc:date>
          </office:change-info>
          <table:previous>
            <table:change-track-table-cell/>
          </table:previous>
        </table:cell-content-change>
        <table:cell-content-change table:id="ct12">
          <table:cell-address table:column="6" table:row="10" table:table="2"/>
          <office:change-info>
            <dc:creator>frederik </dc:creator>
            <dc:date>2014-12-10T23:01:51.550481844</dc:date>
          </office:change-info>
          <table:previous>
            <table:change-track-table-cell/>
          </table:previous>
        </table:cell-content-change>
        <table:cell-content-change table:id="ct13">
          <table:cell-address table:column="6" table:row="11" table:table="2"/>
          <office:change-info>
            <dc:creator>frederik </dc:creator>
            <dc:date>2014-12-10T23:01:51.550502099</dc:date>
          </office:change-info>
          <table:previous>
            <table:change-track-table-cell/>
          </table:previous>
        </table:cell-content-change>
        <table:cell-content-change table:id="ct14">
          <table:cell-address table:column="6" table:row="12" table:table="2"/>
          <office:change-info>
            <dc:creator>frederik </dc:creator>
            <dc:date>2014-12-10T23:01:51.550521563</dc:date>
          </office:change-info>
          <table:previous>
            <table:change-track-table-cell/>
          </table:previous>
        </table:cell-content-change>
        <table:cell-content-change table:id="ct15">
          <table:cell-address table:column="6" table:row="13" table:table="2"/>
          <office:change-info>
            <dc:creator>frederik </dc:creator>
            <dc:date>2014-12-10T23:01:51.550541402</dc:date>
          </office:change-info>
          <table:previous>
            <table:change-track-table-cell/>
          </table:previous>
        </table:cell-content-change>
        <table:cell-content-change table:id="ct16">
          <table:cell-address table:column="6" table:row="14" table:table="2"/>
          <office:change-info>
            <dc:creator>frederik </dc:creator>
            <dc:date>2014-12-10T23:01:51.550561533</dc:date>
          </office:change-info>
          <table:previous>
            <table:change-track-table-cell/>
          </table:previous>
        </table:cell-content-change>
        <table:cell-content-change table:id="ct17">
          <table:cell-address table:column="6" table:row="15" table:table="2"/>
          <office:change-info>
            <dc:creator>frederik </dc:creator>
            <dc:date>2014-12-10T23:01:51.550581696</dc:date>
          </office:change-info>
          <table:previous>
            <table:change-track-table-cell/>
          </table:previous>
        </table:cell-content-change>
        <table:cell-content-change table:id="ct18">
          <table:cell-address table:column="6" table:row="16" table:table="2"/>
          <office:change-info>
            <dc:creator>frederik </dc:creator>
            <dc:date>2014-12-10T23:01:51.550601921</dc:date>
          </office:change-info>
          <table:previous>
            <table:change-track-table-cell/>
          </table:previous>
        </table:cell-content-change>
        <table:cell-content-change table:id="ct19">
          <table:cell-address table:column="6" table:row="17" table:table="2"/>
          <office:change-info>
            <dc:creator>frederik </dc:creator>
            <dc:date>2014-12-10T23:01:51.550621065</dc:date>
          </office:change-info>
          <table:previous>
            <table:change-track-table-cell/>
          </table:previous>
        </table:cell-content-change>
        <table:cell-content-change table:id="ct20">
          <table:cell-address table:column="6" table:row="18" table:table="2"/>
          <office:change-info>
            <dc:creator>frederik </dc:creator>
            <dc:date>2014-12-10T23:01:51.550640733</dc:date>
          </office:change-info>
          <table:previous>
            <table:change-track-table-cell/>
          </table:previous>
        </table:cell-content-change>
        <table:cell-content-change table:id="ct21">
          <table:cell-address table:column="6" table:row="19" table:table="2"/>
          <office:change-info>
            <dc:creator>frederik </dc:creator>
            <dc:date>2014-12-10T23:01:51.550662824</dc:date>
          </office:change-info>
          <table:previous>
            <table:change-track-table-cell/>
          </table:previous>
        </table:cell-content-change>
        <table:cell-content-change table:id="ct22">
          <table:cell-address table:column="7" table:row="3" table:table="2"/>
          <office:change-info>
            <dc:creator>frederik </dc:creator>
            <dc:date>2014-12-10T23:01:51.550708814</dc:date>
          </office:change-info>
          <table:previous>
            <table:change-track-table-cell/>
          </table:previous>
        </table:cell-content-change>
        <table:cell-content-change table:id="ct23">
          <table:cell-address table:column="7" table:row="4" table:table="2"/>
          <office:change-info>
            <dc:creator>frederik </dc:creator>
            <dc:date>2014-12-10T23:01:51.550728555</dc:date>
          </office:change-info>
          <table:previous>
            <table:change-track-table-cell/>
          </table:previous>
        </table:cell-content-change>
        <table:cell-content-change table:id="ct24">
          <table:cell-address table:column="7" table:row="5" table:table="2"/>
          <office:change-info>
            <dc:creator>frederik </dc:creator>
            <dc:date>2014-12-10T23:01:51.550747032</dc:date>
          </office:change-info>
          <table:previous>
            <table:change-track-table-cell/>
          </table:previous>
        </table:cell-content-change>
        <table:cell-content-change table:id="ct25">
          <table:cell-address table:column="7" table:row="6" table:table="2"/>
          <office:change-info>
            <dc:creator>frederik </dc:creator>
            <dc:date>2014-12-10T23:01:51.550764192</dc:date>
          </office:change-info>
          <table:previous>
            <table:change-track-table-cell/>
          </table:previous>
        </table:cell-content-change>
        <table:cell-content-change table:id="ct26">
          <table:cell-address table:column="7" table:row="7" table:table="2"/>
          <office:change-info>
            <dc:creator>frederik </dc:creator>
            <dc:date>2014-12-10T23:01:51.550776252</dc:date>
          </office:change-info>
          <table:previous>
            <table:change-track-table-cell/>
          </table:previous>
        </table:cell-content-change>
        <table:cell-content-change table:id="ct27">
          <table:cell-address table:column="7" table:row="8" table:table="2"/>
          <office:change-info>
            <dc:creator>frederik </dc:creator>
            <dc:date>2014-12-10T23:01:51.550788013</dc:date>
          </office:change-info>
          <table:previous>
            <table:change-track-table-cell/>
          </table:previous>
        </table:cell-content-change>
        <table:cell-content-change table:id="ct28">
          <table:cell-address table:column="7" table:row="9" table:table="2"/>
          <office:change-info>
            <dc:creator>frederik </dc:creator>
            <dc:date>2014-12-10T23:01:51.550799658</dc:date>
          </office:change-info>
          <table:previous>
            <table:change-track-table-cell/>
          </table:previous>
        </table:cell-content-change>
        <table:cell-content-change table:id="ct29">
          <table:cell-address table:column="7" table:row="10" table:table="2"/>
          <office:change-info>
            <dc:creator>frederik </dc:creator>
            <dc:date>2014-12-10T23:01:51.550811556</dc:date>
          </office:change-info>
          <table:previous>
            <table:change-track-table-cell/>
          </table:previous>
        </table:cell-content-change>
        <table:cell-content-change table:id="ct30">
          <table:cell-address table:column="7" table:row="11" table:table="2"/>
          <office:change-info>
            <dc:creator>frederik </dc:creator>
            <dc:date>2014-12-10T23:01:51.550831797</dc:date>
          </office:change-info>
          <table:previous>
            <table:change-track-table-cell/>
          </table:previous>
        </table:cell-content-change>
        <table:cell-content-change table:id="ct31">
          <table:cell-address table:column="7" table:row="12" table:table="2"/>
          <office:change-info>
            <dc:creator>frederik </dc:creator>
            <dc:date>2014-12-10T23:01:51.550846511</dc:date>
          </office:change-info>
          <table:previous>
            <table:change-track-table-cell/>
          </table:previous>
        </table:cell-content-change>
        <table:cell-content-change table:id="ct32">
          <table:cell-address table:column="7" table:row="13" table:table="2"/>
          <office:change-info>
            <dc:creator>frederik </dc:creator>
            <dc:date>2014-12-10T23:01:51.550858402</dc:date>
          </office:change-info>
          <table:previous>
            <table:change-track-table-cell/>
          </table:previous>
        </table:cell-content-change>
        <table:cell-content-change table:id="ct33">
          <table:cell-address table:column="7" table:row="14" table:table="2"/>
          <office:change-info>
            <dc:creator>frederik </dc:creator>
            <dc:date>2014-12-10T23:01:51.550869932</dc:date>
          </office:change-info>
          <table:previous>
            <table:change-track-table-cell/>
          </table:previous>
        </table:cell-content-change>
        <table:cell-content-change table:id="ct34">
          <table:cell-address table:column="7" table:row="15" table:table="2"/>
          <office:change-info>
            <dc:creator>frederik </dc:creator>
            <dc:date>2014-12-10T23:01:51.550881671</dc:date>
          </office:change-info>
          <table:previous>
            <table:change-track-table-cell/>
          </table:previous>
        </table:cell-content-change>
        <table:cell-content-change table:id="ct35">
          <table:cell-address table:column="7" table:row="16" table:table="2"/>
          <office:change-info>
            <dc:creator>frederik </dc:creator>
            <dc:date>2014-12-10T23:01:51.550893419</dc:date>
          </office:change-info>
          <table:previous>
            <table:change-track-table-cell/>
          </table:previous>
        </table:cell-content-change>
        <table:cell-content-change table:id="ct36">
          <table:cell-address table:column="7" table:row="17" table:table="2"/>
          <office:change-info>
            <dc:creator>frederik </dc:creator>
            <dc:date>2014-12-10T23:01:51.550905162</dc:date>
          </office:change-info>
          <table:previous>
            <table:change-track-table-cell/>
          </table:previous>
        </table:cell-content-change>
        <table:cell-content-change table:id="ct37">
          <table:cell-address table:column="7" table:row="18" table:table="2"/>
          <office:change-info>
            <dc:creator>frederik </dc:creator>
            <dc:date>2014-12-10T23:01:51.550916716</dc:date>
          </office:change-info>
          <table:previous>
            <table:change-track-table-cell/>
          </table:previous>
        </table:cell-content-change>
        <table:cell-content-change table:id="ct38">
          <table:cell-address table:column="7" table:row="19" table:table="2"/>
          <office:change-info>
            <dc:creator>frederik </dc:creator>
            <dc:date>2014-12-10T23:01:51.550928314</dc:date>
          </office:change-info>
          <table:previous>
            <table:change-track-table-cell/>
          </table:previous>
        </table:cell-content-change>
        <table:cell-content-change table:id="ct39">
          <table:cell-address table:column="8" table:row="3" table:table="2"/>
          <office:change-info>
            <dc:creator>frederik </dc:creator>
            <dc:date>2014-12-10T23:01:51.550954789</dc:date>
          </office:change-info>
          <table:previous>
            <table:change-track-table-cell/>
          </table:previous>
        </table:cell-content-change>
        <table:cell-content-change table:id="ct40">
          <table:cell-address table:column="8" table:row="4" table:table="2"/>
          <office:change-info>
            <dc:creator>frederik </dc:creator>
            <dc:date>2014-12-10T23:01:51.550966679</dc:date>
          </office:change-info>
          <table:previous>
            <table:change-track-table-cell/>
          </table:previous>
        </table:cell-content-change>
        <table:cell-content-change table:id="ct41">
          <table:cell-address table:column="8" table:row="5" table:table="2"/>
          <office:change-info>
            <dc:creator>frederik </dc:creator>
            <dc:date>2014-12-10T23:01:51.550978299</dc:date>
          </office:change-info>
          <table:previous>
            <table:change-track-table-cell/>
          </table:previous>
        </table:cell-content-change>
        <table:cell-content-change table:id="ct42">
          <table:cell-address table:column="8" table:row="6" table:table="2"/>
          <office:change-info>
            <dc:creator>frederik </dc:creator>
            <dc:date>2014-12-10T23:01:51.550989861</dc:date>
          </office:change-info>
          <table:previous>
            <table:change-track-table-cell/>
          </table:previous>
        </table:cell-content-change>
        <table:cell-content-change table:id="ct43">
          <table:cell-address table:column="8" table:row="7" table:table="2"/>
          <office:change-info>
            <dc:creator>frederik </dc:creator>
            <dc:date>2014-12-10T23:01:51.551001415</dc:date>
          </office:change-info>
          <table:previous>
            <table:change-track-table-cell/>
          </table:previous>
        </table:cell-content-change>
        <table:cell-content-change table:id="ct44">
          <table:cell-address table:column="8" table:row="8" table:table="2"/>
          <office:change-info>
            <dc:creator>frederik </dc:creator>
            <dc:date>2014-12-10T23:01:51.551013346</dc:date>
          </office:change-info>
          <table:previous>
            <table:change-track-table-cell/>
          </table:previous>
        </table:cell-content-change>
        <table:cell-content-change table:id="ct45">
          <table:cell-address table:column="8" table:row="9" table:table="2"/>
          <office:change-info>
            <dc:creator>frederik </dc:creator>
            <dc:date>2014-12-10T23:01:51.551024925</dc:date>
          </office:change-info>
          <table:previous>
            <table:change-track-table-cell/>
          </table:previous>
        </table:cell-content-change>
        <table:cell-content-change table:id="ct46">
          <table:cell-address table:column="8" table:row="10" table:table="2"/>
          <office:change-info>
            <dc:creator>frederik </dc:creator>
            <dc:date>2014-12-10T23:01:51.551036515</dc:date>
          </office:change-info>
          <table:previous>
            <table:change-track-table-cell/>
          </table:previous>
        </table:cell-content-change>
        <table:cell-content-change table:id="ct47">
          <table:cell-address table:column="8" table:row="11" table:table="2"/>
          <office:change-info>
            <dc:creator>frederik </dc:creator>
            <dc:date>2014-12-10T23:01:51.551048180</dc:date>
          </office:change-info>
          <table:previous>
            <table:change-track-table-cell/>
          </table:previous>
        </table:cell-content-change>
        <table:cell-content-change table:id="ct48">
          <table:cell-address table:column="8" table:row="12" table:table="2"/>
          <office:change-info>
            <dc:creator>frederik </dc:creator>
            <dc:date>2014-12-10T23:01:51.551059756</dc:date>
          </office:change-info>
          <table:previous>
            <table:change-track-table-cell/>
          </table:previous>
        </table:cell-content-change>
        <table:cell-content-change table:id="ct49">
          <table:cell-address table:column="8" table:row="13" table:table="2"/>
          <office:change-info>
            <dc:creator>frederik </dc:creator>
            <dc:date>2014-12-10T23:01:51.551071451</dc:date>
          </office:change-info>
          <table:previous>
            <table:change-track-table-cell/>
          </table:previous>
        </table:cell-content-change>
        <table:cell-content-change table:id="ct50">
          <table:cell-address table:column="8" table:row="14" table:table="2"/>
          <office:change-info>
            <dc:creator>frederik </dc:creator>
            <dc:date>2014-12-10T23:01:51.551083321</dc:date>
          </office:change-info>
          <table:previous>
            <table:change-track-table-cell/>
          </table:previous>
        </table:cell-content-change>
        <table:cell-content-change table:id="ct51">
          <table:cell-address table:column="8" table:row="15" table:table="2"/>
          <office:change-info>
            <dc:creator>frederik </dc:creator>
            <dc:date>2014-12-10T23:01:51.551095056</dc:date>
          </office:change-info>
          <table:previous>
            <table:change-track-table-cell/>
          </table:previous>
        </table:cell-content-change>
        <table:cell-content-change table:id="ct52">
          <table:cell-address table:column="8" table:row="16" table:table="2"/>
          <office:change-info>
            <dc:creator>frederik </dc:creator>
            <dc:date>2014-12-10T23:01:51.551107051</dc:date>
          </office:change-info>
          <table:previous>
            <table:change-track-table-cell/>
          </table:previous>
        </table:cell-content-change>
        <table:cell-content-change table:id="ct53">
          <table:cell-address table:column="8" table:row="17" table:table="2"/>
          <office:change-info>
            <dc:creator>frederik </dc:creator>
            <dc:date>2014-12-10T23:01:51.551119098</dc:date>
          </office:change-info>
          <table:previous>
            <table:change-track-table-cell/>
          </table:previous>
        </table:cell-content-change>
        <table:cell-content-change table:id="ct54">
          <table:cell-address table:column="8" table:row="18" table:table="2"/>
          <office:change-info>
            <dc:creator>frederik </dc:creator>
            <dc:date>2014-12-10T23:01:51.551130671</dc:date>
          </office:change-info>
          <table:previous>
            <table:change-track-table-cell/>
          </table:previous>
        </table:cell-content-change>
        <table:cell-content-change table:id="ct55">
          <table:cell-address table:column="8" table:row="19" table:table="2"/>
          <office:change-info>
            <dc:creator>frederik </dc:creator>
            <dc:date>2014-12-10T23:01:51.551142254</dc:date>
          </office:change-info>
          <table:previous>
            <table:change-track-table-cell/>
          </table:previous>
        </table:cell-content-change>
        <table:cell-content-change table:id="ct56">
          <table:cell-address table:column="9" table:row="3" table:table="2"/>
          <office:change-info>
            <dc:creator>frederik </dc:creator>
            <dc:date>2014-12-10T23:01:51.551168062</dc:date>
          </office:change-info>
          <table:previous>
            <table:change-track-table-cell/>
          </table:previous>
        </table:cell-content-change>
        <table:cell-content-change table:id="ct57">
          <table:cell-address table:column="9" table:row="4" table:table="2"/>
          <office:change-info>
            <dc:creator>frederik </dc:creator>
            <dc:date>2014-12-10T23:01:51.551179573</dc:date>
          </office:change-info>
          <table:previous>
            <table:change-track-table-cell/>
          </table:previous>
        </table:cell-content-change>
        <table:cell-content-change table:id="ct58">
          <table:cell-address table:column="9" table:row="5" table:table="2"/>
          <office:change-info>
            <dc:creator>frederik </dc:creator>
            <dc:date>2014-12-10T23:01:51.551191143</dc:date>
          </office:change-info>
          <table:previous>
            <table:change-track-table-cell/>
          </table:previous>
        </table:cell-content-change>
        <table:cell-content-change table:id="ct59">
          <table:cell-address table:column="9" table:row="6" table:table="2"/>
          <office:change-info>
            <dc:creator>frederik </dc:creator>
            <dc:date>2014-12-10T23:01:51.551205696</dc:date>
          </office:change-info>
          <table:previous>
            <table:change-track-table-cell/>
          </table:previous>
        </table:cell-content-change>
        <table:cell-content-change table:id="ct60">
          <table:cell-address table:column="9" table:row="7" table:table="2"/>
          <office:change-info>
            <dc:creator>frederik </dc:creator>
            <dc:date>2014-12-10T23:01:51.551218179</dc:date>
          </office:change-info>
          <table:previous>
            <table:change-track-table-cell/>
          </table:previous>
        </table:cell-content-change>
        <table:cell-content-change table:id="ct61">
          <table:cell-address table:column="9" table:row="8" table:table="2"/>
          <office:change-info>
            <dc:creator>frederik </dc:creator>
            <dc:date>2014-12-10T23:01:51.551230102</dc:date>
          </office:change-info>
          <table:previous>
            <table:change-track-table-cell/>
          </table:previous>
        </table:cell-content-change>
        <table:cell-content-change table:id="ct62">
          <table:cell-address table:column="9" table:row="9" table:table="2"/>
          <office:change-info>
            <dc:creator>frederik </dc:creator>
            <dc:date>2014-12-10T23:01:51.551241880</dc:date>
          </office:change-info>
          <table:previous>
            <table:change-track-table-cell/>
          </table:previous>
        </table:cell-content-change>
        <table:cell-content-change table:id="ct63">
          <table:cell-address table:column="9" table:row="10" table:table="2"/>
          <office:change-info>
            <dc:creator>frederik </dc:creator>
            <dc:date>2014-12-10T23:01:51.551253724</dc:date>
          </office:change-info>
          <table:previous>
            <table:change-track-table-cell/>
          </table:previous>
        </table:cell-content-change>
        <table:cell-content-change table:id="ct64">
          <table:cell-address table:column="9" table:row="11" table:table="2"/>
          <office:change-info>
            <dc:creator>frederik </dc:creator>
            <dc:date>2014-12-10T23:01:51.551265472</dc:date>
          </office:change-info>
          <table:previous>
            <table:change-track-table-cell/>
          </table:previous>
        </table:cell-content-change>
        <table:cell-content-change table:id="ct65">
          <table:cell-address table:column="9" table:row="12" table:table="2"/>
          <office:change-info>
            <dc:creator>frederik </dc:creator>
            <dc:date>2014-12-10T23:01:51.551277540</dc:date>
          </office:change-info>
          <table:previous>
            <table:change-track-table-cell/>
          </table:previous>
        </table:cell-content-change>
        <table:cell-content-change table:id="ct66">
          <table:cell-address table:column="9" table:row="13" table:table="2"/>
          <office:change-info>
            <dc:creator>frederik </dc:creator>
            <dc:date>2014-12-10T23:01:51.551289376</dc:date>
          </office:change-info>
          <table:previous>
            <table:change-track-table-cell/>
          </table:previous>
        </table:cell-content-change>
        <table:cell-content-change table:id="ct67">
          <table:cell-address table:column="9" table:row="14" table:table="2"/>
          <office:change-info>
            <dc:creator>frederik </dc:creator>
            <dc:date>2014-12-10T23:01:51.551301237</dc:date>
          </office:change-info>
          <table:previous>
            <table:change-track-table-cell/>
          </table:previous>
        </table:cell-content-change>
        <table:cell-content-change table:id="ct68">
          <table:cell-address table:column="9" table:row="15" table:table="2"/>
          <office:change-info>
            <dc:creator>frederik </dc:creator>
            <dc:date>2014-12-10T23:01:51.551313032</dc:date>
          </office:change-info>
          <table:previous>
            <table:change-track-table-cell/>
          </table:previous>
        </table:cell-content-change>
        <table:cell-content-change table:id="ct69">
          <table:cell-address table:column="9" table:row="16" table:table="2"/>
          <office:change-info>
            <dc:creator>frederik </dc:creator>
            <dc:date>2014-12-10T23:01:51.551324914</dc:date>
          </office:change-info>
          <table:previous>
            <table:change-track-table-cell/>
          </table:previous>
        </table:cell-content-change>
        <table:cell-content-change table:id="ct70">
          <table:cell-address table:column="9" table:row="17" table:table="2"/>
          <office:change-info>
            <dc:creator>frederik </dc:creator>
            <dc:date>2014-12-10T23:01:51.551336919</dc:date>
          </office:change-info>
          <table:previous>
            <table:change-track-table-cell/>
          </table:previous>
        </table:cell-content-change>
        <table:cell-content-change table:id="ct71">
          <table:cell-address table:column="9" table:row="18" table:table="2"/>
          <office:change-info>
            <dc:creator>frederik </dc:creator>
            <dc:date>2014-12-10T23:01:51.551348758</dc:date>
          </office:change-info>
          <table:previous>
            <table:change-track-table-cell/>
          </table:previous>
        </table:cell-content-change>
        <table:cell-content-change table:id="ct72">
          <table:cell-address table:column="9" table:row="19" table:table="2"/>
          <office:change-info>
            <dc:creator>frederik </dc:creator>
            <dc:date>2014-12-10T23:01:51.551360615</dc:date>
          </office:change-info>
          <table:previous>
            <table:change-track-table-cell/>
          </table:previous>
        </table:cell-content-change>
        <table:cell-content-change table:id="ct73">
          <table:cell-address table:column="6" table:row="7" table:table="3"/>
          <office:change-info>
            <dc:creator>frederik </dc:creator>
            <dc:date>2014-12-10T23:03:42.410256018</dc:date>
          </office:change-info>
          <table:previous>
            <table:change-track-table-cell/>
          </table:previous>
        </table:cell-content-change>
        <table:cell-content-change table:id="ct74">
          <table:cell-address table:column="6" table:row="8" table:table="3"/>
          <office:change-info>
            <dc:creator>frederik </dc:creator>
            <dc:date>2014-12-10T23:03:45.424935484</dc:date>
          </office:change-info>
          <table:previous>
            <table:change-track-table-cell/>
          </table:previous>
        </table:cell-content-change>
        <table:cell-content-change table:id="ct75">
          <table:cell-address table:column="7" table:row="8" table:table="3"/>
          <office:change-info>
            <dc:creator>frederik </dc:creator>
            <dc:date>2014-12-10T23:03:47.770198305</dc:date>
          </office:change-info>
          <table:previous>
            <table:change-track-table-cell/>
          </table:previous>
        </table:cell-content-change>
        <table:cell-content-change table:id="ct76">
          <table:cell-address table:column="8" table:row="8" table:table="3"/>
          <office:change-info>
            <dc:creator>frederik </dc:creator>
            <dc:date>2014-12-10T23:03:49.473898736</dc:date>
          </office:change-info>
          <table:previous>
            <table:change-track-table-cell/>
          </table:previous>
        </table:cell-content-change>
        <table:cell-content-change table:id="ct77">
          <table:cell-address table:column="9" table:row="8" table:table="3"/>
          <office:change-info>
            <dc:creator>frederik </dc:creator>
            <dc:date>2014-12-10T23:03:52.535098567</dc:date>
          </office:change-info>
          <table:previous>
            <table:change-track-table-cell/>
          </table:previous>
        </table:cell-content-change>
        <table:cell-content-change table:id="ct78">
          <table:cell-address table:column="6" table:row="9" table:table="3"/>
          <office:change-info>
            <dc:creator>frederik </dc:creator>
            <dc:date>2014-12-10T23:03:58.254151544</dc:date>
          </office:change-info>
          <table:previous>
            <table:change-track-table-cell/>
          </table:previous>
        </table:cell-content-change>
        <table:cell-content-change table:id="ct79">
          <table:cell-address table:column="6" table:row="10" table:table="3"/>
          <office:change-info>
            <dc:creator>frederik </dc:creator>
            <dc:date>2014-12-10T23:03:58.254186100</dc:date>
          </office:change-info>
          <table:previous>
            <table:change-track-table-cell/>
          </table:previous>
        </table:cell-content-change>
        <table:cell-content-change table:id="ct80">
          <table:cell-address table:column="6" table:row="11" table:table="3"/>
          <office:change-info>
            <dc:creator>frederik </dc:creator>
            <dc:date>2014-12-10T23:03:58.254204766</dc:date>
          </office:change-info>
          <table:previous>
            <table:change-track-table-cell/>
          </table:previous>
        </table:cell-content-change>
        <table:cell-content-change table:id="ct81">
          <table:cell-address table:column="6" table:row="12" table:table="3"/>
          <office:change-info>
            <dc:creator>frederik </dc:creator>
            <dc:date>2014-12-10T23:03:58.254219302</dc:date>
          </office:change-info>
          <table:previous>
            <table:change-track-table-cell/>
          </table:previous>
        </table:cell-content-change>
        <table:cell-content-change table:id="ct82">
          <table:cell-address table:column="6" table:row="13" table:table="3"/>
          <office:change-info>
            <dc:creator>frederik </dc:creator>
            <dc:date>2014-12-10T23:03:58.254233168</dc:date>
          </office:change-info>
          <table:previous>
            <table:change-track-table-cell/>
          </table:previous>
        </table:cell-content-change>
        <table:cell-content-change table:id="ct83">
          <table:cell-address table:column="6" table:row="14" table:table="3"/>
          <office:change-info>
            <dc:creator>frederik </dc:creator>
            <dc:date>2014-12-10T23:03:58.254247352</dc:date>
          </office:change-info>
          <table:previous>
            <table:change-track-table-cell/>
          </table:previous>
        </table:cell-content-change>
        <table:cell-content-change table:id="ct84">
          <table:cell-address table:column="6" table:row="15" table:table="3"/>
          <office:change-info>
            <dc:creator>frederik </dc:creator>
            <dc:date>2014-12-10T23:03:58.254261552</dc:date>
          </office:change-info>
          <table:previous>
            <table:change-track-table-cell/>
          </table:previous>
        </table:cell-content-change>
        <table:cell-content-change table:id="ct85">
          <table:cell-address table:column="6" table:row="16" table:table="3"/>
          <office:change-info>
            <dc:creator>frederik </dc:creator>
            <dc:date>2014-12-10T23:03:58.254275422</dc:date>
          </office:change-info>
          <table:previous>
            <table:change-track-table-cell/>
          </table:previous>
        </table:cell-content-change>
        <table:cell-content-change table:id="ct86">
          <table:cell-address table:column="6" table:row="17" table:table="3"/>
          <office:change-info>
            <dc:creator>frederik </dc:creator>
            <dc:date>2014-12-10T23:03:58.254289527</dc:date>
          </office:change-info>
          <table:previous>
            <table:change-track-table-cell/>
          </table:previous>
        </table:cell-content-change>
        <table:cell-content-change table:id="ct87">
          <table:cell-address table:column="6" table:row="18" table:table="3"/>
          <office:change-info>
            <dc:creator>frederik </dc:creator>
            <dc:date>2014-12-10T23:03:58.254303865</dc:date>
          </office:change-info>
          <table:previous>
            <table:change-track-table-cell/>
          </table:previous>
        </table:cell-content-change>
        <table:cell-content-change table:id="ct88">
          <table:cell-address table:column="6" table:row="19" table:table="3"/>
          <office:change-info>
            <dc:creator>frederik </dc:creator>
            <dc:date>2014-12-10T23:03:58.254328480</dc:date>
          </office:change-info>
          <table:previous>
            <table:change-track-table-cell/>
          </table:previous>
        </table:cell-content-change>
        <table:cell-content-change table:id="ct89">
          <table:cell-address table:column="6" table:row="20" table:table="3"/>
          <office:change-info>
            <dc:creator>frederik </dc:creator>
            <dc:date>2014-12-10T23:03:58.254344886</dc:date>
          </office:change-info>
          <table:previous>
            <table:change-track-table-cell/>
          </table:previous>
        </table:cell-content-change>
        <table:cell-content-change table:id="ct90">
          <table:cell-address table:column="6" table:row="21" table:table="3"/>
          <office:change-info>
            <dc:creator>frederik </dc:creator>
            <dc:date>2014-12-10T23:03:58.254359341</dc:date>
          </office:change-info>
          <table:previous>
            <table:change-track-table-cell/>
          </table:previous>
        </table:cell-content-change>
        <table:cell-content-change table:id="ct91">
          <table:cell-address table:column="6" table:row="22" table:table="3"/>
          <office:change-info>
            <dc:creator>frederik </dc:creator>
            <dc:date>2014-12-10T23:03:58.254373726</dc:date>
          </office:change-info>
          <table:previous>
            <table:change-track-table-cell/>
          </table:previous>
        </table:cell-content-change>
        <table:cell-content-change table:id="ct92">
          <table:cell-address table:column="6" table:row="23" table:table="3"/>
          <office:change-info>
            <dc:creator>frederik </dc:creator>
            <dc:date>2014-12-10T23:03:58.254388272</dc:date>
          </office:change-info>
          <table:previous>
            <table:change-track-table-cell/>
          </table:previous>
        </table:cell-content-change>
        <table:cell-content-change table:id="ct93">
          <table:cell-address table:column="6" table:row="24" table:table="3"/>
          <office:change-info>
            <dc:creator>frederik </dc:creator>
            <dc:date>2014-12-10T23:03:58.254402294</dc:date>
          </office:change-info>
          <table:previous>
            <table:change-track-table-cell/>
          </table:previous>
        </table:cell-content-change>
        <table:cell-content-change table:id="ct94">
          <table:cell-address table:column="6" table:row="25" table:table="3"/>
          <office:change-info>
            <dc:creator>frederik </dc:creator>
            <dc:date>2014-12-10T23:03:58.254416687</dc:date>
          </office:change-info>
          <table:previous>
            <table:change-track-table-cell/>
          </table:previous>
        </table:cell-content-change>
        <table:cell-content-change table:id="ct95">
          <table:cell-address table:column="6" table:row="26" table:table="3"/>
          <office:change-info>
            <dc:creator>frederik </dc:creator>
            <dc:date>2014-12-10T23:03:58.254430986</dc:date>
          </office:change-info>
          <table:previous>
            <table:change-track-table-cell/>
          </table:previous>
        </table:cell-content-change>
        <table:cell-content-change table:id="ct96">
          <table:cell-address table:column="6" table:row="27" table:table="3"/>
          <office:change-info>
            <dc:creator>frederik </dc:creator>
            <dc:date>2014-12-10T23:03:58.254445153</dc:date>
          </office:change-info>
          <table:previous>
            <table:change-track-table-cell/>
          </table:previous>
        </table:cell-content-change>
        <table:cell-content-change table:id="ct97">
          <table:cell-address table:column="6" table:row="28" table:table="3"/>
          <office:change-info>
            <dc:creator>frederik </dc:creator>
            <dc:date>2014-12-10T23:03:58.254459247</dc:date>
          </office:change-info>
          <table:previous>
            <table:change-track-table-cell/>
          </table:previous>
        </table:cell-content-change>
        <table:cell-content-change table:id="ct98">
          <table:cell-address table:column="6" table:row="29" table:table="3"/>
          <office:change-info>
            <dc:creator>frederik </dc:creator>
            <dc:date>2014-12-10T23:03:58.254473416</dc:date>
          </office:change-info>
          <table:previous>
            <table:change-track-table-cell/>
          </table:previous>
        </table:cell-content-change>
        <table:cell-content-change table:id="ct99">
          <table:cell-address table:column="6" table:row="30" table:table="3"/>
          <office:change-info>
            <dc:creator>frederik </dc:creator>
            <dc:date>2014-12-10T23:03:58.254487749</dc:date>
          </office:change-info>
          <table:previous>
            <table:change-track-table-cell/>
          </table:previous>
        </table:cell-content-change>
        <table:cell-content-change table:id="ct100">
          <table:cell-address table:column="6" table:row="31" table:table="3"/>
          <office:change-info>
            <dc:creator>frederik </dc:creator>
            <dc:date>2014-12-10T23:03:58.254502044</dc:date>
          </office:change-info>
          <table:previous>
            <table:change-track-table-cell/>
          </table:previous>
        </table:cell-content-change>
        <table:cell-content-change table:id="ct101">
          <table:cell-address table:column="6" table:row="32" table:table="3"/>
          <office:change-info>
            <dc:creator>frederik </dc:creator>
            <dc:date>2014-12-10T23:03:58.254516437</dc:date>
          </office:change-info>
          <table:previous>
            <table:change-track-table-cell/>
          </table:previous>
        </table:cell-content-change>
        <table:cell-content-change table:id="ct102">
          <table:cell-address table:column="6" table:row="33" table:table="3"/>
          <office:change-info>
            <dc:creator>frederik </dc:creator>
            <dc:date>2014-12-10T23:03:58.254530525</dc:date>
          </office:change-info>
          <table:previous>
            <table:change-track-table-cell/>
          </table:previous>
        </table:cell-content-change>
        <table:cell-content-change table:id="ct103">
          <table:cell-address table:column="6" table:row="34" table:table="3"/>
          <office:change-info>
            <dc:creator>frederik </dc:creator>
            <dc:date>2014-12-10T23:03:58.254544631</dc:date>
          </office:change-info>
          <table:previous>
            <table:change-track-table-cell/>
          </table:previous>
        </table:cell-content-change>
        <table:cell-content-change table:id="ct104">
          <table:cell-address table:column="6" table:row="35" table:table="3"/>
          <office:change-info>
            <dc:creator>frederik </dc:creator>
            <dc:date>2014-12-10T23:03:58.254558696</dc:date>
          </office:change-info>
          <table:previous>
            <table:change-track-table-cell/>
          </table:previous>
        </table:cell-content-change>
        <table:cell-content-change table:id="ct105">
          <table:cell-address table:column="6" table:row="36" table:table="3"/>
          <office:change-info>
            <dc:creator>frederik </dc:creator>
            <dc:date>2014-12-10T23:03:58.254572824</dc:date>
          </office:change-info>
          <table:previous>
            <table:change-track-table-cell/>
          </table:previous>
        </table:cell-content-change>
        <table:cell-content-change table:id="ct106">
          <table:cell-address table:column="6" table:row="37" table:table="3"/>
          <office:change-info>
            <dc:creator>frederik </dc:creator>
            <dc:date>2014-12-10T23:03:58.254587121</dc:date>
          </office:change-info>
          <table:previous>
            <table:change-track-table-cell/>
          </table:previous>
        </table:cell-content-change>
        <table:cell-content-change table:id="ct107">
          <table:cell-address table:column="6" table:row="38" table:table="3"/>
          <office:change-info>
            <dc:creator>frederik </dc:creator>
            <dc:date>2014-12-10T23:03:58.254601629</dc:date>
          </office:change-info>
          <table:previous>
            <table:change-track-table-cell/>
          </table:previous>
        </table:cell-content-change>
        <table:cell-content-change table:id="ct108">
          <table:cell-address table:column="7" table:row="9" table:table="3"/>
          <office:change-info>
            <dc:creator>frederik </dc:creator>
            <dc:date>2014-12-10T23:03:58.254633696</dc:date>
          </office:change-info>
          <table:previous>
            <table:change-track-table-cell/>
          </table:previous>
        </table:cell-content-change>
        <table:cell-content-change table:id="ct109">
          <table:cell-address table:column="7" table:row="10" table:table="3"/>
          <office:change-info>
            <dc:creator>frederik </dc:creator>
            <dc:date>2014-12-10T23:03:58.254647973</dc:date>
          </office:change-info>
          <table:previous>
            <table:change-track-table-cell/>
          </table:previous>
        </table:cell-content-change>
        <table:cell-content-change table:id="ct110">
          <table:cell-address table:column="7" table:row="11" table:table="3"/>
          <office:change-info>
            <dc:creator>frederik </dc:creator>
            <dc:date>2014-12-10T23:03:58.254662161</dc:date>
          </office:change-info>
          <table:previous>
            <table:change-track-table-cell/>
          </table:previous>
        </table:cell-content-change>
        <table:cell-content-change table:id="ct111">
          <table:cell-address table:column="7" table:row="12" table:table="3"/>
          <office:change-info>
            <dc:creator>frederik </dc:creator>
            <dc:date>2014-12-10T23:03:58.254676311</dc:date>
          </office:change-info>
          <table:previous>
            <table:change-track-table-cell/>
          </table:previous>
        </table:cell-content-change>
        <table:cell-content-change table:id="ct112">
          <table:cell-address table:column="7" table:row="13" table:table="3"/>
          <office:change-info>
            <dc:creator>frederik </dc:creator>
            <dc:date>2014-12-10T23:03:58.254690362</dc:date>
          </office:change-info>
          <table:previous>
            <table:change-track-table-cell/>
          </table:previous>
        </table:cell-content-change>
        <table:cell-content-change table:id="ct113">
          <table:cell-address table:column="7" table:row="14" table:table="3"/>
          <office:change-info>
            <dc:creator>frederik </dc:creator>
            <dc:date>2014-12-10T23:03:58.254704766</dc:date>
          </office:change-info>
          <table:previous>
            <table:change-track-table-cell/>
          </table:previous>
        </table:cell-content-change>
        <table:cell-content-change table:id="ct114">
          <table:cell-address table:column="7" table:row="15" table:table="3"/>
          <office:change-info>
            <dc:creator>frederik </dc:creator>
            <dc:date>2014-12-10T23:03:58.254719138</dc:date>
          </office:change-info>
          <table:previous>
            <table:change-track-table-cell/>
          </table:previous>
        </table:cell-content-change>
        <table:cell-content-change table:id="ct115">
          <table:cell-address table:column="7" table:row="16" table:table="3"/>
          <office:change-info>
            <dc:creator>frederik </dc:creator>
            <dc:date>2014-12-10T23:03:58.254733396</dc:date>
          </office:change-info>
          <table:previous>
            <table:change-track-table-cell/>
          </table:previous>
        </table:cell-content-change>
        <table:cell-content-change table:id="ct116">
          <table:cell-address table:column="7" table:row="17" table:table="3"/>
          <office:change-info>
            <dc:creator>frederik </dc:creator>
            <dc:date>2014-12-10T23:03:58.254747930</dc:date>
          </office:change-info>
          <table:previous>
            <table:change-track-table-cell/>
          </table:previous>
        </table:cell-content-change>
        <table:cell-content-change table:id="ct117">
          <table:cell-address table:column="7" table:row="18" table:table="3"/>
          <office:change-info>
            <dc:creator>frederik </dc:creator>
            <dc:date>2014-12-10T23:03:58.254765805</dc:date>
          </office:change-info>
          <table:previous>
            <table:change-track-table-cell/>
          </table:previous>
        </table:cell-content-change>
        <table:cell-content-change table:id="ct118">
          <table:cell-address table:column="7" table:row="19" table:table="3"/>
          <office:change-info>
            <dc:creator>frederik </dc:creator>
            <dc:date>2014-12-10T23:03:58.254781454</dc:date>
          </office:change-info>
          <table:previous>
            <table:change-track-table-cell/>
          </table:previous>
        </table:cell-content-change>
        <table:cell-content-change table:id="ct119">
          <table:cell-address table:column="7" table:row="20" table:table="3"/>
          <office:change-info>
            <dc:creator>frederik </dc:creator>
            <dc:date>2014-12-10T23:03:58.254796326</dc:date>
          </office:change-info>
          <table:previous>
            <table:change-track-table-cell/>
          </table:previous>
        </table:cell-content-change>
        <table:cell-content-change table:id="ct120">
          <table:cell-address table:column="7" table:row="21" table:table="3"/>
          <office:change-info>
            <dc:creator>frederik </dc:creator>
            <dc:date>2014-12-10T23:03:58.254810858</dc:date>
          </office:change-info>
          <table:previous>
            <table:change-track-table-cell/>
          </table:previous>
        </table:cell-content-change>
        <table:cell-content-change table:id="ct121">
          <table:cell-address table:column="7" table:row="22" table:table="3"/>
          <office:change-info>
            <dc:creator>frederik </dc:creator>
            <dc:date>2014-12-10T23:03:58.254826119</dc:date>
          </office:change-info>
          <table:previous>
            <table:change-track-table-cell/>
          </table:previous>
        </table:cell-content-change>
        <table:cell-content-change table:id="ct122">
          <table:cell-address table:column="7" table:row="23" table:table="3"/>
          <office:change-info>
            <dc:creator>frederik </dc:creator>
            <dc:date>2014-12-10T23:03:58.254840439</dc:date>
          </office:change-info>
          <table:previous>
            <table:change-track-table-cell/>
          </table:previous>
        </table:cell-content-change>
        <table:cell-content-change table:id="ct123">
          <table:cell-address table:column="7" table:row="24" table:table="3"/>
          <office:change-info>
            <dc:creator>frederik </dc:creator>
            <dc:date>2014-12-10T23:03:58.254854824</dc:date>
          </office:change-info>
          <table:previous>
            <table:change-track-table-cell/>
          </table:previous>
        </table:cell-content-change>
        <table:cell-content-change table:id="ct124">
          <table:cell-address table:column="7" table:row="25" table:table="3"/>
          <office:change-info>
            <dc:creator>frederik </dc:creator>
            <dc:date>2014-12-10T23:03:58.254869687</dc:date>
          </office:change-info>
          <table:previous>
            <table:change-track-table-cell/>
          </table:previous>
        </table:cell-content-change>
        <table:cell-content-change table:id="ct125">
          <table:cell-address table:column="7" table:row="26" table:table="3"/>
          <office:change-info>
            <dc:creator>frederik </dc:creator>
            <dc:date>2014-12-10T23:03:58.254884366</dc:date>
          </office:change-info>
          <table:previous>
            <table:change-track-table-cell/>
          </table:previous>
        </table:cell-content-change>
        <table:cell-content-change table:id="ct126">
          <table:cell-address table:column="7" table:row="27" table:table="3"/>
          <office:change-info>
            <dc:creator>frederik </dc:creator>
            <dc:date>2014-12-10T23:03:58.254898931</dc:date>
          </office:change-info>
          <table:previous>
            <table:change-track-table-cell/>
          </table:previous>
        </table:cell-content-change>
        <table:cell-content-change table:id="ct127">
          <table:cell-address table:column="7" table:row="28" table:table="3"/>
          <office:change-info>
            <dc:creator>frederik </dc:creator>
            <dc:date>2014-12-10T23:03:58.254913567</dc:date>
          </office:change-info>
          <table:previous>
            <table:change-track-table-cell/>
          </table:previous>
        </table:cell-content-change>
        <table:cell-content-change table:id="ct128">
          <table:cell-address table:column="7" table:row="29" table:table="3"/>
          <office:change-info>
            <dc:creator>frederik </dc:creator>
            <dc:date>2014-12-10T23:03:58.254935237</dc:date>
          </office:change-info>
          <table:previous>
            <table:change-track-table-cell/>
          </table:previous>
        </table:cell-content-change>
        <table:cell-content-change table:id="ct129">
          <table:cell-address table:column="7" table:row="30" table:table="3"/>
          <office:change-info>
            <dc:creator>frederik </dc:creator>
            <dc:date>2014-12-10T23:03:58.254958317</dc:date>
          </office:change-info>
          <table:previous>
            <table:change-track-table-cell/>
          </table:previous>
        </table:cell-content-change>
        <table:cell-content-change table:id="ct130">
          <table:cell-address table:column="7" table:row="31" table:table="3"/>
          <office:change-info>
            <dc:creator>frederik </dc:creator>
            <dc:date>2014-12-10T23:03:58.254980618</dc:date>
          </office:change-info>
          <table:previous>
            <table:change-track-table-cell/>
          </table:previous>
        </table:cell-content-change>
        <table:cell-content-change table:id="ct131">
          <table:cell-address table:column="7" table:row="32" table:table="3"/>
          <office:change-info>
            <dc:creator>frederik </dc:creator>
            <dc:date>2014-12-10T23:03:58.255003099</dc:date>
          </office:change-info>
          <table:previous>
            <table:change-track-table-cell/>
          </table:previous>
        </table:cell-content-change>
        <table:cell-content-change table:id="ct132">
          <table:cell-address table:column="7" table:row="33" table:table="3"/>
          <office:change-info>
            <dc:creator>frederik </dc:creator>
            <dc:date>2014-12-10T23:03:58.255025715</dc:date>
          </office:change-info>
          <table:previous>
            <table:change-track-table-cell/>
          </table:previous>
        </table:cell-content-change>
        <table:cell-content-change table:id="ct133">
          <table:cell-address table:column="7" table:row="34" table:table="3"/>
          <office:change-info>
            <dc:creator>frederik </dc:creator>
            <dc:date>2014-12-10T23:03:58.255048088</dc:date>
          </office:change-info>
          <table:previous>
            <table:change-track-table-cell/>
          </table:previous>
        </table:cell-content-change>
        <table:cell-content-change table:id="ct134">
          <table:cell-address table:column="7" table:row="35" table:table="3"/>
          <office:change-info>
            <dc:creator>frederik </dc:creator>
            <dc:date>2014-12-10T23:03:58.255070344</dc:date>
          </office:change-info>
          <table:previous>
            <table:change-track-table-cell/>
          </table:previous>
        </table:cell-content-change>
        <table:cell-content-change table:id="ct135">
          <table:cell-address table:column="7" table:row="36" table:table="3"/>
          <office:change-info>
            <dc:creator>frederik </dc:creator>
            <dc:date>2014-12-10T23:03:58.255092545</dc:date>
          </office:change-info>
          <table:previous>
            <table:change-track-table-cell/>
          </table:previous>
        </table:cell-content-change>
        <table:cell-content-change table:id="ct136">
          <table:cell-address table:column="7" table:row="37" table:table="3"/>
          <office:change-info>
            <dc:creator>frederik </dc:creator>
            <dc:date>2014-12-10T23:03:58.255115069</dc:date>
          </office:change-info>
          <table:previous>
            <table:change-track-table-cell/>
          </table:previous>
        </table:cell-content-change>
        <table:cell-content-change table:id="ct137">
          <table:cell-address table:column="7" table:row="38" table:table="3"/>
          <office:change-info>
            <dc:creator>frederik </dc:creator>
            <dc:date>2014-12-10T23:03:58.255137544</dc:date>
          </office:change-info>
          <table:previous>
            <table:change-track-table-cell/>
          </table:previous>
        </table:cell-content-change>
        <table:cell-content-change table:id="ct138">
          <table:cell-address table:column="8" table:row="9" table:table="3"/>
          <office:change-info>
            <dc:creator>frederik </dc:creator>
            <dc:date>2014-12-10T23:03:58.255185466</dc:date>
          </office:change-info>
          <table:previous>
            <table:change-track-table-cell/>
          </table:previous>
        </table:cell-content-change>
        <table:cell-content-change table:id="ct139">
          <table:cell-address table:column="8" table:row="10" table:table="3"/>
          <office:change-info>
            <dc:creator>frederik </dc:creator>
            <dc:date>2014-12-10T23:03:58.255208200</dc:date>
          </office:change-info>
          <table:previous>
            <table:change-track-table-cell/>
          </table:previous>
        </table:cell-content-change>
        <table:cell-content-change table:id="ct140">
          <table:cell-address table:column="8" table:row="11" table:table="3"/>
          <office:change-info>
            <dc:creator>frederik </dc:creator>
            <dc:date>2014-12-10T23:03:58.255230933</dc:date>
          </office:change-info>
          <table:previous>
            <table:change-track-table-cell/>
          </table:previous>
        </table:cell-content-change>
        <table:cell-content-change table:id="ct141">
          <table:cell-address table:column="8" table:row="12" table:table="3"/>
          <office:change-info>
            <dc:creator>frederik </dc:creator>
            <dc:date>2014-12-10T23:03:58.255253357</dc:date>
          </office:change-info>
          <table:previous>
            <table:change-track-table-cell/>
          </table:previous>
        </table:cell-content-change>
        <table:cell-content-change table:id="ct142">
          <table:cell-address table:column="8" table:row="13" table:table="3"/>
          <office:change-info>
            <dc:creator>frederik </dc:creator>
            <dc:date>2014-12-10T23:03:58.255277806</dc:date>
          </office:change-info>
          <table:previous>
            <table:change-track-table-cell/>
          </table:previous>
        </table:cell-content-change>
        <table:cell-content-change table:id="ct143">
          <table:cell-address table:column="8" table:row="14" table:table="3"/>
          <office:change-info>
            <dc:creator>frederik </dc:creator>
            <dc:date>2014-12-10T23:03:58.255300561</dc:date>
          </office:change-info>
          <table:previous>
            <table:change-track-table-cell/>
          </table:previous>
        </table:cell-content-change>
        <table:cell-content-change table:id="ct144">
          <table:cell-address table:column="8" table:row="15" table:table="3"/>
          <office:change-info>
            <dc:creator>frederik </dc:creator>
            <dc:date>2014-12-10T23:03:58.255323327</dc:date>
          </office:change-info>
          <table:previous>
            <table:change-track-table-cell/>
          </table:previous>
        </table:cell-content-change>
        <table:cell-content-change table:id="ct145">
          <table:cell-address table:column="8" table:row="16" table:table="3"/>
          <office:change-info>
            <dc:creator>frederik </dc:creator>
            <dc:date>2014-12-10T23:03:58.255346212</dc:date>
          </office:change-info>
          <table:previous>
            <table:change-track-table-cell/>
          </table:previous>
        </table:cell-content-change>
        <table:cell-content-change table:id="ct146">
          <table:cell-address table:column="8" table:row="17" table:table="3"/>
          <office:change-info>
            <dc:creator>frederik </dc:creator>
            <dc:date>2014-12-10T23:03:58.255373830</dc:date>
          </office:change-info>
          <table:previous>
            <table:change-track-table-cell/>
          </table:previous>
        </table:cell-content-change>
        <table:cell-content-change table:id="ct147">
          <table:cell-address table:column="8" table:row="18" table:table="3"/>
          <office:change-info>
            <dc:creator>frederik </dc:creator>
            <dc:date>2014-12-10T23:03:58.255397649</dc:date>
          </office:change-info>
          <table:previous>
            <table:change-track-table-cell/>
          </table:previous>
        </table:cell-content-change>
        <table:cell-content-change table:id="ct148">
          <table:cell-address table:column="8" table:row="19" table:table="3"/>
          <office:change-info>
            <dc:creator>frederik </dc:creator>
            <dc:date>2014-12-10T23:03:58.255420630</dc:date>
          </office:change-info>
          <table:previous>
            <table:change-track-table-cell/>
          </table:previous>
        </table:cell-content-change>
        <table:cell-content-change table:id="ct149">
          <table:cell-address table:column="8" table:row="20" table:table="3"/>
          <office:change-info>
            <dc:creator>frederik </dc:creator>
            <dc:date>2014-12-10T23:03:58.255443469</dc:date>
          </office:change-info>
          <table:previous>
            <table:change-track-table-cell/>
          </table:previous>
        </table:cell-content-change>
        <table:cell-content-change table:id="ct150">
          <table:cell-address table:column="8" table:row="21" table:table="3"/>
          <office:change-info>
            <dc:creator>frederik </dc:creator>
            <dc:date>2014-12-10T23:03:58.255466774</dc:date>
          </office:change-info>
          <table:previous>
            <table:change-track-table-cell/>
          </table:previous>
        </table:cell-content-change>
        <table:cell-content-change table:id="ct151">
          <table:cell-address table:column="8" table:row="22" table:table="3"/>
          <office:change-info>
            <dc:creator>frederik </dc:creator>
            <dc:date>2014-12-10T23:03:58.255489749</dc:date>
          </office:change-info>
          <table:previous>
            <table:change-track-table-cell/>
          </table:previous>
        </table:cell-content-change>
        <table:cell-content-change table:id="ct152">
          <table:cell-address table:column="8" table:row="23" table:table="3"/>
          <office:change-info>
            <dc:creator>frederik </dc:creator>
            <dc:date>2014-12-10T23:03:58.255512768</dc:date>
          </office:change-info>
          <table:previous>
            <table:change-track-table-cell/>
          </table:previous>
        </table:cell-content-change>
        <table:cell-content-change table:id="ct153">
          <table:cell-address table:column="8" table:row="24" table:table="3"/>
          <office:change-info>
            <dc:creator>frederik </dc:creator>
            <dc:date>2014-12-10T23:03:58.255535511</dc:date>
          </office:change-info>
          <table:previous>
            <table:change-track-table-cell/>
          </table:previous>
        </table:cell-content-change>
        <table:cell-content-change table:id="ct154">
          <table:cell-address table:column="8" table:row="25" table:table="3"/>
          <office:change-info>
            <dc:creator>frederik </dc:creator>
            <dc:date>2014-12-10T23:03:58.255558125</dc:date>
          </office:change-info>
          <table:previous>
            <table:change-track-table-cell/>
          </table:previous>
        </table:cell-content-change>
        <table:cell-content-change table:id="ct155">
          <table:cell-address table:column="8" table:row="26" table:table="3"/>
          <office:change-info>
            <dc:creator>frederik </dc:creator>
            <dc:date>2014-12-10T23:03:58.255581112</dc:date>
          </office:change-info>
          <table:previous>
            <table:change-track-table-cell/>
          </table:previous>
        </table:cell-content-change>
        <table:cell-content-change table:id="ct156">
          <table:cell-address table:column="8" table:row="27" table:table="3"/>
          <office:change-info>
            <dc:creator>frederik </dc:creator>
            <dc:date>2014-12-10T23:03:58.255596274</dc:date>
          </office:change-info>
          <table:previous>
            <table:change-track-table-cell/>
          </table:previous>
        </table:cell-content-change>
        <table:cell-content-change table:id="ct157">
          <table:cell-address table:column="8" table:row="28" table:table="3"/>
          <office:change-info>
            <dc:creator>frederik </dc:creator>
            <dc:date>2014-12-10T23:03:58.255611402</dc:date>
          </office:change-info>
          <table:previous>
            <table:change-track-table-cell/>
          </table:previous>
        </table:cell-content-change>
        <table:cell-content-change table:id="ct158">
          <table:cell-address table:column="8" table:row="29" table:table="3"/>
          <office:change-info>
            <dc:creator>frederik </dc:creator>
            <dc:date>2014-12-10T23:03:58.255626169</dc:date>
          </office:change-info>
          <table:previous>
            <table:change-track-table-cell/>
          </table:previous>
        </table:cell-content-change>
        <table:cell-content-change table:id="ct159">
          <table:cell-address table:column="8" table:row="30" table:table="3"/>
          <office:change-info>
            <dc:creator>frederik </dc:creator>
            <dc:date>2014-12-10T23:03:58.255641153</dc:date>
          </office:change-info>
          <table:previous>
            <table:change-track-table-cell/>
          </table:previous>
        </table:cell-content-change>
        <table:cell-content-change table:id="ct160">
          <table:cell-address table:column="8" table:row="31" table:table="3"/>
          <office:change-info>
            <dc:creator>frederik </dc:creator>
            <dc:date>2014-12-10T23:03:58.255655988</dc:date>
          </office:change-info>
          <table:previous>
            <table:change-track-table-cell/>
          </table:previous>
        </table:cell-content-change>
        <table:cell-content-change table:id="ct161">
          <table:cell-address table:column="8" table:row="32" table:table="3"/>
          <office:change-info>
            <dc:creator>frederik </dc:creator>
            <dc:date>2014-12-10T23:03:58.255670766</dc:date>
          </office:change-info>
          <table:previous>
            <table:change-track-table-cell/>
          </table:previous>
        </table:cell-content-change>
        <table:cell-content-change table:id="ct162">
          <table:cell-address table:column="8" table:row="33" table:table="3"/>
          <office:change-info>
            <dc:creator>frederik </dc:creator>
            <dc:date>2014-12-10T23:03:58.255685434</dc:date>
          </office:change-info>
          <table:previous>
            <table:change-track-table-cell/>
          </table:previous>
        </table:cell-content-change>
        <table:cell-content-change table:id="ct163">
          <table:cell-address table:column="8" table:row="34" table:table="3"/>
          <office:change-info>
            <dc:creator>frederik </dc:creator>
            <dc:date>2014-12-10T23:03:58.255700257</dc:date>
          </office:change-info>
          <table:previous>
            <table:change-track-table-cell/>
          </table:previous>
        </table:cell-content-change>
        <table:cell-content-change table:id="ct164">
          <table:cell-address table:column="8" table:row="35" table:table="3"/>
          <office:change-info>
            <dc:creator>frederik </dc:creator>
            <dc:date>2014-12-10T23:03:58.255715007</dc:date>
          </office:change-info>
          <table:previous>
            <table:change-track-table-cell/>
          </table:previous>
        </table:cell-content-change>
        <table:cell-content-change table:id="ct165">
          <table:cell-address table:column="8" table:row="36" table:table="3"/>
          <office:change-info>
            <dc:creator>frederik </dc:creator>
            <dc:date>2014-12-10T23:03:58.255730033</dc:date>
          </office:change-info>
          <table:previous>
            <table:change-track-table-cell/>
          </table:previous>
        </table:cell-content-change>
        <table:cell-content-change table:id="ct166">
          <table:cell-address table:column="8" table:row="37" table:table="3"/>
          <office:change-info>
            <dc:creator>frederik </dc:creator>
            <dc:date>2014-12-10T23:03:58.255756579</dc:date>
          </office:change-info>
          <table:previous>
            <table:change-track-table-cell/>
          </table:previous>
        </table:cell-content-change>
        <table:cell-content-change table:id="ct167">
          <table:cell-address table:column="8" table:row="38" table:table="3"/>
          <office:change-info>
            <dc:creator>frederik </dc:creator>
            <dc:date>2014-12-10T23:03:58.255780067</dc:date>
          </office:change-info>
          <table:previous>
            <table:change-track-table-cell/>
          </table:previous>
        </table:cell-content-change>
        <table:cell-content-change table:id="ct168">
          <table:cell-address table:column="9" table:row="9" table:table="3"/>
          <office:change-info>
            <dc:creator>frederik </dc:creator>
            <dc:date>2014-12-10T23:03:58.255829132</dc:date>
          </office:change-info>
          <table:previous>
            <table:change-track-table-cell/>
          </table:previous>
        </table:cell-content-change>
        <table:cell-content-change table:id="ct169">
          <table:cell-address table:column="9" table:row="10" table:table="3"/>
          <office:change-info>
            <dc:creator>frederik </dc:creator>
            <dc:date>2014-12-10T23:03:58.255852597</dc:date>
          </office:change-info>
          <table:previous>
            <table:change-track-table-cell/>
          </table:previous>
        </table:cell-content-change>
        <table:cell-content-change table:id="ct170">
          <table:cell-address table:column="9" table:row="11" table:table="3"/>
          <office:change-info>
            <dc:creator>frederik </dc:creator>
            <dc:date>2014-12-10T23:03:58.255875631</dc:date>
          </office:change-info>
          <table:previous>
            <table:change-track-table-cell/>
          </table:previous>
        </table:cell-content-change>
        <table:cell-content-change table:id="ct171">
          <table:cell-address table:column="9" table:row="12" table:table="3"/>
          <office:change-info>
            <dc:creator>frederik </dc:creator>
            <dc:date>2014-12-10T23:03:58.255898672</dc:date>
          </office:change-info>
          <table:previous>
            <table:change-track-table-cell/>
          </table:previous>
        </table:cell-content-change>
        <table:cell-content-change table:id="ct172">
          <table:cell-address table:column="9" table:row="13" table:table="3"/>
          <office:change-info>
            <dc:creator>frederik </dc:creator>
            <dc:date>2014-12-10T23:03:58.255921896</dc:date>
          </office:change-info>
          <table:previous>
            <table:change-track-table-cell/>
          </table:previous>
        </table:cell-content-change>
        <table:cell-content-change table:id="ct173">
          <table:cell-address table:column="9" table:row="14" table:table="3"/>
          <office:change-info>
            <dc:creator>frederik </dc:creator>
            <dc:date>2014-12-10T23:03:58.255945361</dc:date>
          </office:change-info>
          <table:previous>
            <table:change-track-table-cell/>
          </table:previous>
        </table:cell-content-change>
        <table:cell-content-change table:id="ct174">
          <table:cell-address table:column="9" table:row="15" table:table="3"/>
          <office:change-info>
            <dc:creator>frederik </dc:creator>
            <dc:date>2014-12-10T23:03:58.255968738</dc:date>
          </office:change-info>
          <table:previous>
            <table:change-track-table-cell/>
          </table:previous>
        </table:cell-content-change>
        <table:cell-content-change table:id="ct175">
          <table:cell-address table:column="9" table:row="16" table:table="3"/>
          <office:change-info>
            <dc:creator>frederik </dc:creator>
            <dc:date>2014-12-10T23:03:58.255996696</dc:date>
          </office:change-info>
          <table:previous>
            <table:change-track-table-cell/>
          </table:previous>
        </table:cell-content-change>
        <table:cell-content-change table:id="ct176">
          <table:cell-address table:column="9" table:row="17" table:table="3"/>
          <office:change-info>
            <dc:creator>frederik </dc:creator>
            <dc:date>2014-12-10T23:03:58.256021298</dc:date>
          </office:change-info>
          <table:previous>
            <table:change-track-table-cell/>
          </table:previous>
        </table:cell-content-change>
        <table:cell-content-change table:id="ct177">
          <table:cell-address table:column="9" table:row="18" table:table="3"/>
          <office:change-info>
            <dc:creator>frederik </dc:creator>
            <dc:date>2014-12-10T23:03:58.256044798</dc:date>
          </office:change-info>
          <table:previous>
            <table:change-track-table-cell/>
          </table:previous>
        </table:cell-content-change>
        <table:cell-content-change table:id="ct178">
          <table:cell-address table:column="9" table:row="19" table:table="3"/>
          <office:change-info>
            <dc:creator>frederik </dc:creator>
            <dc:date>2014-12-10T23:03:58.256068173</dc:date>
          </office:change-info>
          <table:previous>
            <table:change-track-table-cell/>
          </table:previous>
        </table:cell-content-change>
        <table:cell-content-change table:id="ct179">
          <table:cell-address table:column="9" table:row="20" table:table="3"/>
          <office:change-info>
            <dc:creator>frederik </dc:creator>
            <dc:date>2014-12-10T23:03:58.256091755</dc:date>
          </office:change-info>
          <table:previous>
            <table:change-track-table-cell/>
          </table:previous>
        </table:cell-content-change>
        <table:cell-content-change table:id="ct180">
          <table:cell-address table:column="9" table:row="21" table:table="3"/>
          <office:change-info>
            <dc:creator>frederik </dc:creator>
            <dc:date>2014-12-10T23:03:58.256115225</dc:date>
          </office:change-info>
          <table:previous>
            <table:change-track-table-cell/>
          </table:previous>
        </table:cell-content-change>
        <table:cell-content-change table:id="ct181">
          <table:cell-address table:column="9" table:row="22" table:table="3"/>
          <office:change-info>
            <dc:creator>frederik </dc:creator>
            <dc:date>2014-12-10T23:03:58.256138702</dc:date>
          </office:change-info>
          <table:previous>
            <table:change-track-table-cell/>
          </table:previous>
        </table:cell-content-change>
        <table:cell-content-change table:id="ct182">
          <table:cell-address table:column="9" table:row="23" table:table="3"/>
          <office:change-info>
            <dc:creator>frederik </dc:creator>
            <dc:date>2014-12-10T23:03:58.256162110</dc:date>
          </office:change-info>
          <table:previous>
            <table:change-track-table-cell/>
          </table:previous>
        </table:cell-content-change>
        <table:cell-content-change table:id="ct183">
          <table:cell-address table:column="9" table:row="24" table:table="3"/>
          <office:change-info>
            <dc:creator>frederik </dc:creator>
            <dc:date>2014-12-10T23:03:58.256185253</dc:date>
          </office:change-info>
          <table:previous>
            <table:change-track-table-cell/>
          </table:previous>
        </table:cell-content-change>
        <table:cell-content-change table:id="ct184">
          <table:cell-address table:column="9" table:row="25" table:table="3"/>
          <office:change-info>
            <dc:creator>frederik </dc:creator>
            <dc:date>2014-12-10T23:03:58.256208477</dc:date>
          </office:change-info>
          <table:previous>
            <table:change-track-table-cell/>
          </table:previous>
        </table:cell-content-change>
        <table:cell-content-change table:id="ct185">
          <table:cell-address table:column="9" table:row="26" table:table="3"/>
          <office:change-info>
            <dc:creator>frederik </dc:creator>
            <dc:date>2014-12-10T23:03:58.256231613</dc:date>
          </office:change-info>
          <table:previous>
            <table:change-track-table-cell/>
          </table:previous>
        </table:cell-content-change>
        <table:cell-content-change table:id="ct186">
          <table:cell-address table:column="9" table:row="27" table:table="3"/>
          <office:change-info>
            <dc:creator>frederik </dc:creator>
            <dc:date>2014-12-10T23:03:58.256254735</dc:date>
          </office:change-info>
          <table:previous>
            <table:change-track-table-cell/>
          </table:previous>
        </table:cell-content-change>
        <table:cell-content-change table:id="ct187">
          <table:cell-address table:column="9" table:row="28" table:table="3"/>
          <office:change-info>
            <dc:creator>frederik </dc:creator>
            <dc:date>2014-12-10T23:03:58.256286386</dc:date>
          </office:change-info>
          <table:previous>
            <table:change-track-table-cell/>
          </table:previous>
        </table:cell-content-change>
        <table:cell-content-change table:id="ct188">
          <table:cell-address table:column="9" table:row="29" table:table="3"/>
          <office:change-info>
            <dc:creator>frederik </dc:creator>
            <dc:date>2014-12-10T23:03:58.256325544</dc:date>
          </office:change-info>
          <table:previous>
            <table:change-track-table-cell/>
          </table:previous>
        </table:cell-content-change>
        <table:cell-content-change table:id="ct189">
          <table:cell-address table:column="9" table:row="30" table:table="3"/>
          <office:change-info>
            <dc:creator>frederik </dc:creator>
            <dc:date>2014-12-10T23:03:58.256363944</dc:date>
          </office:change-info>
          <table:previous>
            <table:change-track-table-cell/>
          </table:previous>
        </table:cell-content-change>
        <table:cell-content-change table:id="ct190">
          <table:cell-address table:column="9" table:row="31" table:table="3"/>
          <office:change-info>
            <dc:creator>frederik </dc:creator>
            <dc:date>2014-12-10T23:03:58.256407066</dc:date>
          </office:change-info>
          <table:previous>
            <table:change-track-table-cell/>
          </table:previous>
        </table:cell-content-change>
        <table:cell-content-change table:id="ct191">
          <table:cell-address table:column="9" table:row="32" table:table="3"/>
          <office:change-info>
            <dc:creator>frederik </dc:creator>
            <dc:date>2014-12-10T23:03:58.256444032</dc:date>
          </office:change-info>
          <table:previous>
            <table:change-track-table-cell/>
          </table:previous>
        </table:cell-content-change>
        <table:cell-content-change table:id="ct192">
          <table:cell-address table:column="9" table:row="33" table:table="3"/>
          <office:change-info>
            <dc:creator>frederik </dc:creator>
            <dc:date>2014-12-10T23:03:58.256471935</dc:date>
          </office:change-info>
          <table:previous>
            <table:change-track-table-cell/>
          </table:previous>
        </table:cell-content-change>
        <table:cell-content-change table:id="ct193">
          <table:cell-address table:column="9" table:row="34" table:table="3"/>
          <office:change-info>
            <dc:creator>frederik </dc:creator>
            <dc:date>2014-12-10T23:03:58.256516492</dc:date>
          </office:change-info>
          <table:previous>
            <table:change-track-table-cell/>
          </table:previous>
        </table:cell-content-change>
        <table:cell-content-change table:id="ct194">
          <table:cell-address table:column="9" table:row="35" table:table="3"/>
          <office:change-info>
            <dc:creator>frederik </dc:creator>
            <dc:date>2014-12-10T23:03:58.256537501</dc:date>
          </office:change-info>
          <table:previous>
            <table:change-track-table-cell/>
          </table:previous>
        </table:cell-content-change>
        <table:cell-content-change table:id="ct195">
          <table:cell-address table:column="9" table:row="36" table:table="3"/>
          <office:change-info>
            <dc:creator>frederik </dc:creator>
            <dc:date>2014-12-10T23:03:58.256553107</dc:date>
          </office:change-info>
          <table:previous>
            <table:change-track-table-cell/>
          </table:previous>
        </table:cell-content-change>
        <table:cell-content-change table:id="ct196">
          <table:cell-address table:column="9" table:row="37" table:table="3"/>
          <office:change-info>
            <dc:creator>frederik </dc:creator>
            <dc:date>2014-12-10T23:03:58.256569475</dc:date>
          </office:change-info>
          <table:previous>
            <table:change-track-table-cell/>
          </table:previous>
        </table:cell-content-change>
        <table:cell-content-change table:id="ct197">
          <table:cell-address table:column="9" table:row="38" table:table="3"/>
          <office:change-info>
            <dc:creator>frederik </dc:creator>
            <dc:date>2014-12-10T23:03:58.256596802</dc:date>
          </office:change-info>
          <table:previous>
            <table:change-track-table-cell/>
          </table:previous>
        </table:cell-content-change>
        <table:movement table:id="ct198">
          <table:source-range-address table:start-column="11" table:start-row="18" table:start-table="0" table:end-column="12" table:end-row="50" table:end-table="0"/>
          <table:target-range-address table:start-column="13" table:start-row="2" table:start-table="0" table:end-column="14" table:end-row="34" table:end-table="0"/>
          <office:change-info>
            <dc:creator>frederik </dc:creator>
            <dc:date>2014-12-11T12:39:17.927641925</dc:date>
          </office:change-info>
          <table:dependencies>
            <table:dependency table:id="ct209"/>
            <table:dependency table:id="ct207"/>
            <table:dependency table:id="ct199"/>
          </table:dependencies>
        </table:movement>
        <table:movement table:id="ct199">
          <table:source-range-address table:start-column="13" table:start-row="18" table:start-table="0" table:end-column="14" table:end-row="34" table:end-table="0"/>
          <table:target-range-address table:start-column="15" table:start-row="2" table:start-table="0" table:end-column="16" table:end-row="18" table:end-table="0"/>
          <office:change-info>
            <dc:creator>frederik </dc:creator>
            <dc:date>2014-12-11T12:39:24.623177182</dc:date>
          </office:change-info>
          <table:dependencies>
            <table:dependency table:id="ct210"/>
            <table:dependency table:id="ct208"/>
          </table:dependencies>
        </table:movement>
        <table:cell-content-change table:id="ct200">
          <table:cell-address table:column="13" table:row="1" table:table="0"/>
          <office:change-info>
            <dc:creator>frederik </dc:creator>
            <dc:date>2014-12-11T12:39:58.327444596</dc:date>
          </office:change-info>
          <table:previous>
            <table:change-track-table-cell/>
          </table:previous>
        </table:cell-content-change>
        <table:cell-content-change table:id="ct201">
          <table:cell-address table:column="14" table:row="1" table:table="0"/>
          <office:change-info>
            <dc:creator>frederik </dc:creator>
            <dc:date>2014-12-11T12:39:58.327470664</dc:date>
          </office:change-info>
          <table:previous>
            <table:change-track-table-cell/>
          </table:previous>
        </table:cell-content-change>
        <table:cell-content-change table:id="ct202">
          <table:cell-address table:column="15" table:row="1" table:table="0"/>
          <office:change-info>
            <dc:creator>frederik </dc:creator>
            <dc:date>2014-12-11T12:40:11.539072659</dc:date>
          </office:change-info>
          <table:previous>
            <table:change-track-table-cell/>
          </table:previous>
        </table:cell-content-change>
        <table:cell-content-change table:id="ct203">
          <table:cell-address table:column="13" table:row="1" table:table="0"/>
          <office:change-info>
            <dc:creator>frederik </dc:creator>
            <dc:date>2014-12-11T12:40:22.241705576</dc:date>
          </office:change-info>
          <table:previous table:id="ct200">
            <table:change-track-table-cell table:cell-address="A1.N2" table:formula="of:=[.C1]" office:value-type="string">
              <text:p>Widerstand/$\Omega$</text:p>
            </table:change-track-table-cell>
          </table:previous>
        </table:cell-content-change>
        <table:cell-content-change table:id="ct204">
          <table:cell-address table:column="15" table:row="1" table:table="0"/>
          <office:change-info>
            <dc:creator>frederik </dc:creator>
            <dc:date>2014-12-11T12:40:24.055357170</dc:date>
          </office:change-info>
          <table:previous table:id="ct202">
            <table:change-track-table-cell table:cell-address="A1.P2" table:formula="of:=[.E1]" office:value-type="float" office:value="0"/>
          </table:previous>
        </table:cell-content-change>
        <table:cell-content-change table:id="ct205">
          <table:cell-address table:column="14" table:row="1" table:table="0"/>
          <office:change-info>
            <dc:creator>frederik </dc:creator>
            <dc:date>2014-12-11T12:40:29.402217222</dc:date>
          </office:change-info>
          <table:previous table:id="ct201">
            <table:change-track-table-cell table:cell-address="A1.O2" table:formula="of:=[.E1]" office:value-type="float" office:value="0"/>
          </table:previous>
        </table:cell-content-change>
        <table:cell-content-change table:id="ct206">
          <table:cell-address table:column="16" table:row="1" table:table="0"/>
          <office:change-info>
            <dc:creator>frederik </dc:creator>
            <dc:date>2014-12-11T12:40:30.055552921</dc:date>
          </office:change-info>
          <table:previous>
            <table:change-track-table-cell/>
          </table:previous>
        </table:cell-content-change>
        <table:movement table:id="ct207">
          <table:source-range-address table:start-column="13" table:start-row="2" table:start-table="0" table:end-column="14" table:end-row="2" table:end-table="0"/>
          <table:target-range-address table:start-column="11" table:start-row="18" table:start-table="0" table:end-column="12" table:end-row="18" table:end-table="0"/>
          <office:change-info>
            <dc:creator>frederik </dc:creator>
            <dc:date>2014-12-11T12:43:55.943243229</dc:date>
          </office:change-info>
        </table:movement>
        <table:movement table:id="ct208">
          <table:source-range-address table:start-column="15" table:start-row="2" table:start-table="0" table:end-column="16" table:end-row="3" table:end-table="0"/>
          <table:target-range-address table:start-column="13" table:start-row="18" table:start-table="0" table:end-column="14" table:end-row="19" table:end-table="0"/>
          <office:change-info>
            <dc:creator>frederik </dc:creator>
            <dc:date>2014-12-11T12:43:59.760084640</dc:date>
          </office:change-info>
          <table:dependencies>
            <table:dependency table:id="ct209"/>
          </table:dependencies>
        </table:movement>
        <table:movement table:id="ct209">
          <table:source-range-address table:start-column="13" table:start-row="3" table:start-table="0" table:end-column="14" table:end-row="19" table:end-table="0"/>
          <table:target-range-address table:start-column="13" table:start-row="2" table:start-table="0" table:end-column="14" table:end-row="18" table:end-table="0"/>
          <office:change-info>
            <dc:creator>frederik </dc:creator>
            <dc:date>2014-12-11T12:44:03.469623066</dc:date>
          </office:change-info>
          <table:deletions>
            <table:cell-content-deletion>
              <table:cell-address table:column="13" table:row="3" table:table="0"/>
              <table:change-track-table-cell table:cell-address="A1.N4" table:formula="of:=[.A19]" office:value-type="float" office:value="38"/>
            </table:cell-content-deletion>
            <table:cell-content-deletion>
              <table:cell-address table:column="13" table:row="4" table:table="0"/>
              <table:change-track-table-cell table:cell-address="A1.N5" table:formula="of:=[.A20]" office:value-type="float" office:value="39"/>
            </table:cell-content-deletion>
            <table:cell-content-deletion>
              <table:cell-address table:column="13" table:row="5" table:table="0"/>
              <table:change-track-table-cell table:cell-address="A1.N6" table:formula="of:=[.A21]" office:value-type="float" office:value="40"/>
            </table:cell-content-deletion>
            <table:cell-content-deletion>
              <table:cell-address table:column="13" table:row="6" table:table="0"/>
              <table:change-track-table-cell table:cell-address="A1.N7" table:formula="of:=[.A22]" office:value-type="float" office:value="41"/>
            </table:cell-content-deletion>
            <table:cell-content-deletion>
              <table:cell-address table:column="13" table:row="7" table:table="0"/>
              <table:change-track-table-cell table:cell-address="A1.N8" table:formula="of:=[.A23]" office:value-type="float" office:value="42"/>
            </table:cell-content-deletion>
            <table:cell-content-deletion>
              <table:cell-address table:column="13" table:row="8" table:table="0"/>
              <table:change-track-table-cell table:cell-address="A1.N9" table:formula="of:=[.A24]" office:value-type="float" office:value="43"/>
            </table:cell-content-deletion>
            <table:cell-content-deletion>
              <table:cell-address table:column="13" table:row="9" table:table="0"/>
              <table:change-track-table-cell table:cell-address="A1.N10" table:formula="of:=[.A25]" office:value-type="float" office:value="44"/>
            </table:cell-content-deletion>
            <table:cell-content-deletion>
              <table:cell-address table:column="13" table:row="10" table:table="0"/>
              <table:change-track-table-cell table:cell-address="A1.N11" table:formula="of:=[.A26]" office:value-type="float" office:value="45"/>
            </table:cell-content-deletion>
            <table:cell-content-deletion>
              <table:cell-address table:column="13" table:row="11" table:table="0"/>
              <table:change-track-table-cell table:cell-address="A1.N12" table:formula="of:=[.A27]" office:value-type="float" office:value="46"/>
            </table:cell-content-deletion>
            <table:cell-content-deletion>
              <table:cell-address table:column="13" table:row="12" table:table="0"/>
              <table:change-track-table-cell table:cell-address="A1.N13" table:formula="of:=[.A28]" office:value-type="float" office:value="47"/>
            </table:cell-content-deletion>
            <table:cell-content-deletion>
              <table:cell-address table:column="13" table:row="13" table:table="0"/>
              <table:change-track-table-cell table:cell-address="A1.N14" table:formula="of:=[.A29]" office:value-type="float" office:value="48"/>
            </table:cell-content-deletion>
            <table:cell-content-deletion>
              <table:cell-address table:column="13" table:row="14" table:table="0"/>
              <table:change-track-table-cell table:cell-address="A1.N15" table:formula="of:=[.A30]" office:value-type="float" office:value="49"/>
            </table:cell-content-deletion>
            <table:cell-content-deletion>
              <table:cell-address table:column="13" table:row="15" table:table="0"/>
              <table:change-track-table-cell table:cell-address="A1.N16" table:formula="of:=[.A31]" office:value-type="float" office:value="50"/>
            </table:cell-content-deletion>
            <table:cell-content-deletion>
              <table:cell-address table:column="13" table:row="16" table:table="0"/>
              <table:change-track-table-cell table:cell-address="A1.N17" table:formula="of:=[.A32]" office:value-type="float" office:value="51"/>
            </table:cell-content-deletion>
            <table:cell-content-deletion>
              <table:cell-address table:column="13" table:row="17" table:table="0"/>
              <table:change-track-table-cell table:cell-address="A1.N18" table:formula="of:=[.A33]" office:value-type="float" office:value="52"/>
            </table:cell-content-deletion>
            <table:cell-content-deletion>
              <table:cell-address table:column="13" table:row="18" table:table="0"/>
              <table:change-track-table-cell table:cell-address="A1.N19" table:formula="of:=[.A34]" office:value-type="float" office:value="53"/>
            </table:cell-content-deletion>
            <table:cell-content-deletion>
              <table:cell-address table:column="14" table:row="3" table:table="0"/>
              <table:change-track-table-cell table:cell-address="A1.O4" table:formula="of:=[.C19]" office:value-type="float" office:value="4.83"/>
            </table:cell-content-deletion>
            <table:cell-content-deletion>
              <table:cell-address table:column="14" table:row="4" table:table="0"/>
              <table:change-track-table-cell table:cell-address="A1.O5" table:formula="of:=[.C20]" office:value-type="float" office:value="4.58"/>
            </table:cell-content-deletion>
            <table:cell-content-deletion>
              <table:cell-address table:column="14" table:row="5" table:table="0"/>
              <table:change-track-table-cell table:cell-address="A1.O6" table:formula="of:=[.C21]" office:value-type="float" office:value="4.4"/>
            </table:cell-content-deletion>
            <table:cell-content-deletion>
              <table:cell-address table:column="14" table:row="6" table:table="0"/>
              <table:change-track-table-cell table:cell-address="A1.O7" table:formula="of:=[.C22]" office:value-type="float" office:value="4.2"/>
            </table:cell-content-deletion>
            <table:cell-content-deletion>
              <table:cell-address table:column="14" table:row="7" table:table="0"/>
              <table:change-track-table-cell table:cell-address="A1.O8" table:formula="of:=[.C23]" office:value-type="float" office:value="4.02"/>
            </table:cell-content-deletion>
            <table:cell-content-deletion>
              <table:cell-address table:column="14" table:row="8" table:table="0"/>
              <table:change-track-table-cell table:cell-address="A1.O9" table:formula="of:=[.C24]" office:value-type="float" office:value="3.85"/>
            </table:cell-content-deletion>
            <table:cell-content-deletion>
              <table:cell-address table:column="14" table:row="9" table:table="0"/>
              <table:change-track-table-cell table:cell-address="A1.O10" table:formula="of:=[.C25]" office:value-type="float" office:value="3.64"/>
            </table:cell-content-deletion>
            <table:cell-content-deletion>
              <table:cell-address table:column="14" table:row="10" table:table="0"/>
              <table:change-track-table-cell table:cell-address="A1.O11" table:formula="of:=[.C26]" office:value-type="float" office:value="3.45"/>
            </table:cell-content-deletion>
            <table:cell-content-deletion>
              <table:cell-address table:column="14" table:row="11" table:table="0"/>
              <table:change-track-table-cell table:cell-address="A1.O12" table:formula="of:=[.C27]" office:value-type="float" office:value="3.28"/>
            </table:cell-content-deletion>
            <table:cell-content-deletion>
              <table:cell-address table:column="14" table:row="12" table:table="0"/>
              <table:change-track-table-cell table:cell-address="A1.O13" table:formula="of:=[.C28]" office:value-type="float" office:value="3.14"/>
            </table:cell-content-deletion>
            <table:cell-content-deletion>
              <table:cell-address table:column="14" table:row="13" table:table="0"/>
              <table:change-track-table-cell table:cell-address="A1.O14" table:formula="of:=[.C29]" office:value-type="float" office:value="3.01"/>
            </table:cell-content-deletion>
            <table:cell-content-deletion>
              <table:cell-address table:column="14" table:row="14" table:table="0"/>
              <table:change-track-table-cell table:cell-address="A1.O15" table:formula="of:=[.C30]" office:value-type="float" office:value="2.85"/>
            </table:cell-content-deletion>
            <table:cell-content-deletion>
              <table:cell-address table:column="14" table:row="15" table:table="0"/>
              <table:change-track-table-cell table:cell-address="A1.O16" table:formula="of:=[.C31]" office:value-type="float" office:value="2.72"/>
            </table:cell-content-deletion>
            <table:cell-content-deletion>
              <table:cell-address table:column="14" table:row="16" table:table="0"/>
              <table:change-track-table-cell table:cell-address="A1.O17" table:formula="of:=[.C32]" office:value-type="float" office:value="2.62"/>
            </table:cell-content-deletion>
            <table:cell-content-deletion>
              <table:cell-address table:column="14" table:row="17" table:table="0"/>
              <table:change-track-table-cell table:cell-address="A1.O18" table:formula="of:=[.C33]" office:value-type="float" office:value="2.51"/>
            </table:cell-content-deletion>
            <table:cell-content-deletion>
              <table:cell-address table:column="14" table:row="18" table:table="0"/>
              <table:change-track-table-cell table:cell-address="A1.O19" table:formula="of:=[.C34]" office:value-type="float" office:value="2.38"/>
            </table:cell-content-deletion>
          </table:deletions>
        </table:movement>
        <table:movement table:id="ct210">
          <table:source-range-address table:start-column="15" table:start-row="4" table:start-table="0" table:end-column="16" table:end-row="18" table:end-table="0"/>
          <table:target-range-address table:start-column="15" table:start-row="2" table:start-table="0" table:end-column="16" table:end-row="16" table:end-table="0"/>
          <office:change-info>
            <dc:creator>frederik </dc:creator>
            <dc:date>2014-12-11T12:44:06.733797467</dc:date>
          </office:change-info>
          <table:deletions>
            <table:cell-content-deletion>
              <table:cell-address table:column="15" table:row="4" table:table="0"/>
              <table:change-track-table-cell table:cell-address="A1.P5" table:formula="of:=[.A36]" office:value-type="float" office:value="55"/>
            </table:cell-content-deletion>
            <table:cell-content-deletion>
              <table:cell-address table:column="15" table:row="5" table:table="0"/>
              <table:change-track-table-cell table:cell-address="A1.P6" table:formula="of:=[.A37]" office:value-type="float" office:value="56"/>
            </table:cell-content-deletion>
            <table:cell-content-deletion>
              <table:cell-address table:column="15" table:row="6" table:table="0"/>
              <table:change-track-table-cell table:cell-address="A1.P7" table:formula="of:=[.A38]" office:value-type="float" office:value="57"/>
            </table:cell-content-deletion>
            <table:cell-content-deletion>
              <table:cell-address table:column="15" table:row="7" table:table="0"/>
              <table:change-track-table-cell table:cell-address="A1.P8" table:formula="of:=[.A39]" office:value-type="float" office:value="58"/>
            </table:cell-content-deletion>
            <table:cell-content-deletion>
              <table:cell-address table:column="15" table:row="8" table:table="0"/>
              <table:change-track-table-cell table:cell-address="A1.P9" table:formula="of:=[.A40]" office:value-type="float" office:value="59"/>
            </table:cell-content-deletion>
            <table:cell-content-deletion>
              <table:cell-address table:column="15" table:row="9" table:table="0"/>
              <table:change-track-table-cell table:cell-address="A1.P10" table:formula="of:=[.A41]" office:value-type="float" office:value="60"/>
            </table:cell-content-deletion>
            <table:cell-content-deletion>
              <table:cell-address table:column="15" table:row="10" table:table="0"/>
              <table:change-track-table-cell table:cell-address="A1.P11" table:formula="of:=[.A42]" office:value-type="float" office:value="61"/>
            </table:cell-content-deletion>
            <table:cell-content-deletion>
              <table:cell-address table:column="15" table:row="11" table:table="0"/>
              <table:change-track-table-cell table:cell-address="A1.P12" table:formula="of:=[.A43]" office:value-type="float" office:value="62"/>
            </table:cell-content-deletion>
            <table:cell-content-deletion>
              <table:cell-address table:column="15" table:row="12" table:table="0"/>
              <table:change-track-table-cell table:cell-address="A1.P13" table:formula="of:=[.A44]" office:value-type="float" office:value="63"/>
            </table:cell-content-deletion>
            <table:cell-content-deletion>
              <table:cell-address table:column="15" table:row="13" table:table="0"/>
              <table:change-track-table-cell table:cell-address="A1.P14" table:formula="of:=[.A45]" office:value-type="float" office:value="64"/>
            </table:cell-content-deletion>
            <table:cell-content-deletion>
              <table:cell-address table:column="15" table:row="14" table:table="0"/>
              <table:change-track-table-cell table:cell-address="A1.P15" table:formula="of:=[.A46]" office:value-type="float" office:value="65"/>
            </table:cell-content-deletion>
            <table:cell-content-deletion>
              <table:cell-address table:column="15" table:row="15" table:table="0"/>
              <table:change-track-table-cell table:cell-address="A1.P16" table:formula="of:=[.A47]" office:value-type="float" office:value="66"/>
            </table:cell-content-deletion>
            <table:cell-content-deletion>
              <table:cell-address table:column="15" table:row="16" table:table="0"/>
              <table:change-track-table-cell table:cell-address="A1.P17" table:formula="of:=[.A48]" office:value-type="float" office:value="67"/>
            </table:cell-content-deletion>
            <table:cell-content-deletion>
              <table:cell-address table:column="16" table:row="4" table:table="0"/>
              <table:change-track-table-cell table:cell-address="A1.Q5" table:formula="of:=[.C36]" office:value-type="float" office:value="2.11"/>
            </table:cell-content-deletion>
            <table:cell-content-deletion>
              <table:cell-address table:column="16" table:row="5" table:table="0"/>
              <table:change-track-table-cell table:cell-address="A1.Q6" table:formula="of:=[.C37]" office:value-type="float" office:value="2.04"/>
            </table:cell-content-deletion>
            <table:cell-content-deletion>
              <table:cell-address table:column="16" table:row="6" table:table="0"/>
              <table:change-track-table-cell table:cell-address="A1.Q7" table:formula="of:=[.C38]" office:value-type="float" office:value="1.96"/>
            </table:cell-content-deletion>
            <table:cell-content-deletion>
              <table:cell-address table:column="16" table:row="7" table:table="0"/>
              <table:change-track-table-cell table:cell-address="A1.Q8" table:formula="of:=[.C39]" office:value-type="float" office:value="1.88"/>
            </table:cell-content-deletion>
            <table:cell-content-deletion>
              <table:cell-address table:column="16" table:row="8" table:table="0"/>
              <table:change-track-table-cell table:cell-address="A1.Q9" table:formula="of:=[.C40]" office:value-type="float" office:value="1.821"/>
            </table:cell-content-deletion>
            <table:cell-content-deletion>
              <table:cell-address table:column="16" table:row="9" table:table="0"/>
              <table:change-track-table-cell table:cell-address="A1.Q10" table:formula="of:=[.C41]" office:value-type="float" office:value="1.734"/>
            </table:cell-content-deletion>
            <table:cell-content-deletion>
              <table:cell-address table:column="16" table:row="10" table:table="0"/>
              <table:change-track-table-cell table:cell-address="A1.Q11" table:formula="of:=[.C42]" office:value-type="float" office:value="1.699"/>
            </table:cell-content-deletion>
            <table:cell-content-deletion>
              <table:cell-address table:column="16" table:row="11" table:table="0"/>
              <table:change-track-table-cell table:cell-address="A1.Q12" table:formula="of:=[.C43]" office:value-type="float" office:value="1.602"/>
            </table:cell-content-deletion>
            <table:cell-content-deletion>
              <table:cell-address table:column="16" table:row="12" table:table="0"/>
              <table:change-track-table-cell table:cell-address="A1.Q13" table:formula="of:=[.C44]" office:value-type="float" office:value="1.568"/>
            </table:cell-content-deletion>
            <table:cell-content-deletion>
              <table:cell-address table:column="16" table:row="13" table:table="0"/>
              <table:change-track-table-cell table:cell-address="A1.Q14" table:formula="of:=[.C45]" office:value-type="float" office:value="1.476"/>
            </table:cell-content-deletion>
            <table:cell-content-deletion>
              <table:cell-address table:column="16" table:row="14" table:table="0"/>
              <table:change-track-table-cell table:cell-address="A1.Q15" table:formula="of:=[.C46]" office:value-type="float" office:value="1.421"/>
            </table:cell-content-deletion>
            <table:cell-content-deletion>
              <table:cell-address table:column="16" table:row="15" table:table="0"/>
              <table:change-track-table-cell table:cell-address="A1.Q16" table:formula="of:=[.C47]" office:value-type="float" office:value="1.388"/>
            </table:cell-content-deletion>
            <table:cell-content-deletion>
              <table:cell-address table:column="16" table:row="16" table:table="0"/>
              <table:change-track-table-cell table:cell-address="A1.Q17" table:formula="of:=[.C48]" office:value-type="float" office:value="1.347"/>
            </table:cell-content-deletion>
          </table:deletions>
        </table:movement>
        <table:movement table:id="ct211">
          <table:source-range-address table:start-column="9" table:start-row="0" table:start-table="1" table:end-column="12" table:end-row="20" table:end-table="1"/>
          <table:target-range-address table:start-column="13" table:start-row="0" table:start-table="1" table:end-column="16" table:end-row="20" table:end-table="1"/>
          <office:change-info>
            <dc:creator>frederik </dc:creator>
            <dc:date>2014-12-11T12:54:06.491724005</dc:date>
          </office:change-info>
          <table:dependencies>
            <table:dependency table:id="ct214"/>
          </table:dependencies>
        </table:movement>
        <table:movement table:id="ct212">
          <table:source-range-address table:start-column="6" table:start-row="12" table:start-table="1" table:end-column="7" table:end-row="20" table:end-table="1"/>
          <table:target-range-address table:start-column="8" table:start-row="3" table:start-table="1" table:end-column="9" table:end-row="11" table:end-table="1"/>
          <office:change-info>
            <dc:creator>frederik </dc:creator>
            <dc:date>2014-12-11T12:54:11.701423097</dc:date>
          </office:change-info>
        </table:movement>
        <table:cell-content-change table:id="ct213">
          <table:cell-address table:column="8" table:row="2" table:table="1"/>
          <office:change-info>
            <dc:creator>frederik </dc:creator>
            <dc:date>2014-12-11T12:54:16.616904183</dc:date>
          </office:change-info>
          <table:previous>
            <table:change-track-table-cell/>
          </table:previous>
        </table:cell-content-change>
        <table:cell-content-change table:id="ct214">
          <table:cell-address table:column="9" table:row="2" table:table="1"/>
          <office:change-info>
            <dc:creator>frederik </dc:creator>
            <dc:date>2014-12-11T12:54:19.387963337</dc:date>
          </office:change-info>
          <table:previous>
            <table:change-track-table-cell/>
          </table:previous>
        </table:cell-content-change>
        <table:cell-content-change table:id="ct215">
          <table:cell-address table:column="2" table:row="2" table:table="1"/>
          <office:change-info>
            <dc:creator>frederik </dc:creator>
            <dc:date>2014-12-11T12:54:31.494860956</dc:date>
          </office:change-info>
          <table:previous>
            <table:change-track-table-cell office:value-type="string">
              <text:p>T/C</text:p>
            </table:change-track-table-cell>
          </table:previous>
        </table:cell-content-change>
        <table:cell-content-change table:id="ct216">
          <table:cell-address table:column="11" table:row="2" table:table="2"/>
          <office:change-info>
            <dc:creator>frederik </dc:creator>
            <dc:date>2014-12-11T12:56:30.343780490</dc:date>
          </office:change-info>
          <table:previous>
            <table:change-track-table-cell/>
          </table:previous>
        </table:cell-content-change>
        <table:cell-content-change table:id="ct217">
          <table:cell-address table:column="12" table:row="2" table:table="2"/>
          <office:change-info>
            <dc:creator>frederik </dc:creator>
            <dc:date>2014-12-11T12:57:19.710846163</dc:date>
          </office:change-info>
          <table:previous>
            <table:change-track-table-cell/>
          </table:previous>
        </table:cell-content-change>
        <table:cell-content-change table:id="ct218">
          <table:cell-address table:column="2" table:row="2" table:table="2"/>
          <office:change-info>
            <dc:creator>frederik </dc:creator>
            <dc:date>2014-12-11T12:57:30.394682692</dc:date>
          </office:change-info>
          <table:previous>
            <table:change-track-table-cell office:value-type="string">
              <text:p>T/C</text:p>
            </table:change-track-table-cell>
          </table:previous>
        </table:cell-content-change>
        <table:cell-content-change table:id="ct219">
          <table:cell-address table:column="11" table:row="3" table:table="2"/>
          <office:change-info>
            <dc:creator>frederik </dc:creator>
            <dc:date>2014-12-11T12:57:35.837409278</dc:date>
          </office:change-info>
          <table:previous>
            <table:change-track-table-cell/>
          </table:previous>
        </table:cell-content-change>
        <table:cell-content-change table:id="ct220">
          <table:cell-address table:column="11" table:row="4" table:table="2"/>
          <office:change-info>
            <dc:creator>frederik </dc:creator>
            <dc:date>2014-12-11T12:57:35.837475825</dc:date>
          </office:change-info>
          <table:previous>
            <table:change-track-table-cell/>
          </table:previous>
        </table:cell-content-change>
        <table:cell-content-change table:id="ct221">
          <table:cell-address table:column="11" table:row="5" table:table="2"/>
          <office:change-info>
            <dc:creator>frederik </dc:creator>
            <dc:date>2014-12-11T12:57:35.837518887</dc:date>
          </office:change-info>
          <table:previous>
            <table:change-track-table-cell/>
          </table:previous>
        </table:cell-content-change>
        <table:cell-content-change table:id="ct222">
          <table:cell-address table:column="11" table:row="6" table:table="2"/>
          <office:change-info>
            <dc:creator>frederik </dc:creator>
            <dc:date>2014-12-11T12:57:35.837562767</dc:date>
          </office:change-info>
          <table:previous>
            <table:change-track-table-cell/>
          </table:previous>
        </table:cell-content-change>
        <table:cell-content-change table:id="ct223">
          <table:cell-address table:column="11" table:row="7" table:table="2"/>
          <office:change-info>
            <dc:creator>frederik </dc:creator>
            <dc:date>2014-12-11T12:57:35.837615838</dc:date>
          </office:change-info>
          <table:previous>
            <table:change-track-table-cell/>
          </table:previous>
        </table:cell-content-change>
        <table:cell-content-change table:id="ct224">
          <table:cell-address table:column="11" table:row="8" table:table="2"/>
          <office:change-info>
            <dc:creator>frederik </dc:creator>
            <dc:date>2014-12-11T12:57:35.837661182</dc:date>
          </office:change-info>
          <table:previous>
            <table:change-track-table-cell/>
          </table:previous>
        </table:cell-content-change>
        <table:cell-content-change table:id="ct225">
          <table:cell-address table:column="11" table:row="9" table:table="2"/>
          <office:change-info>
            <dc:creator>frederik </dc:creator>
            <dc:date>2014-12-11T12:57:35.837703823</dc:date>
          </office:change-info>
          <table:previous>
            <table:change-track-table-cell/>
          </table:previous>
        </table:cell-content-change>
        <table:cell-content-change table:id="ct226">
          <table:cell-address table:column="11" table:row="10" table:table="2"/>
          <office:change-info>
            <dc:creator>frederik </dc:creator>
            <dc:date>2014-12-11T12:57:35.837741212</dc:date>
          </office:change-info>
          <table:previous>
            <table:change-track-table-cell/>
          </table:previous>
        </table:cell-content-change>
        <table:cell-content-change table:id="ct227">
          <table:cell-address table:column="11" table:row="11" table:table="2"/>
          <office:change-info>
            <dc:creator>frederik </dc:creator>
            <dc:date>2014-12-11T12:57:35.837765759</dc:date>
          </office:change-info>
          <table:previous>
            <table:change-track-table-cell/>
          </table:previous>
        </table:cell-content-change>
        <table:cell-content-change table:id="ct228">
          <table:cell-address table:column="13" table:row="3" table:table="2"/>
          <office:change-info>
            <dc:creator>frederik </dc:creator>
            <dc:date>2014-12-11T12:57:35.837787681</dc:date>
          </office:change-info>
          <table:previous>
            <table:change-track-table-cell/>
          </table:previous>
        </table:cell-content-change>
        <table:cell-content-change table:id="ct229">
          <table:cell-address table:column="13" table:row="4" table:table="2"/>
          <office:change-info>
            <dc:creator>frederik </dc:creator>
            <dc:date>2014-12-11T12:57:35.837809582</dc:date>
          </office:change-info>
          <table:previous>
            <table:change-track-table-cell/>
          </table:previous>
        </table:cell-content-change>
        <table:cell-content-change table:id="ct230">
          <table:cell-address table:column="13" table:row="5" table:table="2"/>
          <office:change-info>
            <dc:creator>frederik </dc:creator>
            <dc:date>2014-12-11T12:57:35.837832815</dc:date>
          </office:change-info>
          <table:previous>
            <table:change-track-table-cell/>
          </table:previous>
        </table:cell-content-change>
        <table:cell-content-change table:id="ct231">
          <table:cell-address table:column="13" table:row="6" table:table="2"/>
          <office:change-info>
            <dc:creator>frederik </dc:creator>
            <dc:date>2014-12-11T12:57:35.837854980</dc:date>
          </office:change-info>
          <table:previous>
            <table:change-track-table-cell/>
          </table:previous>
        </table:cell-content-change>
        <table:cell-content-change table:id="ct232">
          <table:cell-address table:column="13" table:row="7" table:table="2"/>
          <office:change-info>
            <dc:creator>frederik </dc:creator>
            <dc:date>2014-12-11T12:57:35.837877140</dc:date>
          </office:change-info>
          <table:previous>
            <table:change-track-table-cell/>
          </table:previous>
        </table:cell-content-change>
        <table:cell-content-change table:id="ct233">
          <table:cell-address table:column="13" table:row="8" table:table="2"/>
          <office:change-info>
            <dc:creator>frederik </dc:creator>
            <dc:date>2014-12-11T12:57:35.837899020</dc:date>
          </office:change-info>
          <table:previous>
            <table:change-track-table-cell/>
          </table:previous>
        </table:cell-content-change>
        <table:cell-content-change table:id="ct234">
          <table:cell-address table:column="13" table:row="9" table:table="2"/>
          <office:change-info>
            <dc:creator>frederik </dc:creator>
            <dc:date>2014-12-11T12:57:35.837921435</dc:date>
          </office:change-info>
          <table:previous>
            <table:change-track-table-cell/>
          </table:previous>
        </table:cell-content-change>
        <table:cell-content-change table:id="ct235">
          <table:cell-address table:column="13" table:row="10" table:table="2"/>
          <office:change-info>
            <dc:creator>frederik </dc:creator>
            <dc:date>2014-12-11T12:57:35.837943429</dc:date>
          </office:change-info>
          <table:previous>
            <table:change-track-table-cell/>
          </table:previous>
        </table:cell-content-change>
        <table:cell-content-change table:id="ct236">
          <table:cell-address table:column="12" table:row="3" table:table="2"/>
          <office:change-info>
            <dc:creator>frederik </dc:creator>
            <dc:date>2014-12-11T12:57:35.837990565</dc:date>
          </office:change-info>
          <table:previous>
            <table:change-track-table-cell/>
          </table:previous>
        </table:cell-content-change>
        <table:cell-content-change table:id="ct237">
          <table:cell-address table:column="12" table:row="4" table:table="2"/>
          <office:change-info>
            <dc:creator>frederik </dc:creator>
            <dc:date>2014-12-11T12:57:35.838012941</dc:date>
          </office:change-info>
          <table:previous>
            <table:change-track-table-cell/>
          </table:previous>
        </table:cell-content-change>
        <table:cell-content-change table:id="ct238">
          <table:cell-address table:column="12" table:row="5" table:table="2"/>
          <office:change-info>
            <dc:creator>frederik </dc:creator>
            <dc:date>2014-12-11T12:57:35.838086202</dc:date>
          </office:change-info>
          <table:previous>
            <table:change-track-table-cell/>
          </table:previous>
        </table:cell-content-change>
        <table:cell-content-change table:id="ct239">
          <table:cell-address table:column="12" table:row="6" table:table="2"/>
          <office:change-info>
            <dc:creator>frederik </dc:creator>
            <dc:date>2014-12-11T12:57:35.838109311</dc:date>
          </office:change-info>
          <table:previous>
            <table:change-track-table-cell/>
          </table:previous>
        </table:cell-content-change>
        <table:cell-content-change table:id="ct240">
          <table:cell-address table:column="12" table:row="7" table:table="2"/>
          <office:change-info>
            <dc:creator>frederik </dc:creator>
            <dc:date>2014-12-11T12:57:35.838131525</dc:date>
          </office:change-info>
          <table:previous>
            <table:change-track-table-cell/>
          </table:previous>
        </table:cell-content-change>
        <table:cell-content-change table:id="ct241">
          <table:cell-address table:column="12" table:row="8" table:table="2"/>
          <office:change-info>
            <dc:creator>frederik </dc:creator>
            <dc:date>2014-12-11T12:57:35.838153702</dc:date>
          </office:change-info>
          <table:previous>
            <table:change-track-table-cell/>
          </table:previous>
        </table:cell-content-change>
        <table:cell-content-change table:id="ct242">
          <table:cell-address table:column="12" table:row="9" table:table="2"/>
          <office:change-info>
            <dc:creator>frederik </dc:creator>
            <dc:date>2014-12-11T12:57:35.838175847</dc:date>
          </office:change-info>
          <table:previous>
            <table:change-track-table-cell/>
          </table:previous>
        </table:cell-content-change>
        <table:cell-content-change table:id="ct243">
          <table:cell-address table:column="12" table:row="10" table:table="2"/>
          <office:change-info>
            <dc:creator>frederik </dc:creator>
            <dc:date>2014-12-11T12:57:35.838198196</dc:date>
          </office:change-info>
          <table:previous>
            <table:change-track-table-cell/>
          </table:previous>
        </table:cell-content-change>
        <table:cell-content-change table:id="ct244">
          <table:cell-address table:column="12" table:row="11" table:table="2"/>
          <office:change-info>
            <dc:creator>frederik </dc:creator>
            <dc:date>2014-12-11T12:57:35.838213181</dc:date>
          </office:change-info>
          <table:previous>
            <table:change-track-table-cell/>
          </table:previous>
        </table:cell-content-change>
        <table:cell-content-change table:id="ct245">
          <table:cell-address table:column="14" table:row="3" table:table="2"/>
          <office:change-info>
            <dc:creator>frederik </dc:creator>
            <dc:date>2014-12-11T12:57:35.838222688</dc:date>
          </office:change-info>
          <table:previous>
            <table:change-track-table-cell/>
          </table:previous>
        </table:cell-content-change>
        <table:cell-content-change table:id="ct246">
          <table:cell-address table:column="14" table:row="4" table:table="2"/>
          <office:change-info>
            <dc:creator>frederik </dc:creator>
            <dc:date>2014-12-11T12:57:35.838232036</dc:date>
          </office:change-info>
          <table:previous>
            <table:change-track-table-cell/>
          </table:previous>
        </table:cell-content-change>
        <table:cell-content-change table:id="ct247">
          <table:cell-address table:column="14" table:row="5" table:table="2"/>
          <office:change-info>
            <dc:creator>frederik </dc:creator>
            <dc:date>2014-12-11T12:57:35.838241254</dc:date>
          </office:change-info>
          <table:previous>
            <table:change-track-table-cell/>
          </table:previous>
        </table:cell-content-change>
        <table:cell-content-change table:id="ct248">
          <table:cell-address table:column="14" table:row="6" table:table="2"/>
          <office:change-info>
            <dc:creator>frederik </dc:creator>
            <dc:date>2014-12-11T12:57:35.838250442</dc:date>
          </office:change-info>
          <table:previous>
            <table:change-track-table-cell/>
          </table:previous>
        </table:cell-content-change>
        <table:cell-content-change table:id="ct249">
          <table:cell-address table:column="14" table:row="7" table:table="2"/>
          <office:change-info>
            <dc:creator>frederik </dc:creator>
            <dc:date>2014-12-11T12:57:35.838259755</dc:date>
          </office:change-info>
          <table:previous>
            <table:change-track-table-cell/>
          </table:previous>
        </table:cell-content-change>
        <table:cell-content-change table:id="ct250">
          <table:cell-address table:column="14" table:row="8" table:table="2"/>
          <office:change-info>
            <dc:creator>frederik </dc:creator>
            <dc:date>2014-12-11T12:57:35.838269487</dc:date>
          </office:change-info>
          <table:previous>
            <table:change-track-table-cell/>
          </table:previous>
        </table:cell-content-change>
        <table:cell-content-change table:id="ct251">
          <table:cell-address table:column="14" table:row="9" table:table="2"/>
          <office:change-info>
            <dc:creator>frederik </dc:creator>
            <dc:date>2014-12-11T12:57:35.838278687</dc:date>
          </office:change-info>
          <table:previous>
            <table:change-track-table-cell/>
          </table:previous>
        </table:cell-content-change>
        <table:cell-content-change table:id="ct252">
          <table:cell-address table:column="14" table:row="10" table:table="2"/>
          <office:change-info>
            <dc:creator>frederik </dc:creator>
            <dc:date>2014-12-11T12:57:35.838287992</dc:date>
          </office:change-info>
          <table:previous>
            <table:change-track-table-cell/>
          </table:previous>
        </table:cell-content-change>
        <table:movement table:id="ct253">
          <table:source-range-address table:start-column="11" table:start-row="12" table:start-table="2" table:end-column="12" table:end-row="19" table:end-table="2"/>
          <table:target-range-address table:start-column="13" table:start-row="3" table:start-table="2" table:end-column="14" table:end-row="10" table:end-table="2"/>
          <office:change-info>
            <dc:creator>frederik </dc:creator>
            <dc:date>2014-12-11T12:57:46.633615066</dc:date>
          </office:change-info>
        </table:movement>
        <table:cell-content-change table:id="ct254">
          <table:cell-address table:column="13" table:row="2" table:table="2"/>
          <office:change-info>
            <dc:creator>frederik </dc:creator>
            <dc:date>2014-12-11T12:57:50.102758739</dc:date>
          </office:change-info>
          <table:previous>
            <table:change-track-table-cell/>
          </table:previous>
        </table:cell-content-change>
        <table:cell-content-change table:id="ct255">
          <table:cell-address table:column="14" table:row="2" table:table="2"/>
          <office:change-info>
            <dc:creator>frederik </dc:creator>
            <dc:date>2014-12-11T12:57:52.904112172</dc:date>
          </office:change-info>
          <table:previous>
            <table:change-track-table-cell/>
          </table:previous>
        </table:cell-content-change>
        <table:cell-content-change table:id="ct256">
          <table:cell-address table:column="2" table:row="2" table:table="3"/>
          <office:change-info>
            <dc:creator>frederik </dc:creator>
            <dc:date>2014-12-11T13:01:32.974092678</dc:date>
          </office:change-info>
          <table:previous>
            <table:change-track-table-cell office:value-type="string">
              <text:p>T/C</text:p>
            </table:change-track-table-cell>
          </table:previous>
        </table:cell-content-change>
        <table:cell-content-change table:id="ct257">
          <table:cell-address table:column="11" table:row="8" table:table="3"/>
          <office:change-info>
            <dc:creator>frederik </dc:creator>
            <dc:date>2014-12-11T13:01:55.887045609</dc:date>
          </office:change-info>
          <table:previous>
            <table:change-track-table-cell/>
          </table:previous>
        </table:cell-content-change>
        <table:cell-content-change table:id="ct258">
          <table:cell-address table:column="12" table:row="8" table:table="3"/>
          <office:change-info>
            <dc:creator>frederik </dc:creator>
            <dc:date>2014-12-11T13:01:57.667395910</dc:date>
          </office:change-info>
          <table:previous>
            <table:change-track-table-cell/>
          </table:previous>
        </table:cell-content-change>
        <table:cell-content-change table:id="ct259">
          <table:cell-address table:column="11" table:row="9" table:table="3"/>
          <office:change-info>
            <dc:creator>frederik </dc:creator>
            <dc:date>2014-12-11T13:02:01.793154108</dc:date>
          </office:change-info>
          <table:previous>
            <table:change-track-table-cell/>
          </table:previous>
        </table:cell-content-change>
        <table:cell-content-change table:id="ct260">
          <table:cell-address table:column="11" table:row="10" table:table="3"/>
          <office:change-info>
            <dc:creator>frederik </dc:creator>
            <dc:date>2014-12-11T13:02:01.793197113</dc:date>
          </office:change-info>
          <table:previous>
            <table:change-track-table-cell/>
          </table:previous>
        </table:cell-content-change>
        <table:cell-content-change table:id="ct261">
          <table:cell-address table:column="11" table:row="11" table:table="3"/>
          <office:change-info>
            <dc:creator>frederik </dc:creator>
            <dc:date>2014-12-11T13:02:01.793220981</dc:date>
          </office:change-info>
          <table:previous>
            <table:change-track-table-cell/>
          </table:previous>
        </table:cell-content-change>
        <table:cell-content-change table:id="ct262">
          <table:cell-address table:column="11" table:row="12" table:table="3"/>
          <office:change-info>
            <dc:creator>frederik </dc:creator>
            <dc:date>2014-12-11T13:02:01.793243982</dc:date>
          </office:change-info>
          <table:previous>
            <table:change-track-table-cell/>
          </table:previous>
        </table:cell-content-change>
        <table:cell-content-change table:id="ct263">
          <table:cell-address table:column="11" table:row="13" table:table="3"/>
          <office:change-info>
            <dc:creator>frederik </dc:creator>
            <dc:date>2014-12-11T13:02:01.793267131</dc:date>
          </office:change-info>
          <table:previous>
            <table:change-track-table-cell/>
          </table:previous>
        </table:cell-content-change>
        <table:cell-content-change table:id="ct264">
          <table:cell-address table:column="11" table:row="14" table:table="3"/>
          <office:change-info>
            <dc:creator>frederik </dc:creator>
            <dc:date>2014-12-11T13:02:01.793289961</dc:date>
          </office:change-info>
          <table:previous>
            <table:change-track-table-cell/>
          </table:previous>
        </table:cell-content-change>
        <table:cell-content-change table:id="ct265">
          <table:cell-address table:column="11" table:row="15" table:table="3"/>
          <office:change-info>
            <dc:creator>frederik </dc:creator>
            <dc:date>2014-12-11T13:02:01.793312647</dc:date>
          </office:change-info>
          <table:previous>
            <table:change-track-table-cell/>
          </table:previous>
        </table:cell-content-change>
        <table:cell-content-change table:id="ct266">
          <table:cell-address table:column="11" table:row="16" table:table="3"/>
          <office:change-info>
            <dc:creator>frederik </dc:creator>
            <dc:date>2014-12-11T13:02:01.793329629</dc:date>
          </office:change-info>
          <table:previous>
            <table:change-track-table-cell/>
          </table:previous>
        </table:cell-content-change>
        <table:cell-content-change table:id="ct267">
          <table:cell-address table:column="11" table:row="17" table:table="3"/>
          <office:change-info>
            <dc:creator>frederik </dc:creator>
            <dc:date>2014-12-11T13:02:01.793341764</dc:date>
          </office:change-info>
          <table:previous>
            <table:change-track-table-cell/>
          </table:previous>
        </table:cell-content-change>
        <table:cell-content-change table:id="ct268">
          <table:cell-address table:column="11" table:row="18" table:table="3"/>
          <office:change-info>
            <dc:creator>frederik </dc:creator>
            <dc:date>2014-12-11T13:02:01.793353758</dc:date>
          </office:change-info>
          <table:previous>
            <table:change-track-table-cell/>
          </table:previous>
        </table:cell-content-change>
        <table:cell-content-change table:id="ct269">
          <table:cell-address table:column="11" table:row="19" table:table="3"/>
          <office:change-info>
            <dc:creator>frederik </dc:creator>
            <dc:date>2014-12-11T13:02:01.793365830</dc:date>
          </office:change-info>
          <table:previous>
            <table:change-track-table-cell/>
          </table:previous>
        </table:cell-content-change>
        <table:cell-content-change table:id="ct270">
          <table:cell-address table:column="11" table:row="20" table:table="3"/>
          <office:change-info>
            <dc:creator>frederik </dc:creator>
            <dc:date>2014-12-11T13:02:01.793377836</dc:date>
          </office:change-info>
          <table:previous>
            <table:change-track-table-cell/>
          </table:previous>
        </table:cell-content-change>
        <table:cell-content-change table:id="ct271">
          <table:cell-address table:column="11" table:row="21" table:table="3"/>
          <office:change-info>
            <dc:creator>frederik </dc:creator>
            <dc:date>2014-12-11T13:02:01.793390155</dc:date>
          </office:change-info>
          <table:previous>
            <table:change-track-table-cell/>
          </table:previous>
        </table:cell-content-change>
        <table:cell-content-change table:id="ct272">
          <table:cell-address table:column="11" table:row="22" table:table="3"/>
          <office:change-info>
            <dc:creator>frederik </dc:creator>
            <dc:date>2014-12-11T13:02:01.793402179</dc:date>
          </office:change-info>
          <table:previous>
            <table:change-track-table-cell/>
          </table:previous>
        </table:cell-content-change>
        <table:cell-content-change table:id="ct273">
          <table:cell-address table:column="11" table:row="23" table:table="3"/>
          <office:change-info>
            <dc:creator>frederik </dc:creator>
            <dc:date>2014-12-11T13:02:01.793414163</dc:date>
          </office:change-info>
          <table:previous>
            <table:change-track-table-cell/>
          </table:previous>
        </table:cell-content-change>
        <table:cell-content-change table:id="ct274">
          <table:cell-address table:column="13" table:row="9" table:table="3"/>
          <office:change-info>
            <dc:creator>frederik </dc:creator>
            <dc:date>2014-12-11T13:02:01.793426113</dc:date>
          </office:change-info>
          <table:previous>
            <table:change-track-table-cell/>
          </table:previous>
        </table:cell-content-change>
        <table:cell-content-change table:id="ct275">
          <table:cell-address table:column="13" table:row="10" table:table="3"/>
          <office:change-info>
            <dc:creator>frederik </dc:creator>
            <dc:date>2014-12-11T13:02:01.793438107</dc:date>
          </office:change-info>
          <table:previous>
            <table:change-track-table-cell/>
          </table:previous>
        </table:cell-content-change>
        <table:cell-content-change table:id="ct276">
          <table:cell-address table:column="13" table:row="11" table:table="3"/>
          <office:change-info>
            <dc:creator>frederik </dc:creator>
            <dc:date>2014-12-11T13:02:01.793450050</dc:date>
          </office:change-info>
          <table:previous>
            <table:change-track-table-cell/>
          </table:previous>
        </table:cell-content-change>
        <table:cell-content-change table:id="ct277">
          <table:cell-address table:column="13" table:row="12" table:table="3"/>
          <office:change-info>
            <dc:creator>frederik </dc:creator>
            <dc:date>2014-12-11T13:02:01.793462083</dc:date>
          </office:change-info>
          <table:previous>
            <table:change-track-table-cell/>
          </table:previous>
        </table:cell-content-change>
        <table:cell-content-change table:id="ct278">
          <table:cell-address table:column="13" table:row="13" table:table="3"/>
          <office:change-info>
            <dc:creator>frederik </dc:creator>
            <dc:date>2014-12-11T13:02:01.793474083</dc:date>
          </office:change-info>
          <table:previous>
            <table:change-track-table-cell/>
          </table:previous>
        </table:cell-content-change>
        <table:cell-content-change table:id="ct279">
          <table:cell-address table:column="13" table:row="14" table:table="3"/>
          <office:change-info>
            <dc:creator>frederik </dc:creator>
            <dc:date>2014-12-11T13:02:01.793486468</dc:date>
          </office:change-info>
          <table:previous>
            <table:change-track-table-cell/>
          </table:previous>
        </table:cell-content-change>
        <table:cell-content-change table:id="ct280">
          <table:cell-address table:column="13" table:row="15" table:table="3"/>
          <office:change-info>
            <dc:creator>frederik </dc:creator>
            <dc:date>2014-12-11T13:02:01.793498659</dc:date>
          </office:change-info>
          <table:previous>
            <table:change-track-table-cell/>
          </table:previous>
        </table:cell-content-change>
        <table:cell-content-change table:id="ct281">
          <table:cell-address table:column="13" table:row="16" table:table="3"/>
          <office:change-info>
            <dc:creator>frederik </dc:creator>
            <dc:date>2014-12-11T13:02:01.793511454</dc:date>
          </office:change-info>
          <table:previous>
            <table:change-track-table-cell/>
          </table:previous>
        </table:cell-content-change>
        <table:cell-content-change table:id="ct282">
          <table:cell-address table:column="13" table:row="17" table:table="3"/>
          <office:change-info>
            <dc:creator>frederik </dc:creator>
            <dc:date>2014-12-11T13:02:01.793523650</dc:date>
          </office:change-info>
          <table:previous>
            <table:change-track-table-cell/>
          </table:previous>
        </table:cell-content-change>
        <table:cell-content-change table:id="ct283">
          <table:cell-address table:column="13" table:row="18" table:table="3"/>
          <office:change-info>
            <dc:creator>frederik </dc:creator>
            <dc:date>2014-12-11T13:02:01.793535815</dc:date>
          </office:change-info>
          <table:previous>
            <table:change-track-table-cell/>
          </table:previous>
        </table:cell-content-change>
        <table:cell-content-change table:id="ct284">
          <table:cell-address table:column="13" table:row="19" table:table="3"/>
          <office:change-info>
            <dc:creator>frederik </dc:creator>
            <dc:date>2014-12-11T13:02:01.793547937</dc:date>
          </office:change-info>
          <table:previous>
            <table:change-track-table-cell/>
          </table:previous>
        </table:cell-content-change>
        <table:cell-content-change table:id="ct285">
          <table:cell-address table:column="13" table:row="20" table:table="3"/>
          <office:change-info>
            <dc:creator>frederik </dc:creator>
            <dc:date>2014-12-11T13:02:01.793560863</dc:date>
          </office:change-info>
          <table:previous>
            <table:change-track-table-cell/>
          </table:previous>
        </table:cell-content-change>
        <table:cell-content-change table:id="ct286">
          <table:cell-address table:column="13" table:row="21" table:table="3"/>
          <office:change-info>
            <dc:creator>frederik </dc:creator>
            <dc:date>2014-12-11T13:02:01.793573397</dc:date>
          </office:change-info>
          <table:previous>
            <table:change-track-table-cell/>
          </table:previous>
        </table:cell-content-change>
        <table:cell-content-change table:id="ct287">
          <table:cell-address table:column="13" table:row="22" table:table="3"/>
          <office:change-info>
            <dc:creator>frederik </dc:creator>
            <dc:date>2014-12-11T13:02:01.793585832</dc:date>
          </office:change-info>
          <table:previous>
            <table:change-track-table-cell/>
          </table:previous>
        </table:cell-content-change>
        <table:cell-content-change table:id="ct288">
          <table:cell-address table:column="13" table:row="23" table:table="3"/>
          <office:change-info>
            <dc:creator>frederik </dc:creator>
            <dc:date>2014-12-11T13:02:01.793597945</dc:date>
          </office:change-info>
          <table:previous>
            <table:change-track-table-cell/>
          </table:previous>
        </table:cell-content-change>
        <table:cell-content-change table:id="ct289">
          <table:cell-address table:column="12" table:row="9" table:table="3"/>
          <office:change-info>
            <dc:creator>frederik </dc:creator>
            <dc:date>2014-12-11T13:02:01.793624839</dc:date>
          </office:change-info>
          <table:previous>
            <table:change-track-table-cell/>
          </table:previous>
        </table:cell-content-change>
        <table:cell-content-change table:id="ct290">
          <table:cell-address table:column="12" table:row="10" table:table="3"/>
          <office:change-info>
            <dc:creator>frederik </dc:creator>
            <dc:date>2014-12-11T13:02:01.793637379</dc:date>
          </office:change-info>
          <table:previous>
            <table:change-track-table-cell/>
          </table:previous>
        </table:cell-content-change>
        <table:cell-content-change table:id="ct291">
          <table:cell-address table:column="12" table:row="11" table:table="3"/>
          <office:change-info>
            <dc:creator>frederik </dc:creator>
            <dc:date>2014-12-11T13:02:01.793649785</dc:date>
          </office:change-info>
          <table:previous>
            <table:change-track-table-cell/>
          </table:previous>
        </table:cell-content-change>
        <table:cell-content-change table:id="ct292">
          <table:cell-address table:column="12" table:row="12" table:table="3"/>
          <office:change-info>
            <dc:creator>frederik </dc:creator>
            <dc:date>2014-12-11T13:02:01.793677606</dc:date>
          </office:change-info>
          <table:previous>
            <table:change-track-table-cell/>
          </table:previous>
        </table:cell-content-change>
        <table:cell-content-change table:id="ct293">
          <table:cell-address table:column="12" table:row="13" table:table="3"/>
          <office:change-info>
            <dc:creator>frederik </dc:creator>
            <dc:date>2014-12-11T13:02:01.793701098</dc:date>
          </office:change-info>
          <table:previous>
            <table:change-track-table-cell/>
          </table:previous>
        </table:cell-content-change>
        <table:cell-content-change table:id="ct294">
          <table:cell-address table:column="12" table:row="14" table:table="3"/>
          <office:change-info>
            <dc:creator>frederik </dc:creator>
            <dc:date>2014-12-11T13:02:01.793724446</dc:date>
          </office:change-info>
          <table:previous>
            <table:change-track-table-cell/>
          </table:previous>
        </table:cell-content-change>
        <table:cell-content-change table:id="ct295">
          <table:cell-address table:column="12" table:row="15" table:table="3"/>
          <office:change-info>
            <dc:creator>frederik </dc:creator>
            <dc:date>2014-12-11T13:02:01.793747561</dc:date>
          </office:change-info>
          <table:previous>
            <table:change-track-table-cell/>
          </table:previous>
        </table:cell-content-change>
        <table:cell-content-change table:id="ct296">
          <table:cell-address table:column="12" table:row="16" table:table="3"/>
          <office:change-info>
            <dc:creator>frederik </dc:creator>
            <dc:date>2014-12-11T13:02:01.793771591</dc:date>
          </office:change-info>
          <table:previous>
            <table:change-track-table-cell/>
          </table:previous>
        </table:cell-content-change>
        <table:cell-content-change table:id="ct297">
          <table:cell-address table:column="12" table:row="17" table:table="3"/>
          <office:change-info>
            <dc:creator>frederik </dc:creator>
            <dc:date>2014-12-11T13:02:01.793794830</dc:date>
          </office:change-info>
          <table:previous>
            <table:change-track-table-cell/>
          </table:previous>
        </table:cell-content-change>
        <table:cell-content-change table:id="ct298">
          <table:cell-address table:column="12" table:row="18" table:table="3"/>
          <office:change-info>
            <dc:creator>frederik </dc:creator>
            <dc:date>2014-12-11T13:02:01.793818190</dc:date>
          </office:change-info>
          <table:previous>
            <table:change-track-table-cell/>
          </table:previous>
        </table:cell-content-change>
        <table:cell-content-change table:id="ct299">
          <table:cell-address table:column="12" table:row="19" table:table="3"/>
          <office:change-info>
            <dc:creator>frederik </dc:creator>
            <dc:date>2014-12-11T13:02:01.793841474</dc:date>
          </office:change-info>
          <table:previous>
            <table:change-track-table-cell/>
          </table:previous>
        </table:cell-content-change>
        <table:cell-content-change table:id="ct300">
          <table:cell-address table:column="12" table:row="20" table:table="3"/>
          <office:change-info>
            <dc:creator>frederik </dc:creator>
            <dc:date>2014-12-11T13:02:01.793864815</dc:date>
          </office:change-info>
          <table:previous>
            <table:change-track-table-cell/>
          </table:previous>
        </table:cell-content-change>
        <table:cell-content-change table:id="ct301">
          <table:cell-address table:column="12" table:row="21" table:table="3"/>
          <office:change-info>
            <dc:creator>frederik </dc:creator>
            <dc:date>2014-12-11T13:02:01.793889020</dc:date>
          </office:change-info>
          <table:previous>
            <table:change-track-table-cell/>
          </table:previous>
        </table:cell-content-change>
        <table:cell-content-change table:id="ct302">
          <table:cell-address table:column="12" table:row="22" table:table="3"/>
          <office:change-info>
            <dc:creator>frederik </dc:creator>
            <dc:date>2014-12-11T13:02:01.793912394</dc:date>
          </office:change-info>
          <table:previous>
            <table:change-track-table-cell/>
          </table:previous>
        </table:cell-content-change>
        <table:cell-content-change table:id="ct303">
          <table:cell-address table:column="12" table:row="23" table:table="3"/>
          <office:change-info>
            <dc:creator>frederik </dc:creator>
            <dc:date>2014-12-11T13:02:01.793935790</dc:date>
          </office:change-info>
          <table:previous>
            <table:change-track-table-cell/>
          </table:previous>
        </table:cell-content-change>
        <table:cell-content-change table:id="ct304">
          <table:cell-address table:column="14" table:row="9" table:table="3"/>
          <office:change-info>
            <dc:creator>frederik </dc:creator>
            <dc:date>2014-12-11T13:02:01.793958978</dc:date>
          </office:change-info>
          <table:previous>
            <table:change-track-table-cell/>
          </table:previous>
        </table:cell-content-change>
        <table:cell-content-change table:id="ct305">
          <table:cell-address table:column="14" table:row="10" table:table="3"/>
          <office:change-info>
            <dc:creator>frederik </dc:creator>
            <dc:date>2014-12-11T13:02:01.793982142</dc:date>
          </office:change-info>
          <table:previous>
            <table:change-track-table-cell/>
          </table:previous>
        </table:cell-content-change>
        <table:cell-content-change table:id="ct306">
          <table:cell-address table:column="14" table:row="11" table:table="3"/>
          <office:change-info>
            <dc:creator>frederik </dc:creator>
            <dc:date>2014-12-11T13:02:01.794005597</dc:date>
          </office:change-info>
          <table:previous>
            <table:change-track-table-cell/>
          </table:previous>
        </table:cell-content-change>
        <table:cell-content-change table:id="ct307">
          <table:cell-address table:column="14" table:row="12" table:table="3"/>
          <office:change-info>
            <dc:creator>frederik </dc:creator>
            <dc:date>2014-12-11T13:02:01.794028776</dc:date>
          </office:change-info>
          <table:previous>
            <table:change-track-table-cell/>
          </table:previous>
        </table:cell-content-change>
        <table:cell-content-change table:id="ct308">
          <table:cell-address table:column="14" table:row="13" table:table="3"/>
          <office:change-info>
            <dc:creator>frederik </dc:creator>
            <dc:date>2014-12-11T13:02:01.794052256</dc:date>
          </office:change-info>
          <table:previous>
            <table:change-track-table-cell/>
          </table:previous>
        </table:cell-content-change>
        <table:cell-content-change table:id="ct309">
          <table:cell-address table:column="14" table:row="14" table:table="3"/>
          <office:change-info>
            <dc:creator>frederik </dc:creator>
            <dc:date>2014-12-11T13:02:01.794075537</dc:date>
          </office:change-info>
          <table:previous>
            <table:change-track-table-cell/>
          </table:previous>
        </table:cell-content-change>
        <table:cell-content-change table:id="ct310">
          <table:cell-address table:column="14" table:row="15" table:table="3"/>
          <office:change-info>
            <dc:creator>frederik </dc:creator>
            <dc:date>2014-12-11T13:02:01.794099793</dc:date>
          </office:change-info>
          <table:previous>
            <table:change-track-table-cell/>
          </table:previous>
        </table:cell-content-change>
        <table:cell-content-change table:id="ct311">
          <table:cell-address table:column="14" table:row="16" table:table="3"/>
          <office:change-info>
            <dc:creator>frederik </dc:creator>
            <dc:date>2014-12-11T13:02:01.794138695</dc:date>
          </office:change-info>
          <table:previous>
            <table:change-track-table-cell/>
          </table:previous>
        </table:cell-content-change>
        <table:cell-content-change table:id="ct312">
          <table:cell-address table:column="14" table:row="17" table:table="3"/>
          <office:change-info>
            <dc:creator>frederik </dc:creator>
            <dc:date>2014-12-11T13:02:01.794185658</dc:date>
          </office:change-info>
          <table:previous>
            <table:change-track-table-cell/>
          </table:previous>
        </table:cell-content-change>
        <table:cell-content-change table:id="ct313">
          <table:cell-address table:column="14" table:row="18" table:table="3"/>
          <office:change-info>
            <dc:creator>frederik </dc:creator>
            <dc:date>2014-12-11T13:02:01.794231688</dc:date>
          </office:change-info>
          <table:previous>
            <table:change-track-table-cell/>
          </table:previous>
        </table:cell-content-change>
        <table:cell-content-change table:id="ct314">
          <table:cell-address table:column="14" table:row="19" table:table="3"/>
          <office:change-info>
            <dc:creator>frederik </dc:creator>
            <dc:date>2014-12-11T13:02:01.794278067</dc:date>
          </office:change-info>
          <table:previous>
            <table:change-track-table-cell/>
          </table:previous>
        </table:cell-content-change>
        <table:cell-content-change table:id="ct315">
          <table:cell-address table:column="14" table:row="20" table:table="3"/>
          <office:change-info>
            <dc:creator>frederik </dc:creator>
            <dc:date>2014-12-11T13:02:01.794324434</dc:date>
          </office:change-info>
          <table:previous>
            <table:change-track-table-cell/>
          </table:previous>
        </table:cell-content-change>
        <table:cell-content-change table:id="ct316">
          <table:cell-address table:column="14" table:row="21" table:table="3"/>
          <office:change-info>
            <dc:creator>frederik </dc:creator>
            <dc:date>2014-12-11T13:02:01.794378304</dc:date>
          </office:change-info>
          <table:previous>
            <table:change-track-table-cell/>
          </table:previous>
        </table:cell-content-change>
        <table:cell-content-change table:id="ct317">
          <table:cell-address table:column="14" table:row="22" table:table="3"/>
          <office:change-info>
            <dc:creator>frederik </dc:creator>
            <dc:date>2014-12-11T13:02:01.794423968</dc:date>
          </office:change-info>
          <table:previous>
            <table:change-track-table-cell/>
          </table:previous>
        </table:cell-content-change>
        <table:cell-content-change table:id="ct318">
          <table:cell-address table:column="14" table:row="23" table:table="3"/>
          <office:change-info>
            <dc:creator>frederik </dc:creator>
            <dc:date>2014-12-11T13:02:01.794467637</dc:date>
          </office:change-info>
          <table:previous>
            <table:change-track-table-cell/>
          </table:previous>
        </table:cell-content-change>
        <table:movement table:id="ct319">
          <table:source-range-address table:start-column="11" table:start-row="24" table:start-table="3" table:end-column="12" table:end-row="38" table:end-table="3"/>
          <table:target-range-address table:start-column="13" table:start-row="9" table:start-table="3" table:end-column="14" table:end-row="23" table:end-table="3"/>
          <office:change-info>
            <dc:creator>frederik </dc:creator>
            <dc:date>2014-12-11T13:02:15.166649999</dc:date>
          </office:change-info>
        </table:movement>
        <table:cell-content-change table:id="ct320">
          <table:cell-address table:column="13" table:row="8" table:table="3"/>
          <office:change-info>
            <dc:creator>frederik </dc:creator>
            <dc:date>2014-12-11T13:02:19.456166759</dc:date>
          </office:change-info>
          <table:previous>
            <table:change-track-table-cell/>
          </table:previous>
        </table:cell-content-change>
        <table:cell-content-change table:id="ct321">
          <table:cell-address table:column="14" table:row="8" table:table="3"/>
          <office:change-info>
            <dc:creator>frederik </dc:creator>
            <dc:date>2014-12-11T13:02:22.178820213</dc:date>
          </office:change-info>
          <table:previous>
            <table:change-track-table-cell/>
          </table:previous>
        </table:cell-content-change>
      </table:tracked-changes>
      <table:table table:name="A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T/C</text:p>
          </table:table-cell>
          <table:table-cell office:value-type="string" calcext:value-type="string">
            <text:p>Fehler/C</text:p>
          </table:table-cell>
          <table:table-cell office:value-type="string" calcext:value-type="string">
            <text:p>Widerstand/$\Omega$</text:p>
          </table:table-cell>
          <table:table-cell office:value-type="string" calcext:value-type="string">
            <text:p>Fehler/$\Omega$</text:p>
          </table:table-cell>
          <table:table-cell table:number-columns-repeated="2"/>
          <table:table-cell office:value-type="string" calcext:value-type="string">
            <text:p>PLOT</text:p>
          </table:table-cell>
          <table:table-cell table:number-columns-repeated="4"/>
          <table:table-cell office:value-type="string" calcext:value-type="string">
            <text:p>Tabelle</text:p>
          </table:table-cell>
          <table:table-cell table:number-columns-repeated="5"/>
        </table:table-row>
        <table:table-row table:style-name="ro1">
          <table:table-cell office:value-type="float" office:value="21.4" calcext:value-type="float">
            <text:p>21,4</text:p>
          </table:table-cell>
          <table:table-cell office:value-type="float" office:value="0.1" calcext:value-type="float">
            <text:p>0,1</text:p>
          </table:table-cell>
          <table:table-cell office:value-type="float" office:value="11.68" calcext:value-type="float">
            <text:p>11,6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]+273.15" office:value-type="float" office:value="294.55" calcext:value-type="float">
            <text:p>294,55</text:p>
          </table:table-cell>
          <table:table-cell table:formula="of:=[.C2]*1000" office:value-type="float" office:value="11680" calcext:value-type="float">
            <text:p>11680</text:p>
          </table:table-cell>
          <table:table-cell table:formula="of:=[.B2]" office:value-type="float" office:value="0.1" calcext:value-type="float">
            <text:p>0,1</text:p>
          </table:table-cell>
          <table:table-cell table:formula="of:=[.D2]" office:value-type="float" office:value="0.06" calcext:value-type="float">
            <text:p>0,06</text:p>
          </table:table-cell>
          <table:table-cell/>
          <table:table-cell table:formula="of:=[.A1]" office:value-type="string" office:string-value="T/C" calcext:value-type="string">
            <text:p>T/C</text:p>
          </table:table-cell>
          <table:table-cell table:formula="of:=[.C1]" office:value-type="string" office:string-value="Widerstand/$\Omega$" calcext:value-type="string">
            <text:p>Widerstand/$\Omega$</text:p>
          </table:table-cell>
          <table:table-cell table:formula="of:=[.A1]" office:value-type="string" office:string-value="T/C" calcext:value-type="string">
            <text:p>T/C</text:p>
          </table:table-cell>
          <table:table-cell table:formula="of:=[.C1]" office:value-type="string" office:string-value="Widerstand/$\Omega$" calcext:value-type="string">
            <text:p>Widerstand/$\Omega$</text:p>
          </table:table-cell>
          <table:table-cell table:formula="of:=[.A1]" office:value-type="string" office:string-value="T/C" calcext:value-type="string">
            <text:p>T/C</text:p>
          </table:table-cell>
          <table:table-cell table:formula="of:=[.C1]" office:value-type="string" office:string-value="Widerstand/$\Omega$" calcext:value-type="string">
            <text:p>Widerstand/$\Omega$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,1</text:p>
          </table:table-cell>
          <table:table-cell office:value-type="float" office:value="11.34" calcext:value-type="float">
            <text:p>11,3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]+273.15" office:value-type="float" office:value="295.15" calcext:value-type="float">
            <text:p>295,15</text:p>
          </table:table-cell>
          <table:table-cell table:formula="of:=[.C3]*1000" office:value-type="float" office:value="11340" calcext:value-type="float">
            <text:p>11340</text:p>
          </table:table-cell>
          <table:table-cell table:formula="of:=[.B3]" office:value-type="float" office:value="0.1" calcext:value-type="float">
            <text:p>0,1</text:p>
          </table:table-cell>
          <table:table-cell table:formula="of:=[.D3]" office:value-type="float" office:value="0.06" calcext:value-type="float">
            <text:p>0,06</text:p>
          </table:table-cell>
          <table:table-cell/>
          <table:table-cell table:formula="of:=[.A2]" office:value-type="float" office:value="21.4" calcext:value-type="float">
            <text:p>21,4</text:p>
          </table:table-cell>
          <table:table-cell table:formula="of:=[.C2]" office:value-type="float" office:value="11.68" calcext:value-type="float">
            <text:p>11,68</text:p>
          </table:table-cell>
          <table:table-cell table:formula="of:=[.A19]" office:value-type="float" office:value="38" calcext:value-type="float">
            <text:p>38</text:p>
          </table:table-cell>
          <table:table-cell table:formula="of:=[.C19]" office:value-type="float" office:value="4.83" calcext:value-type="float">
            <text:p>4,83</text:p>
          </table:table-cell>
          <table:table-cell table:formula="of:=[.A36]" office:value-type="float" office:value="55" calcext:value-type="float">
            <text:p>55</text:p>
          </table:table-cell>
          <table:table-cell table:formula="of:=[.C36]" office:value-type="float" office:value="2.11" calcext:value-type="float">
            <text:p>2,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,1</text:p>
          </table:table-cell>
          <table:table-cell office:value-type="float" office:value="10.64" calcext:value-type="float">
            <text:p>10,6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4]+273.15" office:value-type="float" office:value="296.15" calcext:value-type="float">
            <text:p>296,15</text:p>
          </table:table-cell>
          <table:table-cell table:formula="of:=[.C4]*1000" office:value-type="float" office:value="10640" calcext:value-type="float">
            <text:p>10640</text:p>
          </table:table-cell>
          <table:table-cell table:formula="of:=[.B4]" office:value-type="float" office:value="0.1" calcext:value-type="float">
            <text:p>0,1</text:p>
          </table:table-cell>
          <table:table-cell table:formula="of:=[.D4]" office:value-type="float" office:value="0.06" calcext:value-type="float">
            <text:p>0,06</text:p>
          </table:table-cell>
          <table:table-cell/>
          <table:table-cell table:formula="of:=[.A3]" office:value-type="float" office:value="22" calcext:value-type="float">
            <text:p>22</text:p>
          </table:table-cell>
          <table:table-cell table:formula="of:=[.C3]" office:value-type="float" office:value="11.34" calcext:value-type="float">
            <text:p>11,34</text:p>
          </table:table-cell>
          <table:table-cell table:formula="of:=[.A20]" office:value-type="float" office:value="39" calcext:value-type="float">
            <text:p>39</text:p>
          </table:table-cell>
          <table:table-cell table:formula="of:=[.C20]" office:value-type="float" office:value="4.58" calcext:value-type="float">
            <text:p>4,58</text:p>
          </table:table-cell>
          <table:table-cell table:formula="of:=[.A37]" office:value-type="float" office:value="56" calcext:value-type="float">
            <text:p>56</text:p>
          </table:table-cell>
          <table:table-cell table:formula="of:=[.C37]" office:value-type="float" office:value="2.04" calcext:value-type="float">
            <text:p>2,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,1</text:p>
          </table:table-cell>
          <table:table-cell office:value-type="float" office:value="10.02" calcext:value-type="float">
            <text:p>10,0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5]+273.15" office:value-type="float" office:value="297.15" calcext:value-type="float">
            <text:p>297,15</text:p>
          </table:table-cell>
          <table:table-cell table:formula="of:=[.C5]*1000" office:value-type="float" office:value="10020" calcext:value-type="float">
            <text:p>10020</text:p>
          </table:table-cell>
          <table:table-cell table:formula="of:=[.B5]" office:value-type="float" office:value="0.1" calcext:value-type="float">
            <text:p>0,1</text:p>
          </table:table-cell>
          <table:table-cell table:formula="of:=[.D5]" office:value-type="float" office:value="0.06" calcext:value-type="float">
            <text:p>0,06</text:p>
          </table:table-cell>
          <table:table-cell/>
          <table:table-cell table:formula="of:=[.A4]" office:value-type="float" office:value="23" calcext:value-type="float">
            <text:p>23</text:p>
          </table:table-cell>
          <table:table-cell table:formula="of:=[.C4]" office:value-type="float" office:value="10.64" calcext:value-type="float">
            <text:p>10,64</text:p>
          </table:table-cell>
          <table:table-cell table:formula="of:=[.A21]" office:value-type="float" office:value="40" calcext:value-type="float">
            <text:p>40</text:p>
          </table:table-cell>
          <table:table-cell table:formula="of:=[.C21]" office:value-type="float" office:value="4.4" calcext:value-type="float">
            <text:p>4,4</text:p>
          </table:table-cell>
          <table:table-cell table:formula="of:=[.A38]" office:value-type="float" office:value="57" calcext:value-type="float">
            <text:p>57</text:p>
          </table:table-cell>
          <table:table-cell table:formula="of:=[.C38]" office:value-type="float" office:value="1.96" calcext:value-type="float">
            <text:p>1,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,1</text:p>
          </table:table-cell>
          <table:table-cell office:value-type="float" office:value="9.47" calcext:value-type="float">
            <text:p>9,47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6]+273.15" office:value-type="float" office:value="298.15" calcext:value-type="float">
            <text:p>298,15</text:p>
          </table:table-cell>
          <table:table-cell table:formula="of:=[.C6]*1000" office:value-type="float" office:value="9470" calcext:value-type="float">
            <text:p>9470</text:p>
          </table:table-cell>
          <table:table-cell table:formula="of:=[.B6]" office:value-type="float" office:value="0.1" calcext:value-type="float">
            <text:p>0,1</text:p>
          </table:table-cell>
          <table:table-cell table:formula="of:=[.D6]" office:value-type="float" office:value="0.06" calcext:value-type="float">
            <text:p>0,06</text:p>
          </table:table-cell>
          <table:table-cell/>
          <table:table-cell table:formula="of:=[.A5]" office:value-type="float" office:value="24" calcext:value-type="float">
            <text:p>24</text:p>
          </table:table-cell>
          <table:table-cell table:formula="of:=[.C5]" office:value-type="float" office:value="10.02" calcext:value-type="float">
            <text:p>10,02</text:p>
          </table:table-cell>
          <table:table-cell table:formula="of:=[.A22]" office:value-type="float" office:value="41" calcext:value-type="float">
            <text:p>41</text:p>
          </table:table-cell>
          <table:table-cell table:formula="of:=[.C22]" office:value-type="float" office:value="4.2" calcext:value-type="float">
            <text:p>4,2</text:p>
          </table:table-cell>
          <table:table-cell table:formula="of:=[.A39]" office:value-type="float" office:value="58" calcext:value-type="float">
            <text:p>58</text:p>
          </table:table-cell>
          <table:table-cell table:formula="of:=[.C39]" office:value-type="float" office:value="1.88" calcext:value-type="float">
            <text:p>1,8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7]+273.15" office:value-type="float" office:value="299.15" calcext:value-type="float">
            <text:p>299,15</text:p>
          </table:table-cell>
          <table:table-cell table:formula="of:=[.C7]*1000" office:value-type="float" office:value="9000" calcext:value-type="float">
            <text:p>9000</text:p>
          </table:table-cell>
          <table:table-cell table:formula="of:=[.B7]" office:value-type="float" office:value="0.1" calcext:value-type="float">
            <text:p>0,1</text:p>
          </table:table-cell>
          <table:table-cell table:formula="of:=[.D7]" office:value-type="float" office:value="0.06" calcext:value-type="float">
            <text:p>0,06</text:p>
          </table:table-cell>
          <table:table-cell/>
          <table:table-cell table:formula="of:=[.A6]" office:value-type="float" office:value="25" calcext:value-type="float">
            <text:p>25</text:p>
          </table:table-cell>
          <table:table-cell table:formula="of:=[.C6]" office:value-type="float" office:value="9.47" calcext:value-type="float">
            <text:p>9,47</text:p>
          </table:table-cell>
          <table:table-cell table:formula="of:=[.A23]" office:value-type="float" office:value="42" calcext:value-type="float">
            <text:p>42</text:p>
          </table:table-cell>
          <table:table-cell table:formula="of:=[.C23]" office:value-type="float" office:value="4.02" calcext:value-type="float">
            <text:p>4,02</text:p>
          </table:table-cell>
          <table:table-cell table:formula="of:=[.A40]" office:value-type="float" office:value="59" calcext:value-type="float">
            <text:p>59</text:p>
          </table:table-cell>
          <table:table-cell table:formula="of:=[.C40]" office:value-type="float" office:value="1.821" calcext:value-type="float">
            <text:p>1,8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,1</text:p>
          </table:table-cell>
          <table:table-cell office:value-type="float" office:value="8.57" calcext:value-type="float">
            <text:p>8,57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8]+273.15" office:value-type="float" office:value="300.15" calcext:value-type="float">
            <text:p>300,15</text:p>
          </table:table-cell>
          <table:table-cell table:formula="of:=[.C8]*1000" office:value-type="float" office:value="8570" calcext:value-type="float">
            <text:p>8570</text:p>
          </table:table-cell>
          <table:table-cell table:formula="of:=[.B8]" office:value-type="float" office:value="0.1" calcext:value-type="float">
            <text:p>0,1</text:p>
          </table:table-cell>
          <table:table-cell table:formula="of:=[.D8]" office:value-type="float" office:value="0.06" calcext:value-type="float">
            <text:p>0,06</text:p>
          </table:table-cell>
          <table:table-cell/>
          <table:table-cell table:formula="of:=[.A7]" office:value-type="float" office:value="26" calcext:value-type="float">
            <text:p>26</text:p>
          </table:table-cell>
          <table:table-cell table:formula="of:=[.C7]" office:value-type="float" office:value="9" calcext:value-type="float">
            <text:p>9</text:p>
          </table:table-cell>
          <table:table-cell table:formula="of:=[.A24]" office:value-type="float" office:value="43" calcext:value-type="float">
            <text:p>43</text:p>
          </table:table-cell>
          <table:table-cell table:formula="of:=[.C24]" office:value-type="float" office:value="3.85" calcext:value-type="float">
            <text:p>3,85</text:p>
          </table:table-cell>
          <table:table-cell table:formula="of:=[.A41]" office:value-type="float" office:value="60" calcext:value-type="float">
            <text:p>60</text:p>
          </table:table-cell>
          <table:table-cell table:formula="of:=[.C41]" office:value-type="float" office:value="1.734" calcext:value-type="float">
            <text:p>1,7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,1</text:p>
          </table:table-cell>
          <table:table-cell office:value-type="float" office:value="8.09" calcext:value-type="float">
            <text:p>8,09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9]+273.15" office:value-type="float" office:value="301.15" calcext:value-type="float">
            <text:p>301,15</text:p>
          </table:table-cell>
          <table:table-cell table:formula="of:=[.C9]*1000" office:value-type="float" office:value="8090" calcext:value-type="float">
            <text:p>8090</text:p>
          </table:table-cell>
          <table:table-cell table:formula="of:=[.B9]" office:value-type="float" office:value="0.1" calcext:value-type="float">
            <text:p>0,1</text:p>
          </table:table-cell>
          <table:table-cell table:formula="of:=[.D9]" office:value-type="float" office:value="0.06" calcext:value-type="float">
            <text:p>0,06</text:p>
          </table:table-cell>
          <table:table-cell/>
          <table:table-cell table:formula="of:=[.A8]" office:value-type="float" office:value="27" calcext:value-type="float">
            <text:p>27</text:p>
          </table:table-cell>
          <table:table-cell table:formula="of:=[.C8]" office:value-type="float" office:value="8.57" calcext:value-type="float">
            <text:p>8,57</text:p>
          </table:table-cell>
          <table:table-cell table:formula="of:=[.A25]" office:value-type="float" office:value="44" calcext:value-type="float">
            <text:p>44</text:p>
          </table:table-cell>
          <table:table-cell table:formula="of:=[.C25]" office:value-type="float" office:value="3.64" calcext:value-type="float">
            <text:p>3,64</text:p>
          </table:table-cell>
          <table:table-cell table:formula="of:=[.A42]" office:value-type="float" office:value="61" calcext:value-type="float">
            <text:p>61</text:p>
          </table:table-cell>
          <table:table-cell table:formula="of:=[.C42]" office:value-type="float" office:value="1.699" calcext:value-type="float">
            <text:p>1,6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" calcext:value-type="float">
            <text:p>0,1</text:p>
          </table:table-cell>
          <table:table-cell office:value-type="float" office:value="7.7" calcext:value-type="float">
            <text:p>7,7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0]+273.15" office:value-type="float" office:value="302.15" calcext:value-type="float">
            <text:p>302,15</text:p>
          </table:table-cell>
          <table:table-cell table:formula="of:=[.C10]*1000" office:value-type="float" office:value="7700" calcext:value-type="float">
            <text:p>7700</text:p>
          </table:table-cell>
          <table:table-cell table:formula="of:=[.B10]" office:value-type="float" office:value="0.1" calcext:value-type="float">
            <text:p>0,1</text:p>
          </table:table-cell>
          <table:table-cell table:formula="of:=[.D10]" office:value-type="float" office:value="0.06" calcext:value-type="float">
            <text:p>0,06</text:p>
          </table:table-cell>
          <table:table-cell/>
          <table:table-cell table:formula="of:=[.A9]" office:value-type="float" office:value="28" calcext:value-type="float">
            <text:p>28</text:p>
          </table:table-cell>
          <table:table-cell table:formula="of:=[.C9]" office:value-type="float" office:value="8.09" calcext:value-type="float">
            <text:p>8,09</text:p>
          </table:table-cell>
          <table:table-cell table:formula="of:=[.A26]" office:value-type="float" office:value="45" calcext:value-type="float">
            <text:p>45</text:p>
          </table:table-cell>
          <table:table-cell table:formula="of:=[.C26]" office:value-type="float" office:value="3.45" calcext:value-type="float">
            <text:p>3,45</text:p>
          </table:table-cell>
          <table:table-cell table:formula="of:=[.A43]" office:value-type="float" office:value="62" calcext:value-type="float">
            <text:p>62</text:p>
          </table:table-cell>
          <table:table-cell table:formula="of:=[.C43]" office:value-type="float" office:value="1.602" calcext:value-type="float">
            <text:p>1,6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office:value-type="float" office:value="7.32" calcext:value-type="float">
            <text:p>7,3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1]+273.15" office:value-type="float" office:value="303.15" calcext:value-type="float">
            <text:p>303,15</text:p>
          </table:table-cell>
          <table:table-cell table:formula="of:=[.C11]*1000" office:value-type="float" office:value="7320" calcext:value-type="float">
            <text:p>7320</text:p>
          </table:table-cell>
          <table:table-cell table:formula="of:=[.B11]" office:value-type="float" office:value="0.1" calcext:value-type="float">
            <text:p>0,1</text:p>
          </table:table-cell>
          <table:table-cell table:formula="of:=[.D11]" office:value-type="float" office:value="0.06" calcext:value-type="float">
            <text:p>0,06</text:p>
          </table:table-cell>
          <table:table-cell/>
          <table:table-cell table:formula="of:=[.A10]" office:value-type="float" office:value="29" calcext:value-type="float">
            <text:p>29</text:p>
          </table:table-cell>
          <table:table-cell table:formula="of:=[.C10]" office:value-type="float" office:value="7.7" calcext:value-type="float">
            <text:p>7,7</text:p>
          </table:table-cell>
          <table:table-cell table:formula="of:=[.A27]" office:value-type="float" office:value="46" calcext:value-type="float">
            <text:p>46</text:p>
          </table:table-cell>
          <table:table-cell table:formula="of:=[.C27]" office:value-type="float" office:value="3.28" calcext:value-type="float">
            <text:p>3,28</text:p>
          </table:table-cell>
          <table:table-cell table:formula="of:=[.A44]" office:value-type="float" office:value="63" calcext:value-type="float">
            <text:p>63</text:p>
          </table:table-cell>
          <table:table-cell table:formula="of:=[.C44]" office:value-type="float" office:value="1.568" calcext:value-type="float">
            <text:p>1,56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" calcext:value-type="float">
            <text:p>0,1</text:p>
          </table:table-cell>
          <table:table-cell office:value-type="float" office:value="6.94" calcext:value-type="float">
            <text:p>6,9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2]+273.15" office:value-type="float" office:value="304.15" calcext:value-type="float">
            <text:p>304,15</text:p>
          </table:table-cell>
          <table:table-cell table:formula="of:=[.C12]*1000" office:value-type="float" office:value="6940" calcext:value-type="float">
            <text:p>6940</text:p>
          </table:table-cell>
          <table:table-cell table:formula="of:=[.B12]" office:value-type="float" office:value="0.1" calcext:value-type="float">
            <text:p>0,1</text:p>
          </table:table-cell>
          <table:table-cell table:formula="of:=[.D12]" office:value-type="float" office:value="0.06" calcext:value-type="float">
            <text:p>0,06</text:p>
          </table:table-cell>
          <table:table-cell/>
          <table:table-cell table:formula="of:=[.A11]" office:value-type="float" office:value="30" calcext:value-type="float">
            <text:p>30</text:p>
          </table:table-cell>
          <table:table-cell table:formula="of:=[.C11]" office:value-type="float" office:value="7.32" calcext:value-type="float">
            <text:p>7,32</text:p>
          </table:table-cell>
          <table:table-cell table:formula="of:=[.A28]" office:value-type="float" office:value="47" calcext:value-type="float">
            <text:p>47</text:p>
          </table:table-cell>
          <table:table-cell table:formula="of:=[.C28]" office:value-type="float" office:value="3.14" calcext:value-type="float">
            <text:p>3,14</text:p>
          </table:table-cell>
          <table:table-cell table:formula="of:=[.A45]" office:value-type="float" office:value="64" calcext:value-type="float">
            <text:p>64</text:p>
          </table:table-cell>
          <table:table-cell table:formula="of:=[.C45]" office:value-type="float" office:value="1.476" calcext:value-type="float">
            <text:p>1,4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,1</text:p>
          </table:table-cell>
          <table:table-cell office:value-type="float" office:value="6.59" calcext:value-type="float">
            <text:p>6,59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3]+273.15" office:value-type="float" office:value="305.15" calcext:value-type="float">
            <text:p>305,15</text:p>
          </table:table-cell>
          <table:table-cell table:formula="of:=[.C13]*1000" office:value-type="float" office:value="6590" calcext:value-type="float">
            <text:p>6590</text:p>
          </table:table-cell>
          <table:table-cell table:formula="of:=[.B13]" office:value-type="float" office:value="0.1" calcext:value-type="float">
            <text:p>0,1</text:p>
          </table:table-cell>
          <table:table-cell table:formula="of:=[.D13]" office:value-type="float" office:value="0.06" calcext:value-type="float">
            <text:p>0,06</text:p>
          </table:table-cell>
          <table:table-cell/>
          <table:table-cell table:formula="of:=[.A12]" office:value-type="float" office:value="31" calcext:value-type="float">
            <text:p>31</text:p>
          </table:table-cell>
          <table:table-cell table:formula="of:=[.C12]" office:value-type="float" office:value="6.94" calcext:value-type="float">
            <text:p>6,94</text:p>
          </table:table-cell>
          <table:table-cell table:formula="of:=[.A29]" office:value-type="float" office:value="48" calcext:value-type="float">
            <text:p>48</text:p>
          </table:table-cell>
          <table:table-cell table:formula="of:=[.C29]" office:value-type="float" office:value="3.01" calcext:value-type="float">
            <text:p>3,01</text:p>
          </table:table-cell>
          <table:table-cell table:formula="of:=[.A46]" office:value-type="float" office:value="65" calcext:value-type="float">
            <text:p>65</text:p>
          </table:table-cell>
          <table:table-cell table:formula="of:=[.C46]" office:value-type="float" office:value="1.421" calcext:value-type="float">
            <text:p>1,4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,1</text:p>
          </table:table-cell>
          <table:table-cell office:value-type="float" office:value="6.33" calcext:value-type="float">
            <text:p>6,33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4]+273.15" office:value-type="float" office:value="306.15" calcext:value-type="float">
            <text:p>306,15</text:p>
          </table:table-cell>
          <table:table-cell table:formula="of:=[.C14]*1000" office:value-type="float" office:value="6330" calcext:value-type="float">
            <text:p>6330</text:p>
          </table:table-cell>
          <table:table-cell table:formula="of:=[.B14]" office:value-type="float" office:value="0.1" calcext:value-type="float">
            <text:p>0,1</text:p>
          </table:table-cell>
          <table:table-cell table:formula="of:=[.D14]" office:value-type="float" office:value="0.06" calcext:value-type="float">
            <text:p>0,06</text:p>
          </table:table-cell>
          <table:table-cell/>
          <table:table-cell table:formula="of:=[.A13]" office:value-type="float" office:value="32" calcext:value-type="float">
            <text:p>32</text:p>
          </table:table-cell>
          <table:table-cell table:formula="of:=[.C13]" office:value-type="float" office:value="6.59" calcext:value-type="float">
            <text:p>6,59</text:p>
          </table:table-cell>
          <table:table-cell table:formula="of:=[.A30]" office:value-type="float" office:value="49" calcext:value-type="float">
            <text:p>49</text:p>
          </table:table-cell>
          <table:table-cell table:formula="of:=[.C30]" office:value-type="float" office:value="2.85" calcext:value-type="float">
            <text:p>2,85</text:p>
          </table:table-cell>
          <table:table-cell table:formula="of:=[.A47]" office:value-type="float" office:value="66" calcext:value-type="float">
            <text:p>66</text:p>
          </table:table-cell>
          <table:table-cell table:formula="of:=[.C47]" office:value-type="float" office:value="1.388" calcext:value-type="float">
            <text:p>1,3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" calcext:value-type="float">
            <text:p>0,1</text:p>
          </table:table-cell>
          <table:table-cell office:value-type="float" office:value="5.95" calcext:value-type="float">
            <text:p>5,9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5]+273.15" office:value-type="float" office:value="307.15" calcext:value-type="float">
            <text:p>307,15</text:p>
          </table:table-cell>
          <table:table-cell table:formula="of:=[.C15]*1000" office:value-type="float" office:value="5950" calcext:value-type="float">
            <text:p>5950</text:p>
          </table:table-cell>
          <table:table-cell table:formula="of:=[.B15]" office:value-type="float" office:value="0.1" calcext:value-type="float">
            <text:p>0,1</text:p>
          </table:table-cell>
          <table:table-cell table:formula="of:=[.D15]" office:value-type="float" office:value="0.06" calcext:value-type="float">
            <text:p>0,06</text:p>
          </table:table-cell>
          <table:table-cell/>
          <table:table-cell table:formula="of:=[.A14]" office:value-type="float" office:value="33" calcext:value-type="float">
            <text:p>33</text:p>
          </table:table-cell>
          <table:table-cell table:formula="of:=[.C14]" office:value-type="float" office:value="6.33" calcext:value-type="float">
            <text:p>6,33</text:p>
          </table:table-cell>
          <table:table-cell table:formula="of:=[.A31]" office:value-type="float" office:value="50" calcext:value-type="float">
            <text:p>50</text:p>
          </table:table-cell>
          <table:table-cell table:formula="of:=[.C31]" office:value-type="float" office:value="2.72" calcext:value-type="float">
            <text:p>2,72</text:p>
          </table:table-cell>
          <table:table-cell table:formula="of:=[.A48]" office:value-type="float" office:value="67" calcext:value-type="float">
            <text:p>67</text:p>
          </table:table-cell>
          <table:table-cell table:formula="of:=[.C48]" office:value-type="float" office:value="1.347" calcext:value-type="float">
            <text:p>1,3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" calcext:value-type="float">
            <text:p>0,1</text:p>
          </table:table-cell>
          <table:table-cell office:value-type="float" office:value="5.57" calcext:value-type="float">
            <text:p>5,57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6]+273.15" office:value-type="float" office:value="308.15" calcext:value-type="float">
            <text:p>308,15</text:p>
          </table:table-cell>
          <table:table-cell table:formula="of:=[.C16]*1000" office:value-type="float" office:value="5570" calcext:value-type="float">
            <text:p>5570</text:p>
          </table:table-cell>
          <table:table-cell table:formula="of:=[.B16]" office:value-type="float" office:value="0.1" calcext:value-type="float">
            <text:p>0,1</text:p>
          </table:table-cell>
          <table:table-cell table:formula="of:=[.D16]" office:value-type="float" office:value="0.06" calcext:value-type="float">
            <text:p>0,06</text:p>
          </table:table-cell>
          <table:table-cell/>
          <table:table-cell table:formula="of:=[.A15]" office:value-type="float" office:value="34" calcext:value-type="float">
            <text:p>34</text:p>
          </table:table-cell>
          <table:table-cell table:formula="of:=[.C15]" office:value-type="float" office:value="5.95" calcext:value-type="float">
            <text:p>5,95</text:p>
          </table:table-cell>
          <table:table-cell table:formula="of:=[.A32]" office:value-type="float" office:value="51" calcext:value-type="float">
            <text:p>51</text:p>
          </table:table-cell>
          <table:table-cell table:formula="of:=[.C32]" office:value-type="float" office:value="2.62" calcext:value-type="float">
            <text:p>2,62</text:p>
          </table:table-cell>
          <table:table-cell table:formula="of:=[.A49]" office:value-type="float" office:value="68" calcext:value-type="float">
            <text:p>68</text:p>
          </table:table-cell>
          <table:table-cell table:formula="of:=[.C49]" office:value-type="float" office:value="1.28" calcext:value-type="float">
            <text:p>1,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,1</text:p>
          </table:table-cell>
          <table:table-cell office:value-type="float" office:value="5.31" calcext:value-type="float">
            <text:p>5,3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7]+273.15" office:value-type="float" office:value="309.15" calcext:value-type="float">
            <text:p>309,15</text:p>
          </table:table-cell>
          <table:table-cell table:formula="of:=[.C17]*1000" office:value-type="float" office:value="5310" calcext:value-type="float">
            <text:p>5310</text:p>
          </table:table-cell>
          <table:table-cell table:formula="of:=[.B17]" office:value-type="float" office:value="0.1" calcext:value-type="float">
            <text:p>0,1</text:p>
          </table:table-cell>
          <table:table-cell table:formula="of:=[.D17]" office:value-type="float" office:value="0.06" calcext:value-type="float">
            <text:p>0,06</text:p>
          </table:table-cell>
          <table:table-cell/>
          <table:table-cell table:formula="of:=[.A16]" office:value-type="float" office:value="35" calcext:value-type="float">
            <text:p>35</text:p>
          </table:table-cell>
          <table:table-cell table:formula="of:=[.C16]" office:value-type="float" office:value="5.57" calcext:value-type="float">
            <text:p>5,57</text:p>
          </table:table-cell>
          <table:table-cell table:formula="of:=[.A33]" office:value-type="float" office:value="52" calcext:value-type="float">
            <text:p>52</text:p>
          </table:table-cell>
          <table:table-cell table:formula="of:=[.C33]" office:value-type="float" office:value="2.51" calcext:value-type="float">
            <text:p>2,51</text:p>
          </table:table-cell>
          <table:table-cell table:formula="of:=[.A50]" office:value-type="float" office:value="69" calcext:value-type="float">
            <text:p>69</text:p>
          </table:table-cell>
          <table:table-cell table:formula="of:=[.C50]" office:value-type="float" office:value="1.263" calcext:value-type="float">
            <text:p>1,2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" calcext:value-type="float">
            <text:p>0,1</text:p>
          </table:table-cell>
          <table:table-cell office:value-type="float" office:value="5.04" calcext:value-type="float">
            <text:p>5,0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8]+273.15" office:value-type="float" office:value="310.15" calcext:value-type="float">
            <text:p>310,15</text:p>
          </table:table-cell>
          <table:table-cell table:formula="of:=[.C18]*1000" office:value-type="float" office:value="5040" calcext:value-type="float">
            <text:p>5040</text:p>
          </table:table-cell>
          <table:table-cell table:formula="of:=[.B18]" office:value-type="float" office:value="0.1" calcext:value-type="float">
            <text:p>0,1</text:p>
          </table:table-cell>
          <table:table-cell table:formula="of:=[.D18]" office:value-type="float" office:value="0.06" calcext:value-type="float">
            <text:p>0,06</text:p>
          </table:table-cell>
          <table:table-cell/>
          <table:table-cell table:formula="of:=[.A17]" office:value-type="float" office:value="36" calcext:value-type="float">
            <text:p>36</text:p>
          </table:table-cell>
          <table:table-cell table:formula="of:=[.C17]" office:value-type="float" office:value="5.31" calcext:value-type="float">
            <text:p>5,31</text:p>
          </table:table-cell>
          <table:table-cell table:formula="of:=[.A34]" office:value-type="float" office:value="53" calcext:value-type="float">
            <text:p>53</text:p>
          </table:table-cell>
          <table:table-cell table:formula="of:=[.C34]" office:value-type="float" office:value="2.38" calcext:value-type="float">
            <text:p>2,3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,1</text:p>
          </table:table-cell>
          <table:table-cell office:value-type="float" office:value="4.83" calcext:value-type="float">
            <text:p>4,83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19]+273.15" office:value-type="float" office:value="311.15" calcext:value-type="float">
            <text:p>311,15</text:p>
          </table:table-cell>
          <table:table-cell table:formula="of:=[.C19]*1000" office:value-type="float" office:value="4830" calcext:value-type="float">
            <text:p>4830</text:p>
          </table:table-cell>
          <table:table-cell table:formula="of:=[.B19]" office:value-type="float" office:value="0.1" calcext:value-type="float">
            <text:p>0,1</text:p>
          </table:table-cell>
          <table:table-cell table:formula="of:=[.D19]" office:value-type="float" office:value="0.06" calcext:value-type="float">
            <text:p>0,06</text:p>
          </table:table-cell>
          <table:table-cell/>
          <table:table-cell table:formula="of:=[.A18]" office:value-type="float" office:value="37" calcext:value-type="float">
            <text:p>37</text:p>
          </table:table-cell>
          <table:table-cell table:formula="of:=[.C18]" office:value-type="float" office:value="5.04" calcext:value-type="float">
            <text:p>5,04</text:p>
          </table:table-cell>
          <table:table-cell table:formula="of:=[.A35]" office:value-type="float" office:value="54" calcext:value-type="float">
            <text:p>54</text:p>
          </table:table-cell>
          <table:table-cell table:formula="of:=[.C35]" office:value-type="float" office:value="2.23" calcext:value-type="float">
            <text:p>2,2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" calcext:value-type="float">
            <text:p>0,1</text:p>
          </table:table-cell>
          <table:table-cell office:value-type="float" office:value="4.58" calcext:value-type="float">
            <text:p>4,5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0]+273.15" office:value-type="float" office:value="312.15" calcext:value-type="float">
            <text:p>312,15</text:p>
          </table:table-cell>
          <table:table-cell table:formula="of:=[.C20]*1000" office:value-type="float" office:value="4580" calcext:value-type="float">
            <text:p>4580</text:p>
          </table:table-cell>
          <table:table-cell table:formula="of:=[.B20]" office:value-type="float" office:value="0.1" calcext:value-type="float">
            <text:p>0,1</text:p>
          </table:table-cell>
          <table:table-cell table:formula="of:=[.D20]" office:value-type="float" office:value="0.06" calcext:value-type="float">
            <text:p>0,06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office:value-type="float" office:value="4.4" calcext:value-type="float">
            <text:p>4,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1]+273.15" office:value-type="float" office:value="313.15" calcext:value-type="float">
            <text:p>313,15</text:p>
          </table:table-cell>
          <table:table-cell table:formula="of:=[.C21]*1000" office:value-type="float" office:value="4400" calcext:value-type="float">
            <text:p>4400</text:p>
          </table:table-cell>
          <table:table-cell table:formula="of:=[.B21]" office:value-type="float" office:value="0.1" calcext:value-type="float">
            <text:p>0,1</text:p>
          </table:table-cell>
          <table:table-cell table:formula="of:=[.D21]" office:value-type="float" office:value="0.06" calcext:value-type="float">
            <text:p>0,06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2]+273.15" office:value-type="float" office:value="314.15" calcext:value-type="float">
            <text:p>314,15</text:p>
          </table:table-cell>
          <table:table-cell table:formula="of:=[.C22]*1000" office:value-type="float" office:value="4200" calcext:value-type="float">
            <text:p>4200</text:p>
          </table:table-cell>
          <table:table-cell table:formula="of:=[.B22]" office:value-type="float" office:value="0.1" calcext:value-type="float">
            <text:p>0,1</text:p>
          </table:table-cell>
          <table:table-cell table:formula="of:=[.D22]" office:value-type="float" office:value="0.06" calcext:value-type="float">
            <text:p>0,06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,1</text:p>
          </table:table-cell>
          <table:table-cell office:value-type="float" office:value="4.02" calcext:value-type="float">
            <text:p>4,0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3]+273.15" office:value-type="float" office:value="315.15" calcext:value-type="float">
            <text:p>315,15</text:p>
          </table:table-cell>
          <table:table-cell table:formula="of:=[.C23]*1000" office:value-type="float" office:value="4020" calcext:value-type="float">
            <text:p>4020</text:p>
          </table:table-cell>
          <table:table-cell table:formula="of:=[.B23]" office:value-type="float" office:value="0.1" calcext:value-type="float">
            <text:p>0,1</text:p>
          </table:table-cell>
          <table:table-cell table:formula="of:=[.D23]" office:value-type="float" office:value="0.06" calcext:value-type="float">
            <text:p>0,06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" calcext:value-type="float">
            <text:p>0,1</text:p>
          </table:table-cell>
          <table:table-cell office:value-type="float" office:value="3.85" calcext:value-type="float">
            <text:p>3,8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4]+273.15" office:value-type="float" office:value="316.15" calcext:value-type="float">
            <text:p>316,15</text:p>
          </table:table-cell>
          <table:table-cell table:formula="of:=[.C24]*1000" office:value-type="float" office:value="3850" calcext:value-type="float">
            <text:p>3850</text:p>
          </table:table-cell>
          <table:table-cell table:formula="of:=[.B24]" office:value-type="float" office:value="0.1" calcext:value-type="float">
            <text:p>0,1</text:p>
          </table:table-cell>
          <table:table-cell table:formula="of:=[.D24]" office:value-type="float" office:value="0.06" calcext:value-type="float">
            <text:p>0,06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,1</text:p>
          </table:table-cell>
          <table:table-cell office:value-type="float" office:value="3.64" calcext:value-type="float">
            <text:p>3,6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5]+273.15" office:value-type="float" office:value="317.15" calcext:value-type="float">
            <text:p>317,15</text:p>
          </table:table-cell>
          <table:table-cell table:formula="of:=[.C25]*1000" office:value-type="float" office:value="3640" calcext:value-type="float">
            <text:p>3640</text:p>
          </table:table-cell>
          <table:table-cell table:formula="of:=[.B25]" office:value-type="float" office:value="0.1" calcext:value-type="float">
            <text:p>0,1</text:p>
          </table:table-cell>
          <table:table-cell table:formula="of:=[.D25]" office:value-type="float" office:value="0.06" calcext:value-type="float">
            <text:p>0,06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,1</text:p>
          </table:table-cell>
          <table:table-cell office:value-type="float" office:value="3.45" calcext:value-type="float">
            <text:p>3,4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6]+273.15" office:value-type="float" office:value="318.15" calcext:value-type="float">
            <text:p>318,15</text:p>
          </table:table-cell>
          <table:table-cell table:formula="of:=[.C26]*1000" office:value-type="float" office:value="3450" calcext:value-type="float">
            <text:p>3450</text:p>
          </table:table-cell>
          <table:table-cell table:formula="of:=[.B26]" office:value-type="float" office:value="0.1" calcext:value-type="float">
            <text:p>0,1</text:p>
          </table:table-cell>
          <table:table-cell table:formula="of:=[.D26]" office:value-type="float" office:value="0.06" calcext:value-type="float">
            <text:p>0,06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,1</text:p>
          </table:table-cell>
          <table:table-cell office:value-type="float" office:value="3.28" calcext:value-type="float">
            <text:p>3,2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7]+273.15" office:value-type="float" office:value="319.15" calcext:value-type="float">
            <text:p>319,15</text:p>
          </table:table-cell>
          <table:table-cell table:formula="of:=[.C27]*1000" office:value-type="float" office:value="3280" calcext:value-type="float">
            <text:p>3280</text:p>
          </table:table-cell>
          <table:table-cell table:formula="of:=[.B27]" office:value-type="float" office:value="0.1" calcext:value-type="float">
            <text:p>0,1</text:p>
          </table:table-cell>
          <table:table-cell table:formula="of:=[.D27]" office:value-type="float" office:value="0.06" calcext:value-type="float">
            <text:p>0,06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" calcext:value-type="float">
            <text:p>0,1</text:p>
          </table:table-cell>
          <table:table-cell office:value-type="float" office:value="3.14" calcext:value-type="float">
            <text:p>3,1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8]+273.15" office:value-type="float" office:value="320.15" calcext:value-type="float">
            <text:p>320,15</text:p>
          </table:table-cell>
          <table:table-cell table:formula="of:=[.C28]*1000" office:value-type="float" office:value="3140" calcext:value-type="float">
            <text:p>3140</text:p>
          </table:table-cell>
          <table:table-cell table:formula="of:=[.B28]" office:value-type="float" office:value="0.1" calcext:value-type="float">
            <text:p>0,1</text:p>
          </table:table-cell>
          <table:table-cell table:formula="of:=[.D28]" office:value-type="float" office:value="0.06" calcext:value-type="float">
            <text:p>0,06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" calcext:value-type="float">
            <text:p>0,1</text:p>
          </table:table-cell>
          <table:table-cell office:value-type="float" office:value="3.01" calcext:value-type="float">
            <text:p>3,0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29]+273.15" office:value-type="float" office:value="321.15" calcext:value-type="float">
            <text:p>321,15</text:p>
          </table:table-cell>
          <table:table-cell table:formula="of:=[.C29]*1000" office:value-type="float" office:value="3010" calcext:value-type="float">
            <text:p>3010</text:p>
          </table:table-cell>
          <table:table-cell table:formula="of:=[.B29]" office:value-type="float" office:value="0.1" calcext:value-type="float">
            <text:p>0,1</text:p>
          </table:table-cell>
          <table:table-cell table:formula="of:=[.D29]" office:value-type="float" office:value="0.06" calcext:value-type="float">
            <text:p>0,06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" calcext:value-type="float">
            <text:p>0,1</text:p>
          </table:table-cell>
          <table:table-cell office:value-type="float" office:value="2.85" calcext:value-type="float">
            <text:p>2,8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0]+273.15" office:value-type="float" office:value="322.15" calcext:value-type="float">
            <text:p>322,15</text:p>
          </table:table-cell>
          <table:table-cell table:formula="of:=[.C30]*1000" office:value-type="float" office:value="2850" calcext:value-type="float">
            <text:p>2850</text:p>
          </table:table-cell>
          <table:table-cell table:formula="of:=[.B30]" office:value-type="float" office:value="0.1" calcext:value-type="float">
            <text:p>0,1</text:p>
          </table:table-cell>
          <table:table-cell table:formula="of:=[.D30]" office:value-type="float" office:value="0.06" calcext:value-type="float">
            <text:p>0,06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2.72" calcext:value-type="float">
            <text:p>2,7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1]+273.15" office:value-type="float" office:value="323.15" calcext:value-type="float">
            <text:p>323,15</text:p>
          </table:table-cell>
          <table:table-cell table:formula="of:=[.C31]*1000" office:value-type="float" office:value="2720" calcext:value-type="float">
            <text:p>2720</text:p>
          </table:table-cell>
          <table:table-cell table:formula="of:=[.B31]" office:value-type="float" office:value="0.1" calcext:value-type="float">
            <text:p>0,1</text:p>
          </table:table-cell>
          <table:table-cell table:formula="of:=[.D31]" office:value-type="float" office:value="0.06" calcext:value-type="float">
            <text:p>0,06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" calcext:value-type="float">
            <text:p>0,1</text:p>
          </table:table-cell>
          <table:table-cell office:value-type="float" office:value="2.62" calcext:value-type="float">
            <text:p>2,6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2]+273.15" office:value-type="float" office:value="324.15" calcext:value-type="float">
            <text:p>324,15</text:p>
          </table:table-cell>
          <table:table-cell table:formula="of:=[.C32]*1000" office:value-type="float" office:value="2620" calcext:value-type="float">
            <text:p>2620</text:p>
          </table:table-cell>
          <table:table-cell table:formula="of:=[.B32]" office:value-type="float" office:value="0.1" calcext:value-type="float">
            <text:p>0,1</text:p>
          </table:table-cell>
          <table:table-cell table:formula="of:=[.D32]" office:value-type="float" office:value="0.06" calcext:value-type="float">
            <text:p>0,06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" calcext:value-type="float">
            <text:p>0,1</text:p>
          </table:table-cell>
          <table:table-cell office:value-type="float" office:value="2.51" calcext:value-type="float">
            <text:p>2,5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3]+273.15" office:value-type="float" office:value="325.15" calcext:value-type="float">
            <text:p>325,15</text:p>
          </table:table-cell>
          <table:table-cell table:formula="of:=[.C33]*1000" office:value-type="float" office:value="2510" calcext:value-type="float">
            <text:p>2510</text:p>
          </table:table-cell>
          <table:table-cell table:formula="of:=[.B33]" office:value-type="float" office:value="0.1" calcext:value-type="float">
            <text:p>0,1</text:p>
          </table:table-cell>
          <table:table-cell table:formula="of:=[.D33]" office:value-type="float" office:value="0.06" calcext:value-type="float">
            <text:p>0,06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" calcext:value-type="float">
            <text:p>0,1</text:p>
          </table:table-cell>
          <table:table-cell office:value-type="float" office:value="2.38" calcext:value-type="float">
            <text:p>2,3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4]+273.15" office:value-type="float" office:value="326.15" calcext:value-type="float">
            <text:p>326,15</text:p>
          </table:table-cell>
          <table:table-cell table:formula="of:=[.C34]*1000" office:value-type="float" office:value="2380" calcext:value-type="float">
            <text:p>2380</text:p>
          </table:table-cell>
          <table:table-cell table:formula="of:=[.B34]" office:value-type="float" office:value="0.1" calcext:value-type="float">
            <text:p>0,1</text:p>
          </table:table-cell>
          <table:table-cell table:formula="of:=[.D34]" office:value-type="float" office:value="0.06" calcext:value-type="float">
            <text:p>0,06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" calcext:value-type="float">
            <text:p>0,1</text:p>
          </table:table-cell>
          <table:table-cell office:value-type="float" office:value="2.23" calcext:value-type="float">
            <text:p>2,23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5]+273.15" office:value-type="float" office:value="327.15" calcext:value-type="float">
            <text:p>327,15</text:p>
          </table:table-cell>
          <table:table-cell table:formula="of:=[.C35]*1000" office:value-type="float" office:value="2230" calcext:value-type="float">
            <text:p>2230</text:p>
          </table:table-cell>
          <table:table-cell table:formula="of:=[.B35]" office:value-type="float" office:value="0.1" calcext:value-type="float">
            <text:p>0,1</text:p>
          </table:table-cell>
          <table:table-cell table:formula="of:=[.D35]" office:value-type="float" office:value="0.06" calcext:value-type="float">
            <text:p>0,06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" calcext:value-type="float">
            <text:p>0,1</text:p>
          </table:table-cell>
          <table:table-cell office:value-type="float" office:value="2.11" calcext:value-type="float">
            <text:p>2,1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6]+273.15" office:value-type="float" office:value="328.15" calcext:value-type="float">
            <text:p>328,15</text:p>
          </table:table-cell>
          <table:table-cell table:formula="of:=[.C36]*1000" office:value-type="float" office:value="2110" calcext:value-type="float">
            <text:p>2110</text:p>
          </table:table-cell>
          <table:table-cell table:formula="of:=[.B36]" office:value-type="float" office:value="0.1" calcext:value-type="float">
            <text:p>0,1</text:p>
          </table:table-cell>
          <table:table-cell table:formula="of:=[.D36]" office:value-type="float" office:value="0.06" calcext:value-type="float">
            <text:p>0,06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" calcext:value-type="float">
            <text:p>0,1</text:p>
          </table:table-cell>
          <table:table-cell office:value-type="float" office:value="2.04" calcext:value-type="float">
            <text:p>2,0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7]+273.15" office:value-type="float" office:value="329.15" calcext:value-type="float">
            <text:p>329,15</text:p>
          </table:table-cell>
          <table:table-cell table:formula="of:=[.C37]*1000" office:value-type="float" office:value="2040" calcext:value-type="float">
            <text:p>2040</text:p>
          </table:table-cell>
          <table:table-cell table:formula="of:=[.B37]" office:value-type="float" office:value="0.1" calcext:value-type="float">
            <text:p>0,1</text:p>
          </table:table-cell>
          <table:table-cell table:formula="of:=[.D37]" office:value-type="float" office:value="0.06" calcext:value-type="float">
            <text:p>0,06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" calcext:value-type="float">
            <text:p>0,1</text:p>
          </table:table-cell>
          <table:table-cell office:value-type="float" office:value="1.96" calcext:value-type="float">
            <text:p>1,9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8]+273.15" office:value-type="float" office:value="330.15" calcext:value-type="float">
            <text:p>330,15</text:p>
          </table:table-cell>
          <table:table-cell table:formula="of:=[.C38]*1000" office:value-type="float" office:value="1960" calcext:value-type="float">
            <text:p>1960</text:p>
          </table:table-cell>
          <table:table-cell table:formula="of:=[.B38]" office:value-type="float" office:value="0.1" calcext:value-type="float">
            <text:p>0,1</text:p>
          </table:table-cell>
          <table:table-cell table:formula="of:=[.D38]" office:value-type="float" office:value="0.06" calcext:value-type="float">
            <text:p>0,06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.88" calcext:value-type="float">
            <text:p>1,8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[.A39]+273.15" office:value-type="float" office:value="331.15" calcext:value-type="float">
            <text:p>331,15</text:p>
          </table:table-cell>
          <table:table-cell table:formula="of:=[.C39]*1000" office:value-type="float" office:value="1880" calcext:value-type="float">
            <text:p>1880</text:p>
          </table:table-cell>
          <table:table-cell table:formula="of:=[.B39]" office:value-type="float" office:value="0.1" calcext:value-type="float">
            <text:p>0,1</text:p>
          </table:table-cell>
          <table:table-cell table:formula="of:=[.D39]" office:value-type="float" office:value="0.06" calcext:value-type="float">
            <text:p>0,06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.821" calcext:value-type="float">
            <text:p>1,821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0]+273.15" office:value-type="float" office:value="332.15" calcext:value-type="float">
            <text:p>332,15</text:p>
          </table:table-cell>
          <table:table-cell table:formula="of:=[.C40]*1000" office:value-type="float" office:value="1821" calcext:value-type="float">
            <text:p>1821</text:p>
          </table:table-cell>
          <table:table-cell table:formula="of:=[.B40]" office:value-type="float" office:value="0.1" calcext:value-type="float">
            <text:p>0,1</text:p>
          </table:table-cell>
          <table:table-cell table:formula="of:=[.D40]" office:value-type="float" office:value="0.006" calcext:value-type="float">
            <text:p>0,006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,1</text:p>
          </table:table-cell>
          <table:table-cell office:value-type="float" office:value="1.734" calcext:value-type="float">
            <text:p>1,734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1]+273.15" office:value-type="float" office:value="333.15" calcext:value-type="float">
            <text:p>333,15</text:p>
          </table:table-cell>
          <table:table-cell table:formula="of:=[.C41]*1000" office:value-type="float" office:value="1734" calcext:value-type="float">
            <text:p>1734</text:p>
          </table:table-cell>
          <table:table-cell table:formula="of:=[.B41]" office:value-type="float" office:value="0.1" calcext:value-type="float">
            <text:p>0,1</text:p>
          </table:table-cell>
          <table:table-cell table:formula="of:=[.D41]" office:value-type="float" office:value="0.006" calcext:value-type="float">
            <text:p>0,006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" calcext:value-type="float">
            <text:p>0,1</text:p>
          </table:table-cell>
          <table:table-cell office:value-type="float" office:value="1.699" calcext:value-type="float">
            <text:p>1,699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2]+273.15" office:value-type="float" office:value="334.15" calcext:value-type="float">
            <text:p>334,15</text:p>
          </table:table-cell>
          <table:table-cell table:formula="of:=[.C42]*1000" office:value-type="float" office:value="1699" calcext:value-type="float">
            <text:p>1699</text:p>
          </table:table-cell>
          <table:table-cell table:formula="of:=[.B42]" office:value-type="float" office:value="0.1" calcext:value-type="float">
            <text:p>0,1</text:p>
          </table:table-cell>
          <table:table-cell table:formula="of:=[.D42]" office:value-type="float" office:value="0.006" calcext:value-type="float">
            <text:p>0,006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" calcext:value-type="float">
            <text:p>0,1</text:p>
          </table:table-cell>
          <table:table-cell office:value-type="float" office:value="1.602" calcext:value-type="float">
            <text:p>1,602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3]+273.15" office:value-type="float" office:value="335.15" calcext:value-type="float">
            <text:p>335,15</text:p>
          </table:table-cell>
          <table:table-cell table:formula="of:=[.C43]*1000" office:value-type="float" office:value="1602" calcext:value-type="float">
            <text:p>1602</text:p>
          </table:table-cell>
          <table:table-cell table:formula="of:=[.B43]" office:value-type="float" office:value="0.1" calcext:value-type="float">
            <text:p>0,1</text:p>
          </table:table-cell>
          <table:table-cell table:formula="of:=[.D43]" office:value-type="float" office:value="0.006" calcext:value-type="float">
            <text:p>0,006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" calcext:value-type="float">
            <text:p>0,1</text:p>
          </table:table-cell>
          <table:table-cell office:value-type="float" office:value="1.568" calcext:value-type="float">
            <text:p>1,568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4]+273.15" office:value-type="float" office:value="336.15" calcext:value-type="float">
            <text:p>336,15</text:p>
          </table:table-cell>
          <table:table-cell table:formula="of:=[.C44]*1000" office:value-type="float" office:value="1568" calcext:value-type="float">
            <text:p>1568</text:p>
          </table:table-cell>
          <table:table-cell table:formula="of:=[.B44]" office:value-type="float" office:value="0.1" calcext:value-type="float">
            <text:p>0,1</text:p>
          </table:table-cell>
          <table:table-cell table:formula="of:=[.D44]" office:value-type="float" office:value="0.006" calcext:value-type="float">
            <text:p>0,006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" calcext:value-type="float">
            <text:p>0,1</text:p>
          </table:table-cell>
          <table:table-cell office:value-type="float" office:value="1.476" calcext:value-type="float">
            <text:p>1,476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5]+273.15" office:value-type="float" office:value="337.15" calcext:value-type="float">
            <text:p>337,15</text:p>
          </table:table-cell>
          <table:table-cell table:formula="of:=[.C45]*1000" office:value-type="float" office:value="1476" calcext:value-type="float">
            <text:p>1476</text:p>
          </table:table-cell>
          <table:table-cell table:formula="of:=[.B45]" office:value-type="float" office:value="0.1" calcext:value-type="float">
            <text:p>0,1</text:p>
          </table:table-cell>
          <table:table-cell table:formula="of:=[.D45]" office:value-type="float" office:value="0.006" calcext:value-type="float">
            <text:p>0,006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" calcext:value-type="float">
            <text:p>0,1</text:p>
          </table:table-cell>
          <table:table-cell office:value-type="float" office:value="1.421" calcext:value-type="float">
            <text:p>1,421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6]+273.15" office:value-type="float" office:value="338.15" calcext:value-type="float">
            <text:p>338,15</text:p>
          </table:table-cell>
          <table:table-cell table:formula="of:=[.C46]*1000" office:value-type="float" office:value="1421" calcext:value-type="float">
            <text:p>1421</text:p>
          </table:table-cell>
          <table:table-cell table:formula="of:=[.B46]" office:value-type="float" office:value="0.1" calcext:value-type="float">
            <text:p>0,1</text:p>
          </table:table-cell>
          <table:table-cell table:formula="of:=[.D46]" office:value-type="float" office:value="0.006" calcext:value-type="float">
            <text:p>0,006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" calcext:value-type="float">
            <text:p>0,1</text:p>
          </table:table-cell>
          <table:table-cell office:value-type="float" office:value="1.388" calcext:value-type="float">
            <text:p>1,388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7]+273.15" office:value-type="float" office:value="339.15" calcext:value-type="float">
            <text:p>339,15</text:p>
          </table:table-cell>
          <table:table-cell table:formula="of:=[.C47]*1000" office:value-type="float" office:value="1388" calcext:value-type="float">
            <text:p>1388</text:p>
          </table:table-cell>
          <table:table-cell table:formula="of:=[.B47]" office:value-type="float" office:value="0.1" calcext:value-type="float">
            <text:p>0,1</text:p>
          </table:table-cell>
          <table:table-cell table:formula="of:=[.D47]" office:value-type="float" office:value="0.006" calcext:value-type="float">
            <text:p>0,006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" calcext:value-type="float">
            <text:p>0,1</text:p>
          </table:table-cell>
          <table:table-cell office:value-type="float" office:value="1.347" calcext:value-type="float">
            <text:p>1,347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8]+273.15" office:value-type="float" office:value="340.15" calcext:value-type="float">
            <text:p>340,15</text:p>
          </table:table-cell>
          <table:table-cell table:formula="of:=[.C48]*1000" office:value-type="float" office:value="1347" calcext:value-type="float">
            <text:p>1347</text:p>
          </table:table-cell>
          <table:table-cell table:formula="of:=[.B48]" office:value-type="float" office:value="0.1" calcext:value-type="float">
            <text:p>0,1</text:p>
          </table:table-cell>
          <table:table-cell table:formula="of:=[.D48]" office:value-type="float" office:value="0.006" calcext:value-type="float">
            <text:p>0,006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" calcext:value-type="float">
            <text:p>0,1</text:p>
          </table:table-cell>
          <table:table-cell office:value-type="float" office:value="1.28" calcext:value-type="float">
            <text:p>1,28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49]+273.15" office:value-type="float" office:value="341.15" calcext:value-type="float">
            <text:p>341,15</text:p>
          </table:table-cell>
          <table:table-cell table:formula="of:=[.C49]*1000" office:value-type="float" office:value="1280" calcext:value-type="float">
            <text:p>1280</text:p>
          </table:table-cell>
          <table:table-cell table:formula="of:=[.B49]" office:value-type="float" office:value="0.1" calcext:value-type="float">
            <text:p>0,1</text:p>
          </table:table-cell>
          <table:table-cell table:formula="of:=[.D49]" office:value-type="float" office:value="0.006" calcext:value-type="float">
            <text:p>0,006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" calcext:value-type="float">
            <text:p>0,1</text:p>
          </table:table-cell>
          <table:table-cell office:value-type="float" office:value="1.263" calcext:value-type="float">
            <text:p>1,263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50]+273.15" office:value-type="float" office:value="342.15" calcext:value-type="float">
            <text:p>342,15</text:p>
          </table:table-cell>
          <table:table-cell table:formula="of:=[.C50]*1000" office:value-type="float" office:value="1263" calcext:value-type="float">
            <text:p>1263</text:p>
          </table:table-cell>
          <table:table-cell table:formula="of:=[.B50]" office:value-type="float" office:value="0.1" calcext:value-type="float">
            <text:p>0,1</text:p>
          </table:table-cell>
          <table:table-cell table:formula="of:=[.D50]" office:value-type="float" office:value="0.006" calcext:value-type="float">
            <text:p>0,006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" calcext:value-type="float">
            <text:p>0,1</text:p>
          </table:table-cell>
          <table:table-cell office:value-type="float" office:value="1.195" calcext:value-type="float">
            <text:p>1,195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A51]+273.15" office:value-type="float" office:value="343.15" calcext:value-type="float">
            <text:p>343,15</text:p>
          </table:table-cell>
          <table:table-cell table:formula="of:=[.C51]*1000" office:value-type="float" office:value="1195" calcext:value-type="float">
            <text:p>1195</text:p>
          </table:table-cell>
          <table:table-cell table:formula="of:=[.B51]" office:value-type="float" office:value="0.1" calcext:value-type="float">
            <text:p>0,1</text:p>
          </table:table-cell>
          <table:table-cell table:formula="of:=[.D51]" office:value-type="float" office:value="0.006" calcext:value-type="float">
            <text:p>0,006</text:p>
          </table:table-cell>
          <table:table-cell table:number-columns-repeated="7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office:value-type="string" calcext:value-type="string">
            <text:p>Fit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a <text:s text:c="14"/>= 4239.75 <text:s text:c="9"/>+/- 36.02 <text:s text:c="7"/>(0.8496%)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table:formula="of:=3988/50" office:value-type="float" office:value="79.76" calcext:value-type="float">
            <text:p>79,76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3988-4239" office:value-type="float" office:value="-251" calcext:value-type="float">
            <text:p>-251</text:p>
          </table:table-cell>
          <table:table-cell table:number-columns-repeated="10"/>
        </table:table-row>
      </table:table>
      <table:table table:name="A_3_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Regelkurve</text:p>
          </table:table-cell>
          <table:table-cell table:number-columns-repeated="5"/>
          <table:table-cell office:value-type="string" calcext:value-type="string">
            <text:p>TABELLE</text:p>
          </table:table-cell>
          <table:table-cell table:number-columns-repeated="6"/>
          <table:table-cell office:value-type="string" calcext:value-type="string">
            <text:p>PLOT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/s</text:p>
          </table:table-cell>
          <table:table-cell office:value-type="string" calcext:value-type="string">
            <text:p>Fehler/s</text:p>
          </table:table-cell>
          <table:table-cell office:value-type="string" calcext:value-type="string">
            <text:p>T/$^\circ$C</text:p>
          </table:table-cell>
          <table:table-cell office:value-type="string" calcext:value-type="string">
            <text:p>Fehler/C</text:p>
          </table:table-cell>
          <table:table-cell table:number-columns-repeated="2"/>
          <table:table-cell table:formula="of:=[.A3]" office:value-type="string" office:string-value="t/s" calcext:value-type="string">
            <text:p>t/s</text:p>
          </table:table-cell>
          <table:table-cell table:formula="of:=[.C3]" office:value-type="string" office:string-value="T/$^\circ$C" calcext:value-type="string">
            <text:p>T/$^\circ$C</text:p>
          </table:table-cell>
          <table:table-cell table:formula="of:=[.G3]" office:value-type="string" office:string-value="t/s" calcext:value-type="string">
            <text:p>t/s</text:p>
          </table:table-cell>
          <table:table-cell table:formula="of:=[.H3]" office:value-type="string" office:string-value="T/$^\circ$C" calcext:value-type="string">
            <text:p>T/$^\circ$C</text:p>
          </table:table-cell>
          <table:table-cell table:number-columns-repeated="3"/>
          <table:table-cell table:formula="of:=[.A3]" office:value-type="string" office:string-value="t/s" calcext:value-type="string">
            <text:p>t/s</text:p>
          </table:table-cell>
          <table:table-cell table:formula="of:=[.C3]" office:value-type="string" office:string-value="T/$^\circ$C" calcext:value-type="string">
            <text:p>T/$^\circ$C</text:p>
          </table:table-cell>
          <table:table-cell table:formula="of:=[.B3]" office:value-type="string" office:string-value="Fehler/s" calcext:value-type="string">
            <text:p>Fehler/s</text:p>
          </table:table-cell>
          <table:table-cell table:formula="of:=[.D3]" office:value-type="string" office:string-value="Fehler/C" calcext:value-type="string">
            <text:p>Fehler/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50.7" calcext:value-type="float">
            <text:p>50,7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4]" office:value-type="float" office:value="0" calcext:value-type="float">
            <text:p>0</text:p>
          </table:table-cell>
          <table:table-cell table:formula="of:=[.C4]" office:value-type="float" office:value="50.7" calcext:value-type="float">
            <text:p>50,7</text:p>
          </table:table-cell>
          <table:table-cell table:formula="of:=[.A13]" office:value-type="float" office:value="45" calcext:value-type="float">
            <text:p>45</text:p>
          </table:table-cell>
          <table:table-cell table:formula="of:=[.C13]" office:value-type="float" office:value="48.6" calcext:value-type="float">
            <text:p>48,6</text:p>
          </table:table-cell>
          <table:table-cell table:number-columns-repeated="3"/>
          <table:table-cell table:formula="of:=[.A4]" office:value-type="float" office:value="0" calcext:value-type="float">
            <text:p>0</text:p>
          </table:table-cell>
          <table:table-cell table:formula="of:=[.C4]" office:value-type="float" office:value="50.7" calcext:value-type="float">
            <text:p>50,7</text:p>
          </table:table-cell>
          <table:table-cell table:formula="of:=[.B4]" office:value-type="float" office:value="0.5" calcext:value-type="float">
            <text:p>0,5</text:p>
          </table:table-cell>
          <table:table-cell table:formula="of:=[.D4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50.6" calcext:value-type="float">
            <text:p>50,6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5]" office:value-type="float" office:value="5" calcext:value-type="float">
            <text:p>5</text:p>
          </table:table-cell>
          <table:table-cell table:formula="of:=[.C5]" office:value-type="float" office:value="50.6" calcext:value-type="float">
            <text:p>50,6</text:p>
          </table:table-cell>
          <table:table-cell table:formula="of:=[.A14]" office:value-type="float" office:value="50" calcext:value-type="float">
            <text:p>50</text:p>
          </table:table-cell>
          <table:table-cell table:formula="of:=[.C14]" office:value-type="float" office:value="48.5" calcext:value-type="float">
            <text:p>48,5</text:p>
          </table:table-cell>
          <table:table-cell table:number-columns-repeated="3"/>
          <table:table-cell table:formula="of:=[.A5]" office:value-type="float" office:value="5" calcext:value-type="float">
            <text:p>5</text:p>
          </table:table-cell>
          <table:table-cell table:formula="of:=[.C5]" office:value-type="float" office:value="50.6" calcext:value-type="float">
            <text:p>50,6</text:p>
          </table:table-cell>
          <table:table-cell table:formula="of:=[.B5]" office:value-type="float" office:value="0.5" calcext:value-type="float">
            <text:p>0,5</text:p>
          </table:table-cell>
          <table:table-cell table:formula="of:=[.D5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6]" office:value-type="float" office:value="10" calcext:value-type="float">
            <text:p>10</text:p>
          </table:table-cell>
          <table:table-cell table:formula="of:=[.C6]" office:value-type="float" office:value="50" calcext:value-type="float">
            <text:p>50</text:p>
          </table:table-cell>
          <table:table-cell table:formula="of:=[.A15]" office:value-type="float" office:value="55" calcext:value-type="float">
            <text:p>55</text:p>
          </table:table-cell>
          <table:table-cell table:formula="of:=[.C15]" office:value-type="float" office:value="48.4" calcext:value-type="float">
            <text:p>48,4</text:p>
          </table:table-cell>
          <table:table-cell table:number-columns-repeated="3"/>
          <table:table-cell table:formula="of:=[.A6]" office:value-type="float" office:value="10" calcext:value-type="float">
            <text:p>10</text:p>
          </table:table-cell>
          <table:table-cell table:formula="of:=[.C6]" office:value-type="float" office:value="50" calcext:value-type="float">
            <text:p>50</text:p>
          </table:table-cell>
          <table:table-cell table:formula="of:=[.B6]" office:value-type="float" office:value="0.5" calcext:value-type="float">
            <text:p>0,5</text:p>
          </table:table-cell>
          <table:table-cell table:formula="of:=[.D6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office:value-type="float" office:value="49.5" calcext:value-type="float">
            <text:p>49,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7]" office:value-type="float" office:value="15" calcext:value-type="float">
            <text:p>15</text:p>
          </table:table-cell>
          <table:table-cell table:formula="of:=[.C7]" office:value-type="float" office:value="49.5" calcext:value-type="float">
            <text:p>49,5</text:p>
          </table:table-cell>
          <table:table-cell table:formula="of:=[.A16]" office:value-type="float" office:value="60" calcext:value-type="float">
            <text:p>60</text:p>
          </table:table-cell>
          <table:table-cell table:formula="of:=[.C16]" office:value-type="float" office:value="48.4" calcext:value-type="float">
            <text:p>48,4</text:p>
          </table:table-cell>
          <table:table-cell table:number-columns-repeated="3"/>
          <table:table-cell table:formula="of:=[.A7]" office:value-type="float" office:value="15" calcext:value-type="float">
            <text:p>15</text:p>
          </table:table-cell>
          <table:table-cell table:formula="of:=[.C7]" office:value-type="float" office:value="49.5" calcext:value-type="float">
            <text:p>49,5</text:p>
          </table:table-cell>
          <table:table-cell table:formula="of:=[.B7]" office:value-type="float" office:value="0.5" calcext:value-type="float">
            <text:p>0,5</text:p>
          </table:table-cell>
          <table:table-cell table:formula="of:=[.D7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49.2" calcext:value-type="float">
            <text:p>49,2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8]" office:value-type="float" office:value="20" calcext:value-type="float">
            <text:p>20</text:p>
          </table:table-cell>
          <table:table-cell table:formula="of:=[.C8]" office:value-type="float" office:value="49.2" calcext:value-type="float">
            <text:p>49,2</text:p>
          </table:table-cell>
          <table:table-cell table:formula="of:=[.A17]" office:value-type="float" office:value="65" calcext:value-type="float">
            <text:p>65</text:p>
          </table:table-cell>
          <table:table-cell table:formula="of:=[.C17]" office:value-type="float" office:value="48.4" calcext:value-type="float">
            <text:p>48,4</text:p>
          </table:table-cell>
          <table:table-cell table:number-columns-repeated="3"/>
          <table:table-cell table:formula="of:=[.A8]" office:value-type="float" office:value="20" calcext:value-type="float">
            <text:p>20</text:p>
          </table:table-cell>
          <table:table-cell table:formula="of:=[.C8]" office:value-type="float" office:value="49.2" calcext:value-type="float">
            <text:p>49,2</text:p>
          </table:table-cell>
          <table:table-cell table:formula="of:=[.B8]" office:value-type="float" office:value="0.5" calcext:value-type="float">
            <text:p>0,5</text:p>
          </table:table-cell>
          <table:table-cell table:formula="of:=[.D8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,5</text:p>
          </table:table-cell>
          <table:table-cell office:value-type="float" office:value="48.9" calcext:value-type="float">
            <text:p>48,9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9]" office:value-type="float" office:value="25" calcext:value-type="float">
            <text:p>25</text:p>
          </table:table-cell>
          <table:table-cell table:formula="of:=[.C9]" office:value-type="float" office:value="48.9" calcext:value-type="float">
            <text:p>48,9</text:p>
          </table:table-cell>
          <table:table-cell table:formula="of:=[.A18]" office:value-type="float" office:value="70" calcext:value-type="float">
            <text:p>70</text:p>
          </table:table-cell>
          <table:table-cell table:formula="of:=[.C18]" office:value-type="float" office:value="48.4" calcext:value-type="float">
            <text:p>48,4</text:p>
          </table:table-cell>
          <table:table-cell table:number-columns-repeated="3"/>
          <table:table-cell table:formula="of:=[.A9]" office:value-type="float" office:value="25" calcext:value-type="float">
            <text:p>25</text:p>
          </table:table-cell>
          <table:table-cell table:formula="of:=[.C9]" office:value-type="float" office:value="48.9" calcext:value-type="float">
            <text:p>48,9</text:p>
          </table:table-cell>
          <table:table-cell table:formula="of:=[.B9]" office:value-type="float" office:value="0.5" calcext:value-type="float">
            <text:p>0,5</text:p>
          </table:table-cell>
          <table:table-cell table:formula="of:=[.D9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office:value-type="float" office:value="48.7" calcext:value-type="float">
            <text:p>48,7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0]" office:value-type="float" office:value="30" calcext:value-type="float">
            <text:p>30</text:p>
          </table:table-cell>
          <table:table-cell table:formula="of:=[.C10]" office:value-type="float" office:value="48.7" calcext:value-type="float">
            <text:p>48,7</text:p>
          </table:table-cell>
          <table:table-cell table:formula="of:=[.A19]" office:value-type="float" office:value="75" calcext:value-type="float">
            <text:p>75</text:p>
          </table:table-cell>
          <table:table-cell table:formula="of:=[.C19]" office:value-type="float" office:value="48.3" calcext:value-type="float">
            <text:p>48,3</text:p>
          </table:table-cell>
          <table:table-cell table:number-columns-repeated="3"/>
          <table:table-cell table:formula="of:=[.A10]" office:value-type="float" office:value="30" calcext:value-type="float">
            <text:p>30</text:p>
          </table:table-cell>
          <table:table-cell table:formula="of:=[.C10]" office:value-type="float" office:value="48.7" calcext:value-type="float">
            <text:p>48,7</text:p>
          </table:table-cell>
          <table:table-cell table:formula="of:=[.B10]" office:value-type="float" office:value="0.5" calcext:value-type="float">
            <text:p>0,5</text:p>
          </table:table-cell>
          <table:table-cell table:formula="of:=[.D10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" calcext:value-type="float">
            <text:p>0,5</text:p>
          </table:table-cell>
          <table:table-cell office:value-type="float" office:value="48.7" calcext:value-type="float">
            <text:p>48,7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1]" office:value-type="float" office:value="35" calcext:value-type="float">
            <text:p>35</text:p>
          </table:table-cell>
          <table:table-cell table:formula="of:=[.C11]" office:value-type="float" office:value="48.7" calcext:value-type="float">
            <text:p>48,7</text:p>
          </table:table-cell>
          <table:table-cell table:formula="of:=[.A20]" office:value-type="float" office:value="80" calcext:value-type="float">
            <text:p>80</text:p>
          </table:table-cell>
          <table:table-cell table:formula="of:=[.C20]" office:value-type="float" office:value="48.4" calcext:value-type="float">
            <text:p>48,4</text:p>
          </table:table-cell>
          <table:table-cell table:number-columns-repeated="3"/>
          <table:table-cell table:formula="of:=[.A11]" office:value-type="float" office:value="35" calcext:value-type="float">
            <text:p>35</text:p>
          </table:table-cell>
          <table:table-cell table:formula="of:=[.C11]" office:value-type="float" office:value="48.7" calcext:value-type="float">
            <text:p>48,7</text:p>
          </table:table-cell>
          <table:table-cell table:formula="of:=[.B11]" office:value-type="float" office:value="0.5" calcext:value-type="float">
            <text:p>0,5</text:p>
          </table:table-cell>
          <table:table-cell table:formula="of:=[.D11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,5</text:p>
          </table:table-cell>
          <table:table-cell office:value-type="float" office:value="48.5" calcext:value-type="float">
            <text:p>48,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2]" office:value-type="float" office:value="40" calcext:value-type="float">
            <text:p>40</text:p>
          </table:table-cell>
          <table:table-cell table:formula="of:=[.C12]" office:value-type="float" office:value="48.5" calcext:value-type="float">
            <text:p>48,5</text:p>
          </table:table-cell>
          <table:table-cell table:formula="of:=[.A21]" office:value-type="float" office:value="85" calcext:value-type="float">
            <text:p>85</text:p>
          </table:table-cell>
          <table:table-cell table:formula="of:=[.C21]" office:value-type="float" office:value="48.3" calcext:value-type="float">
            <text:p>48,3</text:p>
          </table:table-cell>
          <table:table-cell table:number-columns-repeated="3"/>
          <table:table-cell table:formula="of:=[.A12]" office:value-type="float" office:value="40" calcext:value-type="float">
            <text:p>40</text:p>
          </table:table-cell>
          <table:table-cell table:formula="of:=[.C12]" office:value-type="float" office:value="48.5" calcext:value-type="float">
            <text:p>48,5</text:p>
          </table:table-cell>
          <table:table-cell table:formula="of:=[.B12]" office:value-type="float" office:value="0.5" calcext:value-type="float">
            <text:p>0,5</text:p>
          </table:table-cell>
          <table:table-cell table:formula="of:=[.D12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,5</text:p>
          </table:table-cell>
          <table:table-cell office:value-type="float" office:value="48.6" calcext:value-type="float">
            <text:p>48,6</text:p>
          </table:table-cell>
          <table:table-cell office:value-type="float" office:value="0.1" calcext:value-type="float">
            <text:p>0,1</text:p>
          </table:table-cell>
          <table:table-cell table:number-columns-repeated="9"/>
          <table:table-cell table:formula="of:=[.A13]" office:value-type="float" office:value="45" calcext:value-type="float">
            <text:p>45</text:p>
          </table:table-cell>
          <table:table-cell table:formula="of:=[.C13]" office:value-type="float" office:value="48.6" calcext:value-type="float">
            <text:p>48,6</text:p>
          </table:table-cell>
          <table:table-cell table:formula="of:=[.B13]" office:value-type="float" office:value="0.5" calcext:value-type="float">
            <text:p>0,5</text:p>
          </table:table-cell>
          <table:table-cell table:formula="of:=[.D13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48.5" calcext:value-type="float">
            <text:p>48,5</text:p>
          </table:table-cell>
          <table:table-cell office:value-type="float" office:value="0.1" calcext:value-type="float">
            <text:p>0,1</text:p>
          </table:table-cell>
          <table:table-cell table:number-columns-repeated="9"/>
          <table:table-cell table:formula="of:=[.A14]" office:value-type="float" office:value="50" calcext:value-type="float">
            <text:p>50</text:p>
          </table:table-cell>
          <table:table-cell table:formula="of:=[.C14]" office:value-type="float" office:value="48.5" calcext:value-type="float">
            <text:p>48,5</text:p>
          </table:table-cell>
          <table:table-cell table:formula="of:=[.B14]" office:value-type="float" office:value="0.5" calcext:value-type="float">
            <text:p>0,5</text:p>
          </table:table-cell>
          <table:table-cell table:formula="of:=[.D14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float" office:value="48.4" calcext:value-type="float">
            <text:p>48,4</text:p>
          </table:table-cell>
          <table:table-cell office:value-type="float" office:value="0.1" calcext:value-type="float">
            <text:p>0,1</text:p>
          </table:table-cell>
          <table:table-cell table:number-columns-repeated="9"/>
          <table:table-cell table:formula="of:=[.A15]" office:value-type="float" office:value="55" calcext:value-type="float">
            <text:p>55</text:p>
          </table:table-cell>
          <table:table-cell table:formula="of:=[.C15]" office:value-type="float" office:value="48.4" calcext:value-type="float">
            <text:p>48,4</text:p>
          </table:table-cell>
          <table:table-cell table:formula="of:=[.B15]" office:value-type="float" office:value="0.5" calcext:value-type="float">
            <text:p>0,5</text:p>
          </table:table-cell>
          <table:table-cell table:formula="of:=[.D15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,5</text:p>
          </table:table-cell>
          <table:table-cell office:value-type="float" office:value="48.4" calcext:value-type="float">
            <text:p>48,4</text:p>
          </table:table-cell>
          <table:table-cell office:value-type="float" office:value="0.1" calcext:value-type="float">
            <text:p>0,1</text:p>
          </table:table-cell>
          <table:table-cell table:number-columns-repeated="9"/>
          <table:table-cell table:formula="of:=[.A16]" office:value-type="float" office:value="60" calcext:value-type="float">
            <text:p>60</text:p>
          </table:table-cell>
          <table:table-cell table:formula="of:=[.C16]" office:value-type="float" office:value="48.4" calcext:value-type="float">
            <text:p>48,4</text:p>
          </table:table-cell>
          <table:table-cell table:formula="of:=[.B16]" office:value-type="float" office:value="0.5" calcext:value-type="float">
            <text:p>0,5</text:p>
          </table:table-cell>
          <table:table-cell table:formula="of:=[.D16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,5</text:p>
          </table:table-cell>
          <table:table-cell office:value-type="float" office:value="48.4" calcext:value-type="float">
            <text:p>48,4</text:p>
          </table:table-cell>
          <table:table-cell office:value-type="float" office:value="0.1" calcext:value-type="float">
            <text:p>0,1</text:p>
          </table:table-cell>
          <table:table-cell table:number-columns-repeated="9"/>
          <table:table-cell table:formula="of:=[.A17]" office:value-type="float" office:value="65" calcext:value-type="float">
            <text:p>65</text:p>
          </table:table-cell>
          <table:table-cell table:formula="of:=[.C17]" office:value-type="float" office:value="48.4" calcext:value-type="float">
            <text:p>48,4</text:p>
          </table:table-cell>
          <table:table-cell table:formula="of:=[.B17]" office:value-type="float" office:value="0.5" calcext:value-type="float">
            <text:p>0,5</text:p>
          </table:table-cell>
          <table:table-cell table:formula="of:=[.D17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,5</text:p>
          </table:table-cell>
          <table:table-cell office:value-type="float" office:value="48.4" calcext:value-type="float">
            <text:p>48,4</text:p>
          </table:table-cell>
          <table:table-cell office:value-type="float" office:value="0.1" calcext:value-type="float">
            <text:p>0,1</text:p>
          </table:table-cell>
          <table:table-cell table:number-columns-repeated="9"/>
          <table:table-cell table:formula="of:=[.A18]" office:value-type="float" office:value="70" calcext:value-type="float">
            <text:p>70</text:p>
          </table:table-cell>
          <table:table-cell table:formula="of:=[.C18]" office:value-type="float" office:value="48.4" calcext:value-type="float">
            <text:p>48,4</text:p>
          </table:table-cell>
          <table:table-cell table:formula="of:=[.B18]" office:value-type="float" office:value="0.5" calcext:value-type="float">
            <text:p>0,5</text:p>
          </table:table-cell>
          <table:table-cell table:formula="of:=[.D18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,5</text:p>
          </table:table-cell>
          <table:table-cell office:value-type="float" office:value="48.3" calcext:value-type="float">
            <text:p>48,3</text:p>
          </table:table-cell>
          <table:table-cell office:value-type="float" office:value="0.1" calcext:value-type="float">
            <text:p>0,1</text:p>
          </table:table-cell>
          <table:table-cell table:number-columns-repeated="9"/>
          <table:table-cell table:formula="of:=[.A19]" office:value-type="float" office:value="75" calcext:value-type="float">
            <text:p>75</text:p>
          </table:table-cell>
          <table:table-cell table:formula="of:=[.C19]" office:value-type="float" office:value="48.3" calcext:value-type="float">
            <text:p>48,3</text:p>
          </table:table-cell>
          <table:table-cell table:formula="of:=[.B19]" office:value-type="float" office:value="0.5" calcext:value-type="float">
            <text:p>0,5</text:p>
          </table:table-cell>
          <table:table-cell table:formula="of:=[.D19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,5</text:p>
          </table:table-cell>
          <table:table-cell office:value-type="float" office:value="48.4" calcext:value-type="float">
            <text:p>48,4</text:p>
          </table:table-cell>
          <table:table-cell office:value-type="float" office:value="0.1" calcext:value-type="float">
            <text:p>0,1</text:p>
          </table:table-cell>
          <table:table-cell table:number-columns-repeated="9"/>
          <table:table-cell table:formula="of:=[.A20]" office:value-type="float" office:value="80" calcext:value-type="float">
            <text:p>80</text:p>
          </table:table-cell>
          <table:table-cell table:formula="of:=[.C20]" office:value-type="float" office:value="48.4" calcext:value-type="float">
            <text:p>48,4</text:p>
          </table:table-cell>
          <table:table-cell table:formula="of:=[.B20]" office:value-type="float" office:value="0.5" calcext:value-type="float">
            <text:p>0,5</text:p>
          </table:table-cell>
          <table:table-cell table:formula="of:=[.D20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,5</text:p>
          </table:table-cell>
          <table:table-cell office:value-type="float" office:value="48.3" calcext:value-type="float">
            <text:p>48,3</text:p>
          </table:table-cell>
          <table:table-cell office:value-type="float" office:value="0.1" calcext:value-type="float">
            <text:p>0,1</text:p>
          </table:table-cell>
          <table:table-cell table:number-columns-repeated="9"/>
          <table:table-cell table:formula="of:=[.A21]" office:value-type="float" office:value="85" calcext:value-type="float">
            <text:p>85</text:p>
          </table:table-cell>
          <table:table-cell table:formula="of:=[.C21]" office:value-type="float" office:value="48.3" calcext:value-type="float">
            <text:p>48,3</text:p>
          </table:table-cell>
          <table:table-cell table:formula="of:=[.B21]" office:value-type="float" office:value="0.5" calcext:value-type="float">
            <text:p>0,5</text:p>
          </table:table-cell>
          <table:table-cell table:formula="of:=[.D21]" office:value-type="float" office:value="0.1" calcext:value-type="float">
            <text:p>0,1</text:p>
          </table:table-cell>
        </table:table-row>
      </table:table>
      <table:table table:name="A_3_3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Regelkurve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/s</text:p>
          </table:table-cell>
          <table:table-cell office:value-type="string" calcext:value-type="string">
            <text:p>Fehler/s</text:p>
          </table:table-cell>
          <table:table-cell office:value-type="string" calcext:value-type="string">
            <text:p>T/$^\circ$C</text:p>
          </table:table-cell>
          <table:table-cell office:value-type="string" calcext:value-type="string">
            <text:p>Fehler/C</text:p>
          </table:table-cell>
          <table:table-cell table:number-columns-repeated="2"/>
          <table:table-cell table:formula="of:=[.A3]" office:value-type="string" office:string-value="t/s" calcext:value-type="string">
            <text:p>t/s</text:p>
          </table:table-cell>
          <table:table-cell table:formula="of:=[.C3]" office:value-type="string" office:string-value="T/$^\circ$C" calcext:value-type="string">
            <text:p>T/$^\circ$C</text:p>
          </table:table-cell>
          <table:table-cell table:formula="of:=[.B3]" office:value-type="string" office:string-value="Fehler/s" calcext:value-type="string">
            <text:p>Fehler/s</text:p>
          </table:table-cell>
          <table:table-cell table:formula="of:=[.D3]" office:value-type="string" office:string-value="Fehler/C" calcext:value-type="string">
            <text:p>Fehler/C</text:p>
          </table:table-cell>
          <table:table-cell/>
          <table:table-cell table:formula="of:=[.G3]" office:value-type="string" office:string-value="t/s" calcext:value-type="string">
            <text:p>t/s</text:p>
          </table:table-cell>
          <table:table-cell table:formula="of:=[.H3]" office:value-type="string" office:string-value="T/$^\circ$C" calcext:value-type="string">
            <text:p>T/$^\circ$C</text:p>
          </table:table-cell>
          <table:table-cell table:formula="of:=[.L3]" office:value-type="string" office:string-value="t/s" calcext:value-type="string">
            <text:p>t/s</text:p>
          </table:table-cell>
          <table:table-cell table:formula="of:=[.M3]" office:value-type="string" office:string-value="T/$^\circ$C" calcext:value-type="string">
            <text:p>T/$^\circ$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71.1" calcext:value-type="float">
            <text:p>71,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4]" office:value-type="float" office:value="0" calcext:value-type="float">
            <text:p>0</text:p>
          </table:table-cell>
          <table:table-cell table:formula="of:=[.C4]" office:value-type="float" office:value="71.1" calcext:value-type="float">
            <text:p>71,1</text:p>
          </table:table-cell>
          <table:table-cell table:formula="of:=[.B4]" office:value-type="float" office:value="0.5" calcext:value-type="float">
            <text:p>0,5</text:p>
          </table:table-cell>
          <table:table-cell table:formula="of:=[.D4]" office:value-type="float" office:value="0.1" calcext:value-type="float">
            <text:p>0,1</text:p>
          </table:table-cell>
          <table:table-cell/>
          <table:table-cell table:formula="of:=[.G4]" office:value-type="float" office:value="0" calcext:value-type="float">
            <text:p>0</text:p>
          </table:table-cell>
          <table:table-cell table:formula="of:=[.H4]" office:value-type="float" office:value="71.1" calcext:value-type="float">
            <text:p>71,1</text:p>
          </table:table-cell>
          <table:table-cell table:formula="of:=[.G13]" office:value-type="float" office:value="90" calcext:value-type="float">
            <text:p>90</text:p>
          </table:table-cell>
          <table:table-cell table:formula="of:=[.H13]" office:value-type="float" office:value="42.4" calcext:value-type="float">
            <text:p>42,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69" calcext:value-type="float">
            <text:p>69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5]" office:value-type="float" office:value="10" calcext:value-type="float">
            <text:p>10</text:p>
          </table:table-cell>
          <table:table-cell table:formula="of:=[.C5]" office:value-type="float" office:value="69" calcext:value-type="float">
            <text:p>69</text:p>
          </table:table-cell>
          <table:table-cell table:formula="of:=[.B5]" office:value-type="float" office:value="0.5" calcext:value-type="float">
            <text:p>0,5</text:p>
          </table:table-cell>
          <table:table-cell table:formula="of:=[.D5]" office:value-type="float" office:value="0.1" calcext:value-type="float">
            <text:p>0,1</text:p>
          </table:table-cell>
          <table:table-cell/>
          <table:table-cell table:formula="of:=[.G5]" office:value-type="float" office:value="10" calcext:value-type="float">
            <text:p>10</text:p>
          </table:table-cell>
          <table:table-cell table:formula="of:=[.H5]" office:value-type="float" office:value="69" calcext:value-type="float">
            <text:p>69</text:p>
          </table:table-cell>
          <table:table-cell table:formula="of:=[.G14]" office:value-type="float" office:value="100" calcext:value-type="float">
            <text:p>100</text:p>
          </table:table-cell>
          <table:table-cell table:formula="of:=[.H14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64.4" calcext:value-type="float">
            <text:p>64,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6]" office:value-type="float" office:value="20" calcext:value-type="float">
            <text:p>20</text:p>
          </table:table-cell>
          <table:table-cell table:formula="of:=[.C6]" office:value-type="float" office:value="64.4" calcext:value-type="float">
            <text:p>64,4</text:p>
          </table:table-cell>
          <table:table-cell table:formula="of:=[.B6]" office:value-type="float" office:value="0.5" calcext:value-type="float">
            <text:p>0,5</text:p>
          </table:table-cell>
          <table:table-cell table:formula="of:=[.D6]" office:value-type="float" office:value="0.1" calcext:value-type="float">
            <text:p>0,1</text:p>
          </table:table-cell>
          <table:table-cell/>
          <table:table-cell table:formula="of:=[.G6]" office:value-type="float" office:value="20" calcext:value-type="float">
            <text:p>20</text:p>
          </table:table-cell>
          <table:table-cell table:formula="of:=[.H6]" office:value-type="float" office:value="64.4" calcext:value-type="float">
            <text:p>64,4</text:p>
          </table:table-cell>
          <table:table-cell table:formula="of:=[.G15]" office:value-type="float" office:value="110" calcext:value-type="float">
            <text:p>110</text:p>
          </table:table-cell>
          <table:table-cell table:formula="of:=[.H15]" office:value-type="float" office:value="41.7" calcext:value-type="float">
            <text:p>41,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office:value-type="float" office:value="59.5" calcext:value-type="float">
            <text:p>59,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7]" office:value-type="float" office:value="30" calcext:value-type="float">
            <text:p>30</text:p>
          </table:table-cell>
          <table:table-cell table:formula="of:=[.C7]" office:value-type="float" office:value="59.5" calcext:value-type="float">
            <text:p>59,5</text:p>
          </table:table-cell>
          <table:table-cell table:formula="of:=[.B7]" office:value-type="float" office:value="0.5" calcext:value-type="float">
            <text:p>0,5</text:p>
          </table:table-cell>
          <table:table-cell table:formula="of:=[.D7]" office:value-type="float" office:value="0.1" calcext:value-type="float">
            <text:p>0,1</text:p>
          </table:table-cell>
          <table:table-cell/>
          <table:table-cell table:formula="of:=[.G7]" office:value-type="float" office:value="30" calcext:value-type="float">
            <text:p>30</text:p>
          </table:table-cell>
          <table:table-cell table:formula="of:=[.H7]" office:value-type="float" office:value="59.5" calcext:value-type="float">
            <text:p>59,5</text:p>
          </table:table-cell>
          <table:table-cell table:formula="of:=[.G16]" office:value-type="float" office:value="120" calcext:value-type="float">
            <text:p>120</text:p>
          </table:table-cell>
          <table:table-cell table:formula="of:=[.H16]" office:value-type="float" office:value="41.5" calcext:value-type="float">
            <text:p>41,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,5</text:p>
          </table:table-cell>
          <table:table-cell office:value-type="float" office:value="55.1" calcext:value-type="float">
            <text:p>55,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8]" office:value-type="float" office:value="40" calcext:value-type="float">
            <text:p>40</text:p>
          </table:table-cell>
          <table:table-cell table:formula="of:=[.C8]" office:value-type="float" office:value="55.1" calcext:value-type="float">
            <text:p>55,1</text:p>
          </table:table-cell>
          <table:table-cell table:formula="of:=[.B8]" office:value-type="float" office:value="0.5" calcext:value-type="float">
            <text:p>0,5</text:p>
          </table:table-cell>
          <table:table-cell table:formula="of:=[.D8]" office:value-type="float" office:value="0.1" calcext:value-type="float">
            <text:p>0,1</text:p>
          </table:table-cell>
          <table:table-cell/>
          <table:table-cell table:formula="of:=[.G8]" office:value-type="float" office:value="40" calcext:value-type="float">
            <text:p>40</text:p>
          </table:table-cell>
          <table:table-cell table:formula="of:=[.H8]" office:value-type="float" office:value="55.1" calcext:value-type="float">
            <text:p>55,1</text:p>
          </table:table-cell>
          <table:table-cell table:formula="of:=[.G17]" office:value-type="float" office:value="130" calcext:value-type="float">
            <text:p>130</text:p>
          </table:table-cell>
          <table:table-cell table:formula="of:=[.H17]" office:value-type="float" office:value="41.5" calcext:value-type="float">
            <text:p>41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51.2" calcext:value-type="float">
            <text:p>51,2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9]" office:value-type="float" office:value="50" calcext:value-type="float">
            <text:p>50</text:p>
          </table:table-cell>
          <table:table-cell table:formula="of:=[.C9]" office:value-type="float" office:value="51.2" calcext:value-type="float">
            <text:p>51,2</text:p>
          </table:table-cell>
          <table:table-cell table:formula="of:=[.B9]" office:value-type="float" office:value="0.5" calcext:value-type="float">
            <text:p>0,5</text:p>
          </table:table-cell>
          <table:table-cell table:formula="of:=[.D9]" office:value-type="float" office:value="0.1" calcext:value-type="float">
            <text:p>0,1</text:p>
          </table:table-cell>
          <table:table-cell/>
          <table:table-cell table:formula="of:=[.G9]" office:value-type="float" office:value="50" calcext:value-type="float">
            <text:p>50</text:p>
          </table:table-cell>
          <table:table-cell table:formula="of:=[.H9]" office:value-type="float" office:value="51.2" calcext:value-type="float">
            <text:p>51,2</text:p>
          </table:table-cell>
          <table:table-cell table:formula="of:=[.G18]" office:value-type="float" office:value="140" calcext:value-type="float">
            <text:p>140</text:p>
          </table:table-cell>
          <table:table-cell table:formula="of:=[.H18]" office:value-type="float" office:value="41.4" calcext:value-type="float">
            <text:p>41,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,5</text:p>
          </table:table-cell>
          <table:table-cell office:value-type="float" office:value="47.9" calcext:value-type="float">
            <text:p>47,9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0]" office:value-type="float" office:value="60" calcext:value-type="float">
            <text:p>60</text:p>
          </table:table-cell>
          <table:table-cell table:formula="of:=[.C10]" office:value-type="float" office:value="47.9" calcext:value-type="float">
            <text:p>47,9</text:p>
          </table:table-cell>
          <table:table-cell table:formula="of:=[.B10]" office:value-type="float" office:value="0.5" calcext:value-type="float">
            <text:p>0,5</text:p>
          </table:table-cell>
          <table:table-cell table:formula="of:=[.D10]" office:value-type="float" office:value="0.1" calcext:value-type="float">
            <text:p>0,1</text:p>
          </table:table-cell>
          <table:table-cell/>
          <table:table-cell table:formula="of:=[.G10]" office:value-type="float" office:value="60" calcext:value-type="float">
            <text:p>60</text:p>
          </table:table-cell>
          <table:table-cell table:formula="of:=[.H10]" office:value-type="float" office:value="47.9" calcext:value-type="float">
            <text:p>47,9</text:p>
          </table:table-cell>
          <table:table-cell table:formula="of:=[.G19]" office:value-type="float" office:value="150" calcext:value-type="float">
            <text:p>150</text:p>
          </table:table-cell>
          <table:table-cell table:formula="of:=[.H19]" office:value-type="float" office:value="41.4" calcext:value-type="float">
            <text:p>41,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,5</text:p>
          </table:table-cell>
          <table:table-cell office:value-type="float" office:value="45.3" calcext:value-type="float">
            <text:p>45,3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1]" office:value-type="float" office:value="70" calcext:value-type="float">
            <text:p>70</text:p>
          </table:table-cell>
          <table:table-cell table:formula="of:=[.C11]" office:value-type="float" office:value="45.3" calcext:value-type="float">
            <text:p>45,3</text:p>
          </table:table-cell>
          <table:table-cell table:formula="of:=[.B11]" office:value-type="float" office:value="0.5" calcext:value-type="float">
            <text:p>0,5</text:p>
          </table:table-cell>
          <table:table-cell table:formula="of:=[.D11]" office:value-type="float" office:value="0.1" calcext:value-type="float">
            <text:p>0,1</text:p>
          </table:table-cell>
          <table:table-cell/>
          <table:table-cell table:formula="of:=[.G11]" office:value-type="float" office:value="70" calcext:value-type="float">
            <text:p>70</text:p>
          </table:table-cell>
          <table:table-cell table:formula="of:=[.H11]" office:value-type="float" office:value="45.3" calcext:value-type="float">
            <text:p>45,3</text:p>
          </table:table-cell>
          <table:table-cell table:formula="of:=[.G20]" office:value-type="float" office:value="160" calcext:value-type="float">
            <text:p>160</text:p>
          </table:table-cell>
          <table:table-cell table:formula="of:=[.H20]" office:value-type="float" office:value="41.4" calcext:value-type="float">
            <text:p>41,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,5</text:p>
          </table:table-cell>
          <table:table-cell office:value-type="float" office:value="43.3" calcext:value-type="float">
            <text:p>43,3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2]" office:value-type="float" office:value="80" calcext:value-type="float">
            <text:p>80</text:p>
          </table:table-cell>
          <table:table-cell table:formula="of:=[.C12]" office:value-type="float" office:value="43.3" calcext:value-type="float">
            <text:p>43,3</text:p>
          </table:table-cell>
          <table:table-cell table:formula="of:=[.B12]" office:value-type="float" office:value="0.5" calcext:value-type="float">
            <text:p>0,5</text:p>
          </table:table-cell>
          <table:table-cell table:formula="of:=[.D12]" office:value-type="float" office:value="0.1" calcext:value-type="float">
            <text:p>0,1</text:p>
          </table:table-cell>
          <table:table-cell/>
          <table:table-cell table:formula="of:=[.G12]" office:value-type="float" office:value="80" calcext:value-type="float">
            <text:p>80</text:p>
          </table:table-cell>
          <table:table-cell table:formula="of:=[.H12]" office:value-type="float" office:value="43.3" calcext:value-type="float">
            <text:p>43,3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42.4" calcext:value-type="float">
            <text:p>42,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3]" office:value-type="float" office:value="90" calcext:value-type="float">
            <text:p>90</text:p>
          </table:table-cell>
          <table:table-cell table:formula="of:=[.C13]" office:value-type="float" office:value="42.4" calcext:value-type="float">
            <text:p>42,4</text:p>
          </table:table-cell>
          <table:table-cell table:formula="of:=[.B13]" office:value-type="float" office:value="0.5" calcext:value-type="float">
            <text:p>0,5</text:p>
          </table:table-cell>
          <table:table-cell table:formula="of:=[.D13]" office:value-type="float" office:value="0.1" calcext:value-type="float">
            <text:p>0,1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4]" office:value-type="float" office:value="100" calcext:value-type="float">
            <text:p>100</text:p>
          </table:table-cell>
          <table:table-cell table:formula="of:=[.C14]" office:value-type="float" office:value="42" calcext:value-type="float">
            <text:p>42</text:p>
          </table:table-cell>
          <table:table-cell table:formula="of:=[.B14]" office:value-type="float" office:value="0.5" calcext:value-type="float">
            <text:p>0,5</text:p>
          </table:table-cell>
          <table:table-cell table:formula="of:=[.D14]" office:value-type="float" office:value="0.1" calcext:value-type="float">
            <text:p>0,1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  <table:table-cell office:value-type="float" office:value="41.7" calcext:value-type="float">
            <text:p>41,7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5]" office:value-type="float" office:value="110" calcext:value-type="float">
            <text:p>110</text:p>
          </table:table-cell>
          <table:table-cell table:formula="of:=[.C15]" office:value-type="float" office:value="41.7" calcext:value-type="float">
            <text:p>41,7</text:p>
          </table:table-cell>
          <table:table-cell table:formula="of:=[.B15]" office:value-type="float" office:value="0.5" calcext:value-type="float">
            <text:p>0,5</text:p>
          </table:table-cell>
          <table:table-cell table:formula="of:=[.D15]" office:value-type="float" office:value="0.1" calcext:value-type="float">
            <text:p>0,1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office:value-type="float" office:value="41.5" calcext:value-type="float">
            <text:p>41,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6]" office:value-type="float" office:value="120" calcext:value-type="float">
            <text:p>120</text:p>
          </table:table-cell>
          <table:table-cell table:formula="of:=[.C16]" office:value-type="float" office:value="41.5" calcext:value-type="float">
            <text:p>41,5</text:p>
          </table:table-cell>
          <table:table-cell table:formula="of:=[.B16]" office:value-type="float" office:value="0.5" calcext:value-type="float">
            <text:p>0,5</text:p>
          </table:table-cell>
          <table:table-cell table:formula="of:=[.D16]" office:value-type="float" office:value="0.1" calcext:value-type="float">
            <text:p>0,1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5" calcext:value-type="float">
            <text:p>0,5</text:p>
          </table:table-cell>
          <table:table-cell office:value-type="float" office:value="41.5" calcext:value-type="float">
            <text:p>41,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7]" office:value-type="float" office:value="130" calcext:value-type="float">
            <text:p>130</text:p>
          </table:table-cell>
          <table:table-cell table:formula="of:=[.C17]" office:value-type="float" office:value="41.5" calcext:value-type="float">
            <text:p>41,5</text:p>
          </table:table-cell>
          <table:table-cell table:formula="of:=[.B17]" office:value-type="float" office:value="0.5" calcext:value-type="float">
            <text:p>0,5</text:p>
          </table:table-cell>
          <table:table-cell table:formula="of:=[.D17]" office:value-type="float" office:value="0.1" calcext:value-type="float">
            <text:p>0,1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" calcext:value-type="float">
            <text:p>0,5</text:p>
          </table:table-cell>
          <table:table-cell office:value-type="float" office:value="41.4" calcext:value-type="float">
            <text:p>41,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8]" office:value-type="float" office:value="140" calcext:value-type="float">
            <text:p>140</text:p>
          </table:table-cell>
          <table:table-cell table:formula="of:=[.C18]" office:value-type="float" office:value="41.4" calcext:value-type="float">
            <text:p>41,4</text:p>
          </table:table-cell>
          <table:table-cell table:formula="of:=[.B18]" office:value-type="float" office:value="0.5" calcext:value-type="float">
            <text:p>0,5</text:p>
          </table:table-cell>
          <table:table-cell table:formula="of:=[.D18]" office:value-type="float" office:value="0.1" calcext:value-type="float">
            <text:p>0,1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41.4" calcext:value-type="float">
            <text:p>41,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9]" office:value-type="float" office:value="150" calcext:value-type="float">
            <text:p>150</text:p>
          </table:table-cell>
          <table:table-cell table:formula="of:=[.C19]" office:value-type="float" office:value="41.4" calcext:value-type="float">
            <text:p>41,4</text:p>
          </table:table-cell>
          <table:table-cell table:formula="of:=[.B19]" office:value-type="float" office:value="0.5" calcext:value-type="float">
            <text:p>0,5</text:p>
          </table:table-cell>
          <table:table-cell table:formula="of:=[.D19]" office:value-type="float" office:value="0.1" calcext:value-type="float">
            <text:p>0,1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5" calcext:value-type="float">
            <text:p>0,5</text:p>
          </table:table-cell>
          <table:table-cell office:value-type="float" office:value="41.4" calcext:value-type="float">
            <text:p>41,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20]" office:value-type="float" office:value="160" calcext:value-type="float">
            <text:p>160</text:p>
          </table:table-cell>
          <table:table-cell table:formula="of:=[.C20]" office:value-type="float" office:value="41.4" calcext:value-type="float">
            <text:p>41,4</text:p>
          </table:table-cell>
          <table:table-cell table:formula="of:=[.B20]" office:value-type="float" office:value="0.5" calcext:value-type="float">
            <text:p>0,5</text:p>
          </table:table-cell>
          <table:table-cell table:formula="of:=[.D20]" office:value-type="float" office:value="0.1" calcext:value-type="float">
            <text:p>0,1</text:p>
          </table:table-cell>
          <table:table-cell table:number-columns-repeated="5"/>
        </table:table-row>
      </table:table>
      <table:table table:name="A_3_4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Regelkurve</text:p>
          </table:table-cell>
          <table:table-cell table:number-columns-repeated="5"/>
          <table:table-cell office:value-type="string" calcext:value-type="string">
            <text:p>Teil 4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Rf/k$\Omega$</text:p>
          </table:table-cell>
          <table:table-cell office:value-type="string" calcext:value-type="string">
            <text:p>Ri/$\Omega$</text:p>
          </table:table-cell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/s</text:p>
          </table:table-cell>
          <table:table-cell office:value-type="string" calcext:value-type="string">
            <text:p>Fehler/s</text:p>
          </table:table-cell>
          <table:table-cell office:value-type="string" calcext:value-type="string">
            <text:p>T/$^\circ$C</text:p>
          </table:table-cell>
          <table:table-cell office:value-type="string" calcext:value-type="string">
            <text:p>Fehler/C</text:p>
          </table:table-cell>
          <table:table-cell table:number-columns-repeated="2"/>
          <table:table-cell office:value-type="string" calcext:value-type="string">
            <text:p>Bild 1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string" calcext:value-type="string">
            <text:p>cons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70.9" calcext:value-type="float">
            <text:p>70,9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Bild 2</text:p>
          </table:table-cell>
          <table:table-cell office:value-type="float" office:value="470" calcext:value-type="float">
            <text:p>4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st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70.5" calcext:value-type="float">
            <text:p>70,5</text:p>
          </table:table-cell>
          <table:table-cell office:value-type="float" office:value="0.1" calcext:value-type="float">
            <text:p>0,1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69" calcext:value-type="float">
            <text:p>69</text:p>
          </table:table-cell>
          <table:table-cell office:value-type="float" office:value="0.1" calcext:value-type="float">
            <text:p>0,1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office:value-type="float" office:value="66.6" calcext:value-type="float">
            <text:p>66,6</text:p>
          </table:table-cell>
          <table:table-cell office:value-type="float" office:value="0.1" calcext:value-type="float">
            <text:p>0,1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64.1" calcext:value-type="float">
            <text:p>64,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PLOT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,5</text:p>
          </table:table-cell>
          <table:table-cell office:value-type="float" office:value="61.3" calcext:value-type="float">
            <text:p>61,3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3]" office:value-type="string" office:string-value="t/s" calcext:value-type="string">
            <text:p>t/s</text:p>
          </table:table-cell>
          <table:table-cell table:formula="of:=[.C3]" office:value-type="string" office:string-value="T/$^\circ$C" calcext:value-type="string">
            <text:p>T/$^\circ$C</text:p>
          </table:table-cell>
          <table:table-cell table:formula="of:=[.B3]" office:value-type="string" office:string-value="Fehler/s" calcext:value-type="string">
            <text:p>Fehler/s</text:p>
          </table:table-cell>
          <table:table-cell table:formula="of:=[.D3]" office:value-type="string" office:string-value="Fehler/C" calcext:value-type="string">
            <text:p>Fehler/C</text:p>
          </table:table-cell>
          <table:table-cell/>
          <table:table-cell table:formula="of:=[.G9]" office:value-type="string" office:string-value="t/s" calcext:value-type="string">
            <text:p>t/s</text:p>
          </table:table-cell>
          <table:table-cell table:formula="of:=[.H9]" office:value-type="string" office:string-value="T/$^\circ$C" calcext:value-type="string">
            <text:p>T/$^\circ$C</text:p>
          </table:table-cell>
          <table:table-cell table:formula="of:=[.L9]" office:value-type="string" office:string-value="t/s" calcext:value-type="string">
            <text:p>t/s</text:p>
          </table:table-cell>
          <table:table-cell table:formula="of:=[.M9]" office:value-type="string" office:string-value="T/$^\circ$C" calcext:value-type="string">
            <text:p>T/$^\circ$C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office:value-type="float" office:value="59.1" calcext:value-type="float">
            <text:p>59,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4]" office:value-type="float" office:value="0" calcext:value-type="float">
            <text:p>0</text:p>
          </table:table-cell>
          <table:table-cell table:formula="of:=[.C4]" office:value-type="float" office:value="70.9" calcext:value-type="float">
            <text:p>70,9</text:p>
          </table:table-cell>
          <table:table-cell table:formula="of:=[.B4]" office:value-type="float" office:value="0.5" calcext:value-type="float">
            <text:p>0,5</text:p>
          </table:table-cell>
          <table:table-cell table:formula="of:=[.D4]" office:value-type="float" office:value="0.1" calcext:value-type="float">
            <text:p>0,1</text:p>
          </table:table-cell>
          <table:table-cell/>
          <table:table-cell table:formula="of:=[.G10]" office:value-type="float" office:value="0" calcext:value-type="float">
            <text:p>0</text:p>
          </table:table-cell>
          <table:table-cell table:formula="of:=[.H10]" office:value-type="float" office:value="70.9" calcext:value-type="float">
            <text:p>70,9</text:p>
          </table:table-cell>
          <table:table-cell table:formula="of:=[.G25]" office:value-type="float" office:value="75" calcext:value-type="float">
            <text:p>75</text:p>
          </table:table-cell>
          <table:table-cell table:formula="of:=[.H25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" calcext:value-type="float">
            <text:p>0,5</text:p>
          </table:table-cell>
          <table:table-cell office:value-type="float" office:value="56.7" calcext:value-type="float">
            <text:p>56,7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5]" office:value-type="float" office:value="5" calcext:value-type="float">
            <text:p>5</text:p>
          </table:table-cell>
          <table:table-cell table:formula="of:=[.C5]" office:value-type="float" office:value="70.5" calcext:value-type="float">
            <text:p>70,5</text:p>
          </table:table-cell>
          <table:table-cell table:formula="of:=[.B5]" office:value-type="float" office:value="0.5" calcext:value-type="float">
            <text:p>0,5</text:p>
          </table:table-cell>
          <table:table-cell table:formula="of:=[.D5]" office:value-type="float" office:value="0.1" calcext:value-type="float">
            <text:p>0,1</text:p>
          </table:table-cell>
          <table:table-cell/>
          <table:table-cell table:formula="of:=[.G11]" office:value-type="float" office:value="5" calcext:value-type="float">
            <text:p>5</text:p>
          </table:table-cell>
          <table:table-cell table:formula="of:=[.H11]" office:value-type="float" office:value="70.5" calcext:value-type="float">
            <text:p>70,5</text:p>
          </table:table-cell>
          <table:table-cell table:formula="of:=[.G26]" office:value-type="float" office:value="80" calcext:value-type="float">
            <text:p>80</text:p>
          </table:table-cell>
          <table:table-cell table:formula="of:=[.H26]" office:value-type="float" office:value="42.2" calcext:value-type="float">
            <text:p>42,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,5</text:p>
          </table:table-cell>
          <table:table-cell office:value-type="float" office:value="54.3" calcext:value-type="float">
            <text:p>54,3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6]" office:value-type="float" office:value="10" calcext:value-type="float">
            <text:p>10</text:p>
          </table:table-cell>
          <table:table-cell table:formula="of:=[.C6]" office:value-type="float" office:value="69" calcext:value-type="float">
            <text:p>69</text:p>
          </table:table-cell>
          <table:table-cell table:formula="of:=[.B6]" office:value-type="float" office:value="0.5" calcext:value-type="float">
            <text:p>0,5</text:p>
          </table:table-cell>
          <table:table-cell table:formula="of:=[.D6]" office:value-type="float" office:value="0.1" calcext:value-type="float">
            <text:p>0,1</text:p>
          </table:table-cell>
          <table:table-cell/>
          <table:table-cell table:formula="of:=[.G12]" office:value-type="float" office:value="10" calcext:value-type="float">
            <text:p>10</text:p>
          </table:table-cell>
          <table:table-cell table:formula="of:=[.H12]" office:value-type="float" office:value="69" calcext:value-type="float">
            <text:p>69</text:p>
          </table:table-cell>
          <table:table-cell table:formula="of:=[.G27]" office:value-type="float" office:value="85" calcext:value-type="float">
            <text:p>85</text:p>
          </table:table-cell>
          <table:table-cell table:formula="of:=[.H27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,5</text:p>
          </table:table-cell>
          <table:table-cell office:value-type="float" office:value="52.3" calcext:value-type="float">
            <text:p>52,3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7]" office:value-type="float" office:value="15" calcext:value-type="float">
            <text:p>15</text:p>
          </table:table-cell>
          <table:table-cell table:formula="of:=[.C7]" office:value-type="float" office:value="66.6" calcext:value-type="float">
            <text:p>66,6</text:p>
          </table:table-cell>
          <table:table-cell table:formula="of:=[.B7]" office:value-type="float" office:value="0.5" calcext:value-type="float">
            <text:p>0,5</text:p>
          </table:table-cell>
          <table:table-cell table:formula="of:=[.D7]" office:value-type="float" office:value="0.1" calcext:value-type="float">
            <text:p>0,1</text:p>
          </table:table-cell>
          <table:table-cell/>
          <table:table-cell table:formula="of:=[.G13]" office:value-type="float" office:value="15" calcext:value-type="float">
            <text:p>15</text:p>
          </table:table-cell>
          <table:table-cell table:formula="of:=[.H13]" office:value-type="float" office:value="66.6" calcext:value-type="float">
            <text:p>66,6</text:p>
          </table:table-cell>
          <table:table-cell table:formula="of:=[.G28]" office:value-type="float" office:value="90" calcext:value-type="float">
            <text:p>90</text:p>
          </table:table-cell>
          <table:table-cell table:formula="of:=[.H28]" office:value-type="float" office:value="40.5" calcext:value-type="float">
            <text:p>40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50.3" calcext:value-type="float">
            <text:p>50,3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8]" office:value-type="float" office:value="20" calcext:value-type="float">
            <text:p>20</text:p>
          </table:table-cell>
          <table:table-cell table:formula="of:=[.C8]" office:value-type="float" office:value="64.1" calcext:value-type="float">
            <text:p>64,1</text:p>
          </table:table-cell>
          <table:table-cell table:formula="of:=[.B8]" office:value-type="float" office:value="0.5" calcext:value-type="float">
            <text:p>0,5</text:p>
          </table:table-cell>
          <table:table-cell table:formula="of:=[.D8]" office:value-type="float" office:value="0.1" calcext:value-type="float">
            <text:p>0,1</text:p>
          </table:table-cell>
          <table:table-cell/>
          <table:table-cell table:formula="of:=[.G14]" office:value-type="float" office:value="20" calcext:value-type="float">
            <text:p>20</text:p>
          </table:table-cell>
          <table:table-cell table:formula="of:=[.H14]" office:value-type="float" office:value="64.1" calcext:value-type="float">
            <text:p>64,1</text:p>
          </table:table-cell>
          <table:table-cell table:formula="of:=[.G29]" office:value-type="float" office:value="95" calcext:value-type="float">
            <text:p>95</text:p>
          </table:table-cell>
          <table:table-cell table:formula="of:=[.H29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float" office:value="48.4" calcext:value-type="float">
            <text:p>48,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9]" office:value-type="float" office:value="25" calcext:value-type="float">
            <text:p>25</text:p>
          </table:table-cell>
          <table:table-cell table:formula="of:=[.C9]" office:value-type="float" office:value="61.3" calcext:value-type="float">
            <text:p>61,3</text:p>
          </table:table-cell>
          <table:table-cell table:formula="of:=[.B9]" office:value-type="float" office:value="0.5" calcext:value-type="float">
            <text:p>0,5</text:p>
          </table:table-cell>
          <table:table-cell table:formula="of:=[.D9]" office:value-type="float" office:value="0.1" calcext:value-type="float">
            <text:p>0,1</text:p>
          </table:table-cell>
          <table:table-cell/>
          <table:table-cell table:formula="of:=[.G15]" office:value-type="float" office:value="25" calcext:value-type="float">
            <text:p>25</text:p>
          </table:table-cell>
          <table:table-cell table:formula="of:=[.H15]" office:value-type="float" office:value="61.3" calcext:value-type="float">
            <text:p>61,3</text:p>
          </table:table-cell>
          <table:table-cell table:formula="of:=[.G30]" office:value-type="float" office:value="100" calcext:value-type="float">
            <text:p>100</text:p>
          </table:table-cell>
          <table:table-cell table:formula="of:=[.H30]" office:value-type="float" office:value="39.7" calcext:value-type="float">
            <text:p>39,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,5</text:p>
          </table:table-cell>
          <table:table-cell office:value-type="float" office:value="47" calcext:value-type="float">
            <text:p>47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0]" office:value-type="float" office:value="30" calcext:value-type="float">
            <text:p>30</text:p>
          </table:table-cell>
          <table:table-cell table:formula="of:=[.C10]" office:value-type="float" office:value="59.1" calcext:value-type="float">
            <text:p>59,1</text:p>
          </table:table-cell>
          <table:table-cell table:formula="of:=[.B10]" office:value-type="float" office:value="0.5" calcext:value-type="float">
            <text:p>0,5</text:p>
          </table:table-cell>
          <table:table-cell table:formula="of:=[.D10]" office:value-type="float" office:value="0.1" calcext:value-type="float">
            <text:p>0,1</text:p>
          </table:table-cell>
          <table:table-cell/>
          <table:table-cell table:formula="of:=[.G16]" office:value-type="float" office:value="30" calcext:value-type="float">
            <text:p>30</text:p>
          </table:table-cell>
          <table:table-cell table:formula="of:=[.H16]" office:value-type="float" office:value="59.1" calcext:value-type="float">
            <text:p>59,1</text:p>
          </table:table-cell>
          <table:table-cell table:formula="of:=[.G31]" office:value-type="float" office:value="105" calcext:value-type="float">
            <text:p>105</text:p>
          </table:table-cell>
          <table:table-cell table:formula="of:=[.H31]" office:value-type="float" office:value="39.6" calcext:value-type="float">
            <text:p>39,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,5</text:p>
          </table:table-cell>
          <table:table-cell office:value-type="float" office:value="45.6" calcext:value-type="float">
            <text:p>45,6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1]" office:value-type="float" office:value="35" calcext:value-type="float">
            <text:p>35</text:p>
          </table:table-cell>
          <table:table-cell table:formula="of:=[.C11]" office:value-type="float" office:value="56.7" calcext:value-type="float">
            <text:p>56,7</text:p>
          </table:table-cell>
          <table:table-cell table:formula="of:=[.B11]" office:value-type="float" office:value="0.5" calcext:value-type="float">
            <text:p>0,5</text:p>
          </table:table-cell>
          <table:table-cell table:formula="of:=[.D11]" office:value-type="float" office:value="0.1" calcext:value-type="float">
            <text:p>0,1</text:p>
          </table:table-cell>
          <table:table-cell/>
          <table:table-cell table:formula="of:=[.G17]" office:value-type="float" office:value="35" calcext:value-type="float">
            <text:p>35</text:p>
          </table:table-cell>
          <table:table-cell table:formula="of:=[.H17]" office:value-type="float" office:value="56.7" calcext:value-type="float">
            <text:p>56,7</text:p>
          </table:table-cell>
          <table:table-cell table:formula="of:=[.G32]" office:value-type="float" office:value="110" calcext:value-type="float">
            <text:p>110</text:p>
          </table:table-cell>
          <table:table-cell table:formula="of:=[.H32]" office:value-type="float" office:value="39.4" calcext:value-type="float">
            <text:p>39,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,5</text:p>
          </table:table-cell>
          <table:table-cell office:value-type="float" office:value="44.4" calcext:value-type="float">
            <text:p>44,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2]" office:value-type="float" office:value="40" calcext:value-type="float">
            <text:p>40</text:p>
          </table:table-cell>
          <table:table-cell table:formula="of:=[.C12]" office:value-type="float" office:value="54.3" calcext:value-type="float">
            <text:p>54,3</text:p>
          </table:table-cell>
          <table:table-cell table:formula="of:=[.B12]" office:value-type="float" office:value="0.5" calcext:value-type="float">
            <text:p>0,5</text:p>
          </table:table-cell>
          <table:table-cell table:formula="of:=[.D12]" office:value-type="float" office:value="0.1" calcext:value-type="float">
            <text:p>0,1</text:p>
          </table:table-cell>
          <table:table-cell/>
          <table:table-cell table:formula="of:=[.G18]" office:value-type="float" office:value="40" calcext:value-type="float">
            <text:p>40</text:p>
          </table:table-cell>
          <table:table-cell table:formula="of:=[.H18]" office:value-type="float" office:value="54.3" calcext:value-type="float">
            <text:p>54,3</text:p>
          </table:table-cell>
          <table:table-cell table:formula="of:=[.G33]" office:value-type="float" office:value="115" calcext:value-type="float">
            <text:p>115</text:p>
          </table:table-cell>
          <table:table-cell table:formula="of:=[.H33]" office:value-type="float" office:value="39.3" calcext:value-type="float">
            <text:p>39,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,5</text:p>
          </table:table-cell>
          <table:table-cell office:value-type="float" office:value="43" calcext:value-type="float">
            <text:p>43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3]" office:value-type="float" office:value="45" calcext:value-type="float">
            <text:p>45</text:p>
          </table:table-cell>
          <table:table-cell table:formula="of:=[.C13]" office:value-type="float" office:value="52.3" calcext:value-type="float">
            <text:p>52,3</text:p>
          </table:table-cell>
          <table:table-cell table:formula="of:=[.B13]" office:value-type="float" office:value="0.5" calcext:value-type="float">
            <text:p>0,5</text:p>
          </table:table-cell>
          <table:table-cell table:formula="of:=[.D13]" office:value-type="float" office:value="0.1" calcext:value-type="float">
            <text:p>0,1</text:p>
          </table:table-cell>
          <table:table-cell/>
          <table:table-cell table:formula="of:=[.G19]" office:value-type="float" office:value="45" calcext:value-type="float">
            <text:p>45</text:p>
          </table:table-cell>
          <table:table-cell table:formula="of:=[.H19]" office:value-type="float" office:value="52.3" calcext:value-type="float">
            <text:p>52,3</text:p>
          </table:table-cell>
          <table:table-cell table:formula="of:=[.G34]" office:value-type="float" office:value="120" calcext:value-type="float">
            <text:p>120</text:p>
          </table:table-cell>
          <table:table-cell table:formula="of:=[.H34]" office:value-type="float" office:value="39.2" calcext:value-type="float">
            <text:p>39,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,5</text:p>
          </table:table-cell>
          <table:table-cell office:value-type="float" office:value="42.2" calcext:value-type="float">
            <text:p>42,2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4]" office:value-type="float" office:value="50" calcext:value-type="float">
            <text:p>50</text:p>
          </table:table-cell>
          <table:table-cell table:formula="of:=[.C14]" office:value-type="float" office:value="50.3" calcext:value-type="float">
            <text:p>50,3</text:p>
          </table:table-cell>
          <table:table-cell table:formula="of:=[.B14]" office:value-type="float" office:value="0.5" calcext:value-type="float">
            <text:p>0,5</text:p>
          </table:table-cell>
          <table:table-cell table:formula="of:=[.D14]" office:value-type="float" office:value="0.1" calcext:value-type="float">
            <text:p>0,1</text:p>
          </table:table-cell>
          <table:table-cell/>
          <table:table-cell table:formula="of:=[.G20]" office:value-type="float" office:value="50" calcext:value-type="float">
            <text:p>50</text:p>
          </table:table-cell>
          <table:table-cell table:formula="of:=[.H20]" office:value-type="float" office:value="50.3" calcext:value-type="float">
            <text:p>50,3</text:p>
          </table:table-cell>
          <table:table-cell table:formula="of:=[.G35]" office:value-type="float" office:value="125" calcext:value-type="float">
            <text:p>125</text:p>
          </table:table-cell>
          <table:table-cell table:formula="of:=[.H35]" office:value-type="float" office:value="39.1" calcext:value-type="float">
            <text:p>39,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,5</text:p>
          </table:table-cell>
          <table:table-cell office:value-type="float" office:value="41" calcext:value-type="float">
            <text:p>4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5]" office:value-type="float" office:value="55" calcext:value-type="float">
            <text:p>55</text:p>
          </table:table-cell>
          <table:table-cell table:formula="of:=[.C15]" office:value-type="float" office:value="48.4" calcext:value-type="float">
            <text:p>48,4</text:p>
          </table:table-cell>
          <table:table-cell table:formula="of:=[.B15]" office:value-type="float" office:value="0.5" calcext:value-type="float">
            <text:p>0,5</text:p>
          </table:table-cell>
          <table:table-cell table:formula="of:=[.D15]" office:value-type="float" office:value="0.1" calcext:value-type="float">
            <text:p>0,1</text:p>
          </table:table-cell>
          <table:table-cell/>
          <table:table-cell table:formula="of:=[.G21]" office:value-type="float" office:value="55" calcext:value-type="float">
            <text:p>55</text:p>
          </table:table-cell>
          <table:table-cell table:formula="of:=[.H21]" office:value-type="float" office:value="48.4" calcext:value-type="float">
            <text:p>48,4</text:p>
          </table:table-cell>
          <table:table-cell table:formula="of:=[.G36]" office:value-type="float" office:value="130" calcext:value-type="float">
            <text:p>130</text:p>
          </table:table-cell>
          <table:table-cell table:formula="of:=[.H36]" office:value-type="float" office:value="39.1" calcext:value-type="float">
            <text:p>39,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40.5" calcext:value-type="float">
            <text:p>40,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6]" office:value-type="float" office:value="60" calcext:value-type="float">
            <text:p>60</text:p>
          </table:table-cell>
          <table:table-cell table:formula="of:=[.C16]" office:value-type="float" office:value="47" calcext:value-type="float">
            <text:p>47</text:p>
          </table:table-cell>
          <table:table-cell table:formula="of:=[.B16]" office:value-type="float" office:value="0.5" calcext:value-type="float">
            <text:p>0,5</text:p>
          </table:table-cell>
          <table:table-cell table:formula="of:=[.D16]" office:value-type="float" office:value="0.1" calcext:value-type="float">
            <text:p>0,1</text:p>
          </table:table-cell>
          <table:table-cell/>
          <table:table-cell table:formula="of:=[.G22]" office:value-type="float" office:value="60" calcext:value-type="float">
            <text:p>60</text:p>
          </table:table-cell>
          <table:table-cell table:formula="of:=[.H22]" office:value-type="float" office:value="47" calcext:value-type="float">
            <text:p>47</text:p>
          </table:table-cell>
          <table:table-cell table:formula="of:=[.G37]" office:value-type="float" office:value="135" calcext:value-type="float">
            <text:p>135</text:p>
          </table:table-cell>
          <table:table-cell table:formula="of:=[.H37]" office:value-type="float" office:value="39.1" calcext:value-type="float">
            <text:p>39,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7]" office:value-type="float" office:value="65" calcext:value-type="float">
            <text:p>65</text:p>
          </table:table-cell>
          <table:table-cell table:formula="of:=[.C17]" office:value-type="float" office:value="45.6" calcext:value-type="float">
            <text:p>45,6</text:p>
          </table:table-cell>
          <table:table-cell table:formula="of:=[.B17]" office:value-type="float" office:value="0.5" calcext:value-type="float">
            <text:p>0,5</text:p>
          </table:table-cell>
          <table:table-cell table:formula="of:=[.D17]" office:value-type="float" office:value="0.1" calcext:value-type="float">
            <text:p>0,1</text:p>
          </table:table-cell>
          <table:table-cell/>
          <table:table-cell table:formula="of:=[.G23]" office:value-type="float" office:value="65" calcext:value-type="float">
            <text:p>65</text:p>
          </table:table-cell>
          <table:table-cell table:formula="of:=[.H23]" office:value-type="float" office:value="45.6" calcext:value-type="float">
            <text:p>45,6</text:p>
          </table:table-cell>
          <table:table-cell table:formula="of:=[.G38]" office:value-type="float" office:value="140" calcext:value-type="float">
            <text:p>140</text:p>
          </table:table-cell>
          <table:table-cell table:formula="of:=[.H38]" office:value-type="float" office:value="39.1" calcext:value-type="float">
            <text:p>39,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39.7" calcext:value-type="float">
            <text:p>39,7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8]" office:value-type="float" office:value="70" calcext:value-type="float">
            <text:p>70</text:p>
          </table:table-cell>
          <table:table-cell table:formula="of:=[.C18]" office:value-type="float" office:value="44.4" calcext:value-type="float">
            <text:p>44,4</text:p>
          </table:table-cell>
          <table:table-cell table:formula="of:=[.B18]" office:value-type="float" office:value="0.5" calcext:value-type="float">
            <text:p>0,5</text:p>
          </table:table-cell>
          <table:table-cell table:formula="of:=[.D18]" office:value-type="float" office:value="0.1" calcext:value-type="float">
            <text:p>0,1</text:p>
          </table:table-cell>
          <table:table-cell/>
          <table:table-cell table:formula="of:=[.G24]" office:value-type="float" office:value="70" calcext:value-type="float">
            <text:p>70</text:p>
          </table:table-cell>
          <table:table-cell table:formula="of:=[.H24]" office:value-type="float" office:value="44.4" calcext:value-type="float">
            <text:p>44,4</text:p>
          </table:table-cell>
          <table:table-cell table:formula="of:=[.G39]" office:value-type="float" office:value="145" calcext:value-type="float">
            <text:p>145</text:p>
          </table:table-cell>
          <table:table-cell table:formula="of:=[.H39]" office:value-type="float" office:value="39.1" calcext:value-type="float">
            <text:p>39,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39.6" calcext:value-type="float">
            <text:p>39,6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19]" office:value-type="float" office:value="75" calcext:value-type="float">
            <text:p>75</text:p>
          </table:table-cell>
          <table:table-cell table:formula="of:=[.C19]" office:value-type="float" office:value="43" calcext:value-type="float">
            <text:p>43</text:p>
          </table:table-cell>
          <table:table-cell table:formula="of:=[.B19]" office:value-type="float" office:value="0.5" calcext:value-type="float">
            <text:p>0,5</text:p>
          </table:table-cell>
          <table:table-cell table:formula="of:=[.D19]" office:value-type="float" office:value="0.1" calcext:value-type="float">
            <text:p>0,1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  <table:table-cell office:value-type="float" office:value="39.4" calcext:value-type="float">
            <text:p>39,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20]" office:value-type="float" office:value="80" calcext:value-type="float">
            <text:p>80</text:p>
          </table:table-cell>
          <table:table-cell table:formula="of:=[.C20]" office:value-type="float" office:value="42.2" calcext:value-type="float">
            <text:p>42,2</text:p>
          </table:table-cell>
          <table:table-cell table:formula="of:=[.B20]" office:value-type="float" office:value="0.5" calcext:value-type="float">
            <text:p>0,5</text:p>
          </table:table-cell>
          <table:table-cell table:formula="of:=[.D20]" office:value-type="float" office:value="0.1" calcext:value-type="float">
            <text:p>0,1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" calcext:value-type="float">
            <text:p>0,5</text:p>
          </table:table-cell>
          <table:table-cell office:value-type="float" office:value="39.3" calcext:value-type="float">
            <text:p>39,3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21]" office:value-type="float" office:value="85" calcext:value-type="float">
            <text:p>85</text:p>
          </table:table-cell>
          <table:table-cell table:formula="of:=[.C21]" office:value-type="float" office:value="41" calcext:value-type="float">
            <text:p>41</text:p>
          </table:table-cell>
          <table:table-cell table:formula="of:=[.B21]" office:value-type="float" office:value="0.5" calcext:value-type="float">
            <text:p>0,5</text:p>
          </table:table-cell>
          <table:table-cell table:formula="of:=[.D21]" office:value-type="float" office:value="0.1" calcext:value-type="float">
            <text:p>0,1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office:value-type="float" office:value="39.2" calcext:value-type="float">
            <text:p>39,2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22]" office:value-type="float" office:value="90" calcext:value-type="float">
            <text:p>90</text:p>
          </table:table-cell>
          <table:table-cell table:formula="of:=[.C22]" office:value-type="float" office:value="40.5" calcext:value-type="float">
            <text:p>40,5</text:p>
          </table:table-cell>
          <table:table-cell table:formula="of:=[.B22]" office:value-type="float" office:value="0.5" calcext:value-type="float">
            <text:p>0,5</text:p>
          </table:table-cell>
          <table:table-cell table:formula="of:=[.D22]" office:value-type="float" office:value="0.1" calcext:value-type="float">
            <text:p>0,1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,5</text:p>
          </table:table-cell>
          <table:table-cell office:value-type="float" office:value="39.1" calcext:value-type="float">
            <text:p>39,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23]" office:value-type="float" office:value="95" calcext:value-type="float">
            <text:p>95</text:p>
          </table:table-cell>
          <table:table-cell table:formula="of:=[.C23]" office:value-type="float" office:value="40" calcext:value-type="float">
            <text:p>40</text:p>
          </table:table-cell>
          <table:table-cell table:formula="of:=[.B23]" office:value-type="float" office:value="0.5" calcext:value-type="float">
            <text:p>0,5</text:p>
          </table:table-cell>
          <table:table-cell table:formula="of:=[.D23]" office:value-type="float" office:value="0.1" calcext:value-type="float">
            <text:p>0,1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5" calcext:value-type="float">
            <text:p>0,5</text:p>
          </table:table-cell>
          <table:table-cell office:value-type="float" office:value="39.1" calcext:value-type="float">
            <text:p>39,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24]" office:value-type="float" office:value="100" calcext:value-type="float">
            <text:p>100</text:p>
          </table:table-cell>
          <table:table-cell table:formula="of:=[.C24]" office:value-type="float" office:value="39.7" calcext:value-type="float">
            <text:p>39,7</text:p>
          </table:table-cell>
          <table:table-cell table:formula="of:=[.B24]" office:value-type="float" office:value="0.5" calcext:value-type="float">
            <text:p>0,5</text:p>
          </table:table-cell>
          <table:table-cell table:formula="of:=[.D24]" office:value-type="float" office:value="0.1" calcext:value-type="float">
            <text:p>0,1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,5</text:p>
          </table:table-cell>
          <table:table-cell office:value-type="float" office:value="39.1" calcext:value-type="float">
            <text:p>39,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25]" office:value-type="float" office:value="105" calcext:value-type="float">
            <text:p>105</text:p>
          </table:table-cell>
          <table:table-cell table:formula="of:=[.C25]" office:value-type="float" office:value="39.6" calcext:value-type="float">
            <text:p>39,6</text:p>
          </table:table-cell>
          <table:table-cell table:formula="of:=[.B25]" office:value-type="float" office:value="0.5" calcext:value-type="float">
            <text:p>0,5</text:p>
          </table:table-cell>
          <table:table-cell table:formula="of:=[.D25]" office:value-type="float" office:value="0.1" calcext:value-type="float">
            <text:p>0,1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" calcext:value-type="float">
            <text:p>0,5</text:p>
          </table:table-cell>
          <table:table-cell office:value-type="float" office:value="39.1" calcext:value-type="float">
            <text:p>39,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26]" office:value-type="float" office:value="110" calcext:value-type="float">
            <text:p>110</text:p>
          </table:table-cell>
          <table:table-cell table:formula="of:=[.C26]" office:value-type="float" office:value="39.4" calcext:value-type="float">
            <text:p>39,4</text:p>
          </table:table-cell>
          <table:table-cell table:formula="of:=[.B26]" office:value-type="float" office:value="0.5" calcext:value-type="float">
            <text:p>0,5</text:p>
          </table:table-cell>
          <table:table-cell table:formula="of:=[.D26]" office:value-type="float" office:value="0.1" calcext:value-type="float">
            <text:p>0,1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5" calcext:value-type="float">
            <text:p>0,5</text:p>
          </table:table-cell>
          <table:table-cell office:value-type="float" office:value="39.1" calcext:value-type="float">
            <text:p>39,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[.A27]" office:value-type="float" office:value="115" calcext:value-type="float">
            <text:p>115</text:p>
          </table:table-cell>
          <table:table-cell table:formula="of:=[.C27]" office:value-type="float" office:value="39.3" calcext:value-type="float">
            <text:p>39,3</text:p>
          </table:table-cell>
          <table:table-cell table:formula="of:=[.B27]" office:value-type="float" office:value="0.5" calcext:value-type="float">
            <text:p>0,5</text:p>
          </table:table-cell>
          <table:table-cell table:formula="of:=[.D27]" office:value-type="float" office:value="0.1" calcext:value-type="float">
            <text:p>0,1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[.A28]" office:value-type="float" office:value="120" calcext:value-type="float">
            <text:p>120</text:p>
          </table:table-cell>
          <table:table-cell table:formula="of:=[.C28]" office:value-type="float" office:value="39.2" calcext:value-type="float">
            <text:p>39,2</text:p>
          </table:table-cell>
          <table:table-cell table:formula="of:=[.B28]" office:value-type="float" office:value="0.5" calcext:value-type="float">
            <text:p>0,5</text:p>
          </table:table-cell>
          <table:table-cell table:formula="of:=[.D28]" office:value-type="float" office:value="0.1" calcext:value-type="float">
            <text:p>0,1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[.A29]" office:value-type="float" office:value="125" calcext:value-type="float">
            <text:p>125</text:p>
          </table:table-cell>
          <table:table-cell table:formula="of:=[.C29]" office:value-type="float" office:value="39.1" calcext:value-type="float">
            <text:p>39,1</text:p>
          </table:table-cell>
          <table:table-cell table:formula="of:=[.B29]" office:value-type="float" office:value="0.5" calcext:value-type="float">
            <text:p>0,5</text:p>
          </table:table-cell>
          <table:table-cell table:formula="of:=[.D29]" office:value-type="float" office:value="0.1" calcext:value-type="float">
            <text:p>0,1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[.A30]" office:value-type="float" office:value="130" calcext:value-type="float">
            <text:p>130</text:p>
          </table:table-cell>
          <table:table-cell table:formula="of:=[.C30]" office:value-type="float" office:value="39.1" calcext:value-type="float">
            <text:p>39,1</text:p>
          </table:table-cell>
          <table:table-cell table:formula="of:=[.B30]" office:value-type="float" office:value="0.5" calcext:value-type="float">
            <text:p>0,5</text:p>
          </table:table-cell>
          <table:table-cell table:formula="of:=[.D30]" office:value-type="float" office:value="0.1" calcext:value-type="float">
            <text:p>0,1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[.A31]" office:value-type="float" office:value="135" calcext:value-type="float">
            <text:p>135</text:p>
          </table:table-cell>
          <table:table-cell table:formula="of:=[.C31]" office:value-type="float" office:value="39.1" calcext:value-type="float">
            <text:p>39,1</text:p>
          </table:table-cell>
          <table:table-cell table:formula="of:=[.B31]" office:value-type="float" office:value="0.5" calcext:value-type="float">
            <text:p>0,5</text:p>
          </table:table-cell>
          <table:table-cell table:formula="of:=[.D31]" office:value-type="float" office:value="0.1" calcext:value-type="float">
            <text:p>0,1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[.A32]" office:value-type="float" office:value="140" calcext:value-type="float">
            <text:p>140</text:p>
          </table:table-cell>
          <table:table-cell table:formula="of:=[.C32]" office:value-type="float" office:value="39.1" calcext:value-type="float">
            <text:p>39,1</text:p>
          </table:table-cell>
          <table:table-cell table:formula="of:=[.B32]" office:value-type="float" office:value="0.5" calcext:value-type="float">
            <text:p>0,5</text:p>
          </table:table-cell>
          <table:table-cell table:formula="of:=[.D32]" office:value-type="float" office:value="0.1" calcext:value-type="float">
            <text:p>0,1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[.A33]" office:value-type="float" office:value="145" calcext:value-type="float">
            <text:p>145</text:p>
          </table:table-cell>
          <table:table-cell table:formula="of:=[.C33]" office:value-type="float" office:value="39.1" calcext:value-type="float">
            <text:p>39,1</text:p>
          </table:table-cell>
          <table:table-cell table:formula="of:=[.B33]" office:value-type="float" office:value="0.5" calcext:value-type="float">
            <text:p>0,5</text:p>
          </table:table-cell>
          <table:table-cell table:formula="of:=[.D33]" office:value-type="float" office:value="0.1" calcext:value-type="float">
            <text:p>0,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.00.0000</text:date>, <text:time style:data-style-name="N2" text:time-value="12:04:41.14753663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0T17:59:19.912524522</meta:creation-date>
    <meta:editing-duration>PT2H8M41S</meta:editing-duration>
    <meta:editing-cycles>12</meta:editing-cycles>
    <meta:generator>LibreOffice/4.2.7.2$Linux_x86 LibreOffice_project/420m0$Build-2</meta:generator>
    <meta:initial-creator>frederik </meta:initial-creator>
    <dc:date>2014-12-11T14:09:51.989897148</dc:date>
    <dc:creator>frederik </dc:creator>
    <meta:document-statistic meta:table-count="4" meta:cell-count="1218" meta:object-count="0"/>
  </office:meta>
</office:document-meta>
</file>